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Droid Sans Fallback" svg:font-family="'Droid Sans Fallback'" style:font-family-generic="modern" style:font-pitch="fixed"/>
    <style:font-face style:name="Droid Sans Mono" svg:font-family="'Droid Sans Mono', monospace, monospace"/>
    <style:font-face style:name="Gill Sans MT" svg:font-family="'Gill Sans MT'" style:font-family-generic="system"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Mono1" svg:font-family="'Liberation Mono', 'Courier New'"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ohit Devanagari" svg:font-family="'Lohit Devanagari'" style:font-family-generic="roman" style:font-pitch="variable"/>
    <style:font-face style:name="Lohit Hindi" svg:font-family="'Lohit Hindi'"/>
    <style:font-face style:name="Lohit Hindi1" svg:font-family="'Lohit Hindi'" style:font-family-generic="roman" style:font-pitch="variable"/>
    <style:font-face style:name="Lohit Hindi2" svg:font-family="'Lohit Hindi'" style:font-family-generic="system" style:font-pitch="variable"/>
    <style:font-face style:name="Lucida Sans Unicode" svg:font-family="'Lucida Sans Unicode'" style:font-family-generic="roman" style:font-pitch="variable"/>
    <style:font-face style:name="Noto Sans" svg:font-family="'Noto Sans'" style:font-family-generic="roman" style:font-pitch="variable"/>
    <style:font-face style:name="OpenSymbol" svg:font-family="OpenSymbol" style:font-charset="x-symbol"/>
    <style:font-face style:name="OpenSymbol1" svg:font-family="OpenSymbol"/>
    <style:font-face style:name="OpenSymbol2" svg:font-family="OpenSymbol, 'Arial Unicode MS'" style:font-family-generic="roman"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text-underline-style="solid" style:text-underline-width="auto" style:text-underline-color="font-color" officeooo:paragraph-rsid="006f4cb2"/>
    </style:style>
    <style:style style:name="P2" style:family="paragraph" style:parent-style-name="Text_20_body">
      <style:text-properties style:text-underline-style="solid" style:text-underline-width="auto" style:text-underline-color="font-color"/>
    </style:style>
    <style:style style:name="P3" style:family="paragraph" style:parent-style-name="Standard">
      <style:text-properties officeooo:rsid="0002d88f" officeooo:paragraph-rsid="006f4cb2"/>
    </style:style>
    <style:style style:name="P4" style:family="paragraph" style:parent-style-name="Standard">
      <style:text-properties officeooo:rsid="00ce615c" officeooo:paragraph-rsid="00ea8470"/>
    </style:style>
    <style:style style:name="P5" style:family="paragraph" style:parent-style-name="Standard">
      <style:text-properties officeooo:rsid="00ce615c" officeooo:paragraph-rsid="006f4cb2"/>
    </style:style>
    <style:style style:name="P6" style:family="paragraph" style:parent-style-name="Code">
      <style:text-properties fo:font-size="10.5pt" style:font-size-asian="10.5pt" style:font-size-complex="10.5pt"/>
    </style:style>
    <style:style style:name="P7" style:family="paragraph" style:parent-style-name="Code">
      <style:text-properties fo:font-size="10pt" style:font-size-asian="10pt" style:font-size-complex="10pt"/>
    </style:style>
    <style:style style:name="P8" style:family="paragraph" style:parent-style-name="Code">
      <style:text-properties fo:font-size="10pt" officeooo:paragraph-rsid="029c4713" style:font-size-asian="10pt" style:font-size-complex="10pt"/>
    </style:style>
    <style:style style:name="P9" style:family="paragraph" style:parent-style-name="Standard">
      <style:text-properties fo:font-style="italic" officeooo:rsid="01ddbda3" officeooo:paragraph-rsid="01ddbda3" style:font-style-asian="italic" style:font-style-complex="italic"/>
    </style:style>
    <style:style style:name="P10" style:family="paragraph" style:parent-style-name="Text_20_body">
      <style:text-properties fo:font-style="italic" style:font-style-asian="italic" style:font-style-complex="italic"/>
    </style:style>
    <style:style style:name="P11" style:family="paragraph" style:parent-style-name="Standard">
      <style:text-properties fo:font-style="normal" style:text-underline-style="solid" style:text-underline-width="auto" style:text-underline-color="font-color" officeooo:rsid="01ddbda3" officeooo:paragraph-rsid="01ddbda3" style:font-style-asian="normal" style:font-style-complex="normal"/>
    </style:style>
    <style:style style:name="P12"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fo:background-color="#ffffff"/>
    </style:style>
    <style:style style:name="P13" style:family="paragraph" style:parent-style-name="Text_20_body">
      <style:text-properties officeooo:paragraph-rsid="024a8677"/>
    </style:style>
    <style:style style:name="P14" style:family="paragraph" style:parent-style-name="Text_20_body">
      <style:text-properties officeooo:paragraph-rsid="024b0551"/>
    </style:style>
    <style:style style:name="P15" style:family="paragraph" style:parent-style-name="Text_20_body">
      <style:text-properties officeooo:paragraph-rsid="024cfa6d"/>
    </style:style>
    <style:style style:name="P16" style:family="paragraph" style:parent-style-name="Text_20_body">
      <style:text-properties officeooo:paragraph-rsid="0250932d"/>
    </style:style>
    <style:style style:name="P17" style:family="paragraph" style:parent-style-name="Text_20_body">
      <style:text-properties officeooo:paragraph-rsid="0251a7e1"/>
    </style:style>
    <style:style style:name="P18" style:family="paragraph" style:parent-style-name="Text_20_body">
      <style:text-properties officeooo:paragraph-rsid="02534438"/>
    </style:style>
    <style:style style:name="P19" style:family="paragraph" style:parent-style-name="Text_20_body">
      <style:text-properties officeooo:paragraph-rsid="025bb280"/>
    </style:style>
    <style:style style:name="P20" style:family="paragraph" style:parent-style-name="Text_20_body">
      <style:text-properties officeooo:paragraph-rsid="026b384e"/>
    </style:style>
    <style:style style:name="P21" style:family="paragraph" style:parent-style-name="Text_20_body">
      <style:text-properties officeooo:paragraph-rsid="0272e3da"/>
    </style:style>
    <style:style style:name="P22" style:family="paragraph" style:parent-style-name="Title">
      <style:paragraph-properties fo:text-align="center" style:justify-single-word="false"/>
      <style:text-properties officeooo:paragraph-rsid="024911b4"/>
    </style:style>
    <style:style style:name="P23" style:family="paragraph" style:parent-style-name="Text_20_body">
      <style:text-properties officeooo:rsid="027ebe9b" officeooo:paragraph-rsid="027ebe9b"/>
    </style:style>
    <style:style style:name="P24" style:family="paragraph" style:parent-style-name="Text_20_body">
      <style:text-properties officeooo:rsid="02809f15" officeooo:paragraph-rsid="02809f15"/>
    </style:style>
    <style:style style:name="P25" style:family="paragraph" style:parent-style-name="Code">
      <style:text-properties officeooo:rsid="028b7542" officeooo:paragraph-rsid="029c4713"/>
    </style:style>
    <style:style style:name="P26" style:family="paragraph" style:parent-style-name="Text_20_body">
      <style:text-properties officeooo:rsid="028b7542" officeooo:paragraph-rsid="029c4713"/>
    </style:style>
    <style:style style:name="P27" style:family="paragraph" style:parent-style-name="Code">
      <style:text-properties officeooo:paragraph-rsid="029c4713"/>
    </style:style>
    <style:style style:name="P28" style:family="paragraph" style:parent-style-name="Text_20_body">
      <style:text-properties officeooo:paragraph-rsid="029c4713"/>
    </style:style>
    <style:style style:name="P29" style:family="paragraph" style:parent-style-name="Contents_20_1">
      <style:paragraph-properties>
        <style:tab-stops>
          <style:tab-stop style:position="16.999cm" style:type="right" style:leader-style="dotted" style:leader-text="."/>
        </style:tab-stops>
      </style:paragraph-properties>
    </style:style>
    <style:style style:name="P30" style:family="paragraph" style:parent-style-name="Contents_20_2">
      <style:paragraph-properties>
        <style:tab-stops>
          <style:tab-stop style:position="16.999cm" style:type="right" style:leader-style="dotted" style:leader-text="."/>
        </style:tab-stops>
      </style:paragraph-properties>
    </style:style>
    <style:style style:name="P31" style:family="paragraph" style:parent-style-name="Contents_20_3">
      <style:paragraph-properties>
        <style:tab-stops>
          <style:tab-stop style:position="16.999cm" style:type="right" style:leader-style="dotted" style:leader-text="."/>
        </style:tab-stops>
      </style:paragraph-properties>
    </style:style>
    <style:style style:name="P32" style:family="paragraph" style:parent-style-name="Standard">
      <style:text-properties officeooo:paragraph-rsid="028ac630"/>
    </style:style>
    <style:style style:name="P33" style:family="paragraph" style:parent-style-name="Text_20_body">
      <style:text-properties officeooo:paragraph-rsid="028ac630"/>
    </style:style>
    <style:style style:name="P34" style:family="paragraph" style:parent-style-name="Text_20_body">
      <style:text-properties officeooo:rsid="0281b1bb" officeooo:paragraph-rsid="0281b1bb"/>
    </style:style>
    <style:style style:name="P35" style:family="paragraph" style:parent-style-name="Heading_20_1">
      <style:paragraph-properties fo:break-before="page"/>
    </style:style>
    <style:style style:name="P36" style:family="paragraph" style:parent-style-name="Heading_20_1" style:list-style-name=""/>
    <style:style style:name="P37" style:family="paragraph" style:parent-style-name="Heading_20_1">
      <style:text-properties officeooo:paragraph-rsid="028b7542"/>
    </style:style>
    <style:style style:name="P38" style:family="paragraph" style:parent-style-name="Heading_20_2">
      <style:paragraph-properties fo:margin-top="0.423cm" fo:margin-bottom="0.212cm" style:contextual-spacing="false" fo:keep-with-next="always"/>
      <style:text-properties style:font-name="Arial" style:font-name-asian="WenQuanYi Micro Hei" style:font-name-complex="Lohit Hindi2"/>
    </style:style>
    <style:style style:name="P39" style:family="paragraph" style:parent-style-name="Heading_20_3">
      <style:paragraph-properties fo:keep-with-next="always"/>
      <style:text-properties style:font-name="Arial" style:font-name-asian="WenQuanYi Micro Hei" style:font-name-complex="Lohit Hindi2"/>
    </style:style>
    <style:style style:name="P40" style:family="paragraph" style:parent-style-name="Standard" style:list-style-name="L1">
      <style:text-properties officeooo:rsid="00ce615c" officeooo:paragraph-rsid="006f4cb2"/>
    </style:style>
    <style:style style:name="P41" style:family="paragraph" style:parent-style-name="Standard" style:list-style-name="L1">
      <style:text-properties officeooo:rsid="02900b36" officeooo:paragraph-rsid="02900b36"/>
    </style:style>
    <style:style style:name="P42" style:family="paragraph" style:parent-style-name="Standard" style:list-style-name="L1">
      <style:text-properties officeooo:rsid="017278c8" officeooo:paragraph-rsid="006f4cb2"/>
    </style:style>
    <style:style style:name="P43" style:family="paragraph" style:parent-style-name="Text_20_body" style:list-style-name="L2"/>
    <style:style style:name="P44" style:family="paragraph" style:parent-style-name="Text_20_body" style:list-style-name="L3"/>
    <style:style style:name="P45" style:family="paragraph" style:parent-style-name="Text_20_body" style:list-style-name="L3">
      <style:text-properties officeooo:paragraph-rsid="0258f08b"/>
    </style:style>
    <style:style style:name="P46" style:family="paragraph" style:parent-style-name="Text_20_body" style:list-style-name="L3">
      <style:text-properties officeooo:rsid="0258f08b" officeooo:paragraph-rsid="0258f08b"/>
    </style:style>
    <style:style style:name="P47" style:family="paragraph" style:parent-style-name="Text_20_body" style:list-style-name="L4"/>
    <style:style style:name="P48" style:family="paragraph" style:parent-style-name="Text_20_body" style:list-style-name="L4">
      <style:text-properties officeooo:paragraph-rsid="024b0551"/>
    </style:style>
    <style:style style:name="P49" style:family="paragraph" style:parent-style-name="Text_20_body" style:list-style-name="L5"/>
    <style:style style:name="P50" style:family="paragraph" style:parent-style-name="Text_20_body" style:list-style-name="L6"/>
    <style:style style:name="P51" style:family="paragraph" style:parent-style-name="Text_20_body" style:list-style-name="L7"/>
    <style:style style:name="P52" style:family="paragraph" style:parent-style-name="Text_20_body" style:list-style-name="L8"/>
    <style:style style:name="P53" style:family="paragraph" style:parent-style-name="Text_20_body" style:list-style-name="L9"/>
    <style:style style:name="P54" style:family="paragraph" style:parent-style-name="Text_20_body" style:list-style-name="L10">
      <style:text-properties fo:font-style="italic" fo:font-weight="bold" style:font-style-asian="italic" style:font-weight-asian="bold" style:font-style-complex="italic" style:font-weight-complex="bold"/>
    </style:style>
    <style:style style:name="P55" style:family="paragraph" style:parent-style-name="Text_20_body" style:list-style-name="L12">
      <style:text-properties fo:font-style="italic" fo:font-weight="bold" style:font-style-asian="italic" style:font-weight-asian="bold" style:font-style-complex="italic" style:font-weight-complex="bold"/>
    </style:style>
    <style:style style:name="P56" style:family="paragraph" style:parent-style-name="Text_20_body" style:list-style-name="L15">
      <style:text-properties fo:font-style="italic" fo:font-weight="bold" style:font-style-asian="italic" style:font-weight-asian="bold" style:font-style-complex="italic" style:font-weight-complex="bold"/>
    </style:style>
    <style:style style:name="P57" style:family="paragraph" style:parent-style-name="Text_20_body" style:list-style-name="L19">
      <style:text-properties fo:font-style="italic" fo:font-weight="bold" style:font-style-asian="italic" style:font-weight-asian="bold" style:font-style-complex="italic" style:font-weight-complex="bold"/>
    </style:style>
    <style:style style:name="P58" style:family="paragraph" style:parent-style-name="Text_20_body" style:list-style-name="L28">
      <style:text-properties fo:font-style="italic" fo:font-weight="bold" style:font-style-asian="italic" style:font-weight-asian="bold" style:font-style-complex="italic" style:font-weight-complex="bold"/>
    </style:style>
    <style:style style:name="P59" style:family="paragraph" style:parent-style-name="Text_20_body" style:list-style-name="L18">
      <style:text-properties fo:font-style="italic" style:font-style-asian="italic" style:font-style-complex="italic"/>
    </style:style>
    <style:style style:name="P60" style:family="paragraph" style:parent-style-name="Text_20_body" style:list-style-name="L11"/>
    <style:style style:name="P61" style:family="paragraph" style:parent-style-name="Text_20_body" style:list-style-name="L13"/>
    <style:style style:name="P62" style:family="paragraph" style:parent-style-name="Text_20_body" style:list-style-name="L13">
      <style:text-properties officeooo:rsid="028b7542" officeooo:paragraph-rsid="029c4713"/>
    </style:style>
    <style:style style:name="P63" style:family="paragraph" style:parent-style-name="Text_20_body">
      <style:text-properties officeooo:rsid="028b89f1" officeooo:paragraph-rsid="029c4713"/>
    </style:style>
    <style:style style:name="P64" style:family="paragraph" style:parent-style-name="Text_20_body" style:list-style-name="L14"/>
    <style:style style:name="P65" style:family="paragraph" style:parent-style-name="Text_20_body" style:list-style-name="L16"/>
    <style:style style:name="P66" style:family="paragraph" style:parent-style-name="Text_20_body" style:list-style-name="L17"/>
    <style:style style:name="P67" style:family="paragraph" style:parent-style-name="Text_20_body" style:list-style-name="L20"/>
    <style:style style:name="P68" style:family="paragraph" style:parent-style-name="Text_20_body" style:list-style-name="L21"/>
    <style:style style:name="P69" style:family="paragraph" style:parent-style-name="Text_20_body" style:list-style-name="L22"/>
    <style:style style:name="P70" style:family="paragraph" style:parent-style-name="Text_20_body" style:list-style-name="L23"/>
    <style:style style:name="P71" style:family="paragraph" style:parent-style-name="Text_20_body" style:list-style-name="L24"/>
    <style:style style:name="P72" style:family="paragraph" style:parent-style-name="Text_20_body" style:list-style-name="L25"/>
    <style:style style:name="P73" style:family="paragraph" style:parent-style-name="Text_20_body" style:list-style-name="L26"/>
    <style:style style:name="P74" style:family="paragraph" style:parent-style-name="Text_20_body" style:list-style-name="L27"/>
    <style:style style:name="P75" style:family="paragraph" style:parent-style-name="Text_20_body">
      <style:text-properties officeooo:paragraph-rsid="029d098d"/>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fo:font-weight="bold" officeooo:rsid="028ac630" style:font-style-asian="italic" style:font-weight-asian="bold" style:font-style-complex="italic" style:font-weight-complex="bold"/>
    </style:style>
    <style:style style:name="T3" style:family="text">
      <style:text-properties fo:font-style="italic" fo:font-weight="bold" officeooo:rsid="029d098d"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fo:font-style="italic" officeooo:rsid="025bb280" style:font-style-asian="italic" style:font-style-complex="italic"/>
    </style:style>
    <style:style style:name="T6" style:family="text">
      <style:text-properties fo:font-style="italic" officeooo:rsid="02722425" style:font-style-asian="italic" style:font-style-complex="italic"/>
    </style:style>
    <style:style style:name="T7" style:family="text">
      <style:text-properties fo:font-style="italic" officeooo:rsid="0272e3da" style:font-style-asian="italic" style:font-style-complex="italic"/>
    </style:style>
    <style:style style:name="T8" style:family="text">
      <style:text-properties fo:font-style="italic" officeooo:rsid="027a7bc3" style:font-style-asian="italic" style:font-style-complex="italic"/>
    </style:style>
    <style:style style:name="T9" style:family="text">
      <style:text-properties fo:font-style="italic" officeooo:rsid="028ac630" style:font-style-asian="italic" style:font-style-complex="italic"/>
    </style:style>
    <style:style style:name="T10" style:family="text">
      <style:text-properties fo:font-style="italic" officeooo:rsid="029d098d" style:font-style-asian="italic" style:font-style-complex="italic"/>
    </style:style>
    <style:style style:name="T11" style:family="text">
      <style:text-properties fo:font-style="italic" style:text-underline-style="none" fo:font-weight="bold" style:font-style-asian="italic" style:font-weight-asian="bold" style:font-style-complex="italic" style:font-weight-complex="bold"/>
    </style:style>
    <style:style style:name="T12" style:family="text">
      <style:text-properties fo:color="#000000" loext:opacity="100%" style:font-name="Droid Sans Mono" fo:font-size="10.5pt" fo:font-weight="normal" fo:background-color="#ffffff" loext:char-shading-value="0"/>
    </style:style>
    <style:style style:name="T13" style:family="text">
      <style:text-properties style:font-name="Tahoma" fo:font-size="18pt" style:font-size-asian="18pt" style:font-size-complex="18pt"/>
    </style:style>
    <style:style style:name="T14" style:family="text">
      <style:text-properties fo:font-size="18pt" style:font-size-asian="18pt" style:font-size-complex="18pt"/>
    </style:style>
    <style:style style:name="T15" style:family="text">
      <style:text-properties officeooo:rsid="024911b4"/>
    </style:style>
    <style:style style:name="T16" style:family="text">
      <style:text-properties fo:font-weight="bold" style:font-weight-asian="bold" style:font-weight-complex="bold"/>
    </style:style>
    <style:style style:name="T17" style:family="text">
      <style:text-properties officeooo:rsid="02534438"/>
    </style:style>
    <style:style style:name="T18" style:family="text">
      <style:text-properties fo:font-style="normal" style:font-style-asian="normal" style:font-style-complex="normal"/>
    </style:style>
    <style:style style:name="T19" style:family="text">
      <style:text-properties fo:font-style="normal" officeooo:rsid="02722425" style:font-style-asian="normal" style:font-style-complex="normal"/>
    </style:style>
    <style:style style:name="T20" style:family="text">
      <style:text-properties fo:font-style="normal" officeooo:rsid="028ac630" style:font-style-asian="normal" style:font-style-complex="normal"/>
    </style:style>
    <style:style style:name="T21" style:family="text">
      <style:text-properties officeooo:rsid="025bb280"/>
    </style:style>
    <style:style style:name="T22" style:family="text">
      <style:text-properties officeooo:rsid="026b9815"/>
    </style:style>
    <style:style style:name="T23" style:family="text">
      <style:text-properties fo:color="#0451a5" loext:opacity="100%"/>
    </style:style>
    <style:style style:name="T24" style:family="text">
      <style:text-properties fo:color="#098658" loext:opacity="100%"/>
    </style:style>
    <style:style style:name="T25" style:family="text">
      <style:text-properties fo:color="#a31515" loext:opacity="100%"/>
    </style:style>
    <style:style style:name="T26" style:family="text">
      <style:text-properties officeooo:rsid="026dbf3c"/>
    </style:style>
    <style:style style:name="T27" style:family="text">
      <style:text-properties officeooo:rsid="02722425"/>
    </style:style>
    <style:style style:name="T28" style:family="text">
      <style:text-properties officeooo:rsid="0272e3da"/>
    </style:style>
    <style:style style:name="T29" style:family="text">
      <style:text-properties officeooo:rsid="0273deb4"/>
    </style:style>
    <style:style style:name="T30" style:family="text">
      <style:text-properties officeooo:rsid="027f9d81"/>
    </style:style>
    <style:style style:name="T31" style:family="text">
      <style:text-properties officeooo:rsid="0283b6d5"/>
    </style:style>
    <style:style style:name="T32" style:family="text">
      <style:text-properties officeooo:rsid="02847d39"/>
    </style:style>
    <style:style style:name="T33" style:family="text">
      <style:text-properties officeooo:rsid="028ac630"/>
    </style:style>
    <style:style style:name="T34" style:family="text">
      <style:text-properties officeooo:rsid="028b7542"/>
    </style:style>
    <style:style style:name="T35" style:family="text">
      <style:text-properties officeooo:rsid="029c4713"/>
    </style:style>
    <style:style style:name="T36" style:family="text">
      <style:text-properties officeooo:rsid="029d098d"/>
    </style:style>
    <style:style style:name="T37" style:family="text">
      <style:text-properties officeooo:rsid="029e4b36"/>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text:span text:style-name="T14">Cahier de TP <text:line-break/>« </text:span><text:span text:style-name="T13">Microservices avec Quarkus</text:span><text:span text:style-name="T14">»</text:span></text:p>
      <text:p text:style-name="P3"/>
      <text:p text:style-name="P1">Pré-requis : </text:p>
      <text:list text:style-name="L1">
        <text:list-item>
          <text:p text:style-name="P40">Git</text:p>
        </text:list-item>
        <text:list-item>
          <text:p text:style-name="P40">JDK<text:span text:style-name="T15">21</text:span>+</text:p>
        </text:list-item>
        <text:list-item>
          <text:p text:style-name="P41">Apache JMeter</text:p>
        </text:list-item>
        <text:list-item>
          <text:p text:style-name="P40">Docker</text:p>
        </text:list-item>
        <text:list-item>
          <text:p text:style-name="P40">kind </text:p>
        </text:list-item>
        <text:list-item>
          <text:p text:style-name="P40">IDE : Eclipse, VSCode ou IntelliJ <text:span text:style-name="T35">(Version Ultimate de préférence)</text:span></text:p>
        </text:list-item>
      </text:list>
      <text:p text:style-name="P5"/>
      <text:p text:style-name="P4"/>
      <text:p text:style-name="P11">Solutions des ateliers :</text:p>
      <text:p text:style-name="P9">https://github.com/dthibau/quarkus-solutions</text:p>
      <text:list text:continue-numbering="true" text:style-name="L1">
        <text:list-header>
          <text:p text:style-name="P42"/>
        </text:list-header>
      </text:list>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Table des matières</text:p>
          </text:index-title>
          <text:p text:style-name="P29"><text:a xlink:type="simple" xlink:href="#__RefHeading___Toc4057_1367180548" text:style-name="Index_20_Link" text:visited-style-name="Index_20_Link">Ateliers 1 : Développer avec Quarkus<text:tab/>3</text:a></text:p>
          <text:p text:style-name="P30"><text:a xlink:type="simple" xlink:href="#__RefHeading___Toc4059_1367180548" text:style-name="Index_20_Link" text:visited-style-name="Index_20_Link">1.1 Démarrage projet<text:tab/>3</text:a></text:p>
          <text:p text:style-name="P31"><text:a xlink:type="simple" xlink:href="#__RefHeading___Toc4061_1367180548" text:style-name="Index_20_Link" text:visited-style-name="Index_20_Link">1.1.1 Création de projet<text:tab/>3</text:a></text:p>
          <text:p text:style-name="P31"><text:a xlink:type="simple" xlink:href="#__RefHeading___Toc4063_1367180548" text:style-name="Index_20_Link" text:visited-style-name="Index_20_Link">1.1.2 Mise en place IDE<text:tab/>3</text:a></text:p>
          <text:p text:style-name="P30"><text:a xlink:type="simple" xlink:href="#__RefHeading___Toc4065_1367180548" text:style-name="Index_20_Link" text:visited-style-name="Index_20_Link">1.2 : Annotations CDI<text:tab/>4</text:a></text:p>
          <text:p text:style-name="P31"><text:a xlink:type="simple" xlink:href="#__RefHeading___Toc4067_1367180548" text:style-name="Index_20_Link" text:visited-style-name="Index_20_Link">1.2.1 Mise à jour pom.xml<text:tab/>4</text:a></text:p>
          <text:p text:style-name="P31"><text:a xlink:type="simple" xlink:href="#__RefHeading___Toc4069_1367180548" text:style-name="Index_20_Link" text:visited-style-name="Index_20_Link">1.2.2 Beans et injection<text:tab/>4</text:a></text:p>
          <text:p text:style-name="P31"><text:a xlink:type="simple" xlink:href="#__RefHeading___Toc4157_1367180548" text:style-name="Index_20_Link" text:visited-style-name="Index_20_Link">1.2.3 Intercepteurs<text:tab/>4</text:a></text:p>
          <text:p text:style-name="P30"><text:a xlink:type="simple" xlink:href="#__RefHeading___Toc4071_1367180548" text:style-name="Index_20_Link" text:visited-style-name="Index_20_Link">1.3 : Configuration, Profils, Trace, Natifs et tests<text:tab/>4</text:a></text:p>
          <text:p text:style-name="P31"><text:a xlink:type="simple" xlink:href="#__RefHeading___Toc4073_1367180548" text:style-name="Index_20_Link" text:visited-style-name="Index_20_Link">1.3.1 Configuration<text:tab/>5</text:a></text:p>
          <text:p text:style-name="P31"><text:a xlink:type="simple" xlink:href="#__RefHeading___Toc4075_1367180548" text:style-name="Index_20_Link" text:visited-style-name="Index_20_Link">1.3.2 Profils<text:tab/>5</text:a></text:p>
          <text:p text:style-name="P31"><text:a xlink:type="simple" xlink:href="#__RefHeading___Toc4077_1367180548" text:style-name="Index_20_Link" text:visited-style-name="Index_20_Link">1.3.3 Configuration des traces<text:tab/>5</text:a></text:p>
          <text:p text:style-name="P31"><text:a xlink:type="simple" xlink:href="#__RefHeading___Toc4079_1367180548" text:style-name="Index_20_Link" text:visited-style-name="Index_20_Link">1.3.4 Construction Native<text:tab/>5</text:a></text:p>
          <text:p text:style-name="P31"><text:a xlink:type="simple" xlink:href="#__RefHeading___Toc4081_1367180548" text:style-name="Index_20_Link" text:visited-style-name="Index_20_Link">1.3.5 Tests<text:tab/>6</text:a></text:p>
          <text:p text:style-name="P29"><text:a xlink:type="simple" xlink:href="#__RefHeading___Toc4143_1367180548" text:style-name="Index_20_Link" text:visited-style-name="Index_20_Link">Ateliers 2 : Persistance<text:tab/>7</text:a></text:p>
          <text:p text:style-name="P30"><text:a xlink:type="simple" xlink:href="#__RefHeading___Toc4083_1367180548" text:style-name="Index_20_Link" text:visited-style-name="Index_20_Link">2.1 Hibernate, JPA<text:tab/>7</text:a></text:p>
          <text:p text:style-name="P30"><text:a xlink:type="simple" xlink:href="#__RefHeading___Toc4085_1367180548" text:style-name="Index_20_Link" text:visited-style-name="Index_20_Link">2.2 Panache<text:tab/>7</text:a></text:p>
          <text:p text:style-name="P30"><text:a xlink:type="simple" xlink:href="#__RefHeading___Toc4087_1367180548" text:style-name="Index_20_Link" text:visited-style-name="Index_20_Link">2.3 Panache réactif<text:tab/>7</text:a></text:p>
          <text:p text:style-name="P31"><text:a xlink:type="simple" xlink:href="#__RefHeading___Toc4089_1367180548" text:style-name="Index_20_Link" text:visited-style-name="Index_20_Link">2.3.1 Mise en place du projet<text:tab/>7</text:a></text:p>
          <text:p text:style-name="P31"><text:a xlink:type="simple" xlink:href="#__RefHeading___Toc4091_1367180548" text:style-name="Index_20_Link" text:visited-style-name="Index_20_Link">2.3.2 Implémentation Repository Pattern<text:tab/>8</text:a></text:p>
          <text:p text:style-name="P30"><text:a xlink:type="simple" xlink:href="#__RefHeading___Toc4093_1367180548" text:style-name="Index_20_Link" text:visited-style-name="Index_20_Link">2.4 Panache MongoDB<text:tab/>8</text:a></text:p>
          <text:p text:style-name="P31"><text:a xlink:type="simple" xlink:href="#__RefHeading___Toc4095_1367180548" text:style-name="Index_20_Link" text:visited-style-name="Index_20_Link">2.4.1 Mise en place<text:tab/>8</text:a></text:p>
          <text:p text:style-name="P31"><text:a xlink:type="simple" xlink:href="#__RefHeading___Toc4097_1367180548" text:style-name="Index_20_Link" text:visited-style-name="Index_20_Link">2.4.2 Implémentation<text:tab/>8</text:a></text:p>
          <text:p text:style-name="P29"><text:a xlink:type="simple" xlink:href="#__RefHeading___Toc2351_3182102512" text:style-name="Index_20_Link" text:visited-style-name="Index_20_Link">Ateliers 3 : API Rest<text:tab/>9</text:a></text:p>
          <text:p text:style-name="P30"><text:a xlink:type="simple" xlink:href="#__RefHeading___Toc4145_1367180548" text:style-name="Index_20_Link" text:visited-style-name="Index_20_Link">3.1 Modèles de threads et scalabilité<text:tab/>9</text:a></text:p>
          <text:p text:style-name="P30"><text:a xlink:type="simple" xlink:href="#__RefHeading___Toc4159_1367180548" text:style-name="Index_20_Link" text:visited-style-name="Index_20_Link">3.2 Mapping JAX-RS<text:tab/>10</text:a></text:p>
          <text:p text:style-name="P31"><text:a xlink:type="simple" xlink:href="#__RefHeading___Toc4099_1367180548" text:style-name="Index_20_Link" text:visited-style-name="Index_20_Link">3.2.1 Mode impératif<text:tab/>10</text:a></text:p>
          <text:p text:style-name="P31"><text:a xlink:type="simple" xlink:href="#__RefHeading___Toc4101_1367180548" text:style-name="Index_20_Link" text:visited-style-name="Index_20_Link">3.2.2 Mode réactif<text:tab/>10</text:a></text:p>
          <text:p text:style-name="P30"><text:a xlink:type="simple" xlink:href="#__RefHeading___Toc4180_1367180548" text:style-name="Index_20_Link" text:visited-style-name="Index_20_Link">3.3 Problématiques RestFul<text:tab/>11</text:a></text:p>
          <text:p text:style-name="P31"><text:a xlink:type="simple" xlink:href="#__RefHeading___Toc4103_1367180548" text:style-name="Index_20_Link" text:visited-style-name="Index_20_Link">3.3.1 Sérialisation avec Jackson et @JsonView<text:tab/>11</text:a></text:p>
          <text:p text:style-name="P31"><text:a xlink:type="simple" xlink:href="#__RefHeading___Toc4105_1367180548" text:style-name="Index_20_Link" text:visited-style-name="Index_20_Link">3.3.2 Exceptions, Validation et OpenAPI<text:tab/>12</text:a></text:p>
          <text:p text:style-name="P29"><text:a xlink:type="simple" xlink:href="#__RefHeading___Toc4147_1367180548" text:style-name="Index_20_Link" text:visited-style-name="Index_20_Link">Ateliers 4 : Interactions RPC<text:tab/>13</text:a></text:p>
          <text:p text:style-name="P30"><text:a xlink:type="simple" xlink:href="#__RefHeading___Toc4107_1367180548" text:style-name="Index_20_Link" text:visited-style-name="Index_20_Link"><text:soft-page-break/>4.1 Rest Client<text:tab/>13</text:a></text:p>
          <text:p text:style-name="P31"><text:a xlink:type="simple" xlink:href="#__RefHeading___Toc4109_1367180548" text:style-name="Index_20_Link" text:visited-style-name="Index_20_Link">4.1.1 Appel synchrone<text:tab/>13</text:a></text:p>
          <text:p text:style-name="P31"><text:a xlink:type="simple" xlink:href="#__RefHeading___Toc4109_1367180548%20Copie%201" text:style-name="Index_20_Link" text:visited-style-name="Index_20_Link">4.1.2 Résilience<text:tab/>13</text:a></text:p>
          <text:p text:style-name="P31"><text:a xlink:type="simple" xlink:href="#__RefHeading___Toc4111_1367180548" text:style-name="Index_20_Link" text:visited-style-name="Index_20_Link">4.1.3 Appel réactif<text:tab/>13</text:a></text:p>
          <text:p text:style-name="P30"><text:a xlink:type="simple" xlink:href="#__RefHeading___Toc4113_1367180548" text:style-name="Index_20_Link" text:visited-style-name="Index_20_Link">4.2 SOAP Client<text:tab/>13</text:a></text:p>
          <text:p text:style-name="P29"><text:a xlink:type="simple" xlink:href="#__RefHeading___Toc4149_1367180548" text:style-name="Index_20_Link" text:visited-style-name="Index_20_Link">Ateliers 5 : Reactive Messaging<text:tab/>16</text:a></text:p>
          <text:p text:style-name="P30"><text:a xlink:type="simple" xlink:href="#__RefHeading___Toc4115_1367180548" text:style-name="Index_20_Link" text:visited-style-name="Index_20_Link">5.1 Émission de message vers topic Kafka<text:tab/>16</text:a></text:p>
          <text:p text:style-name="P30"><text:a xlink:type="simple" xlink:href="#__RefHeading___Toc4117_1367180548" text:style-name="Index_20_Link" text:visited-style-name="Index_20_Link">5.2 Consommation de message<text:tab/>16</text:a></text:p>
          <text:p text:style-name="P30"><text:a xlink:type="simple" xlink:href="#__RefHeading___Toc4119_1367180548" text:style-name="Index_20_Link" text:visited-style-name="Index_20_Link">5.3 SSE<text:tab/>16</text:a></text:p>
          <text:p text:style-name="P29"><text:a xlink:type="simple" xlink:href="#__RefHeading___Toc4151_1367180548" text:style-name="Index_20_Link" text:visited-style-name="Index_20_Link">Ateliers 6 : Sécurité<text:tab/>17</text:a></text:p>
          <text:p text:style-name="P30"><text:a xlink:type="simple" xlink:href="#__RefHeading___Toc4121_1367180548" text:style-name="Index_20_Link" text:visited-style-name="Index_20_Link">6.1 Authentification HTTP<text:tab/>17</text:a></text:p>
          <text:p text:style-name="P30"><text:a xlink:type="simple" xlink:href="#__RefHeading___Toc4123_1367180548" text:style-name="Index_20_Link" text:visited-style-name="Index_20_Link">6.2 OpenID Connect<text:tab/>17</text:a></text:p>
          <text:p text:style-name="P31"><text:a xlink:type="simple" xlink:href="#__RefHeading___Toc4125_1367180548" text:style-name="Index_20_Link" text:visited-style-name="Index_20_Link">6.2.1 Mise en place<text:tab/>17</text:a></text:p>
          <text:p text:style-name="P31"><text:a xlink:type="simple" xlink:href="#__RefHeading___Toc4127_1367180548" text:style-name="Index_20_Link" text:visited-style-name="Index_20_Link">6.2.2 OpenID Connect<text:tab/>17</text:a></text:p>
          <text:p text:style-name="P30"><text:a xlink:type="simple" xlink:href="#__RefHeading___Toc4129_1367180548" text:style-name="Index_20_Link" text:visited-style-name="Index_20_Link">6.3 Propagation de jeton<text:tab/>17</text:a></text:p>
          <text:p text:style-name="P30"><text:a xlink:type="simple" xlink:href="#__RefHeading___Toc4131_1367180548" text:style-name="Index_20_Link" text:visited-style-name="Index_20_Link">6.3 Client credentials<text:tab/>18</text:a></text:p>
          <text:p text:style-name="P29"><text:a xlink:type="simple" xlink:href="#__RefHeading___Toc4153_1367180548" text:style-name="Index_20_Link" text:visited-style-name="Index_20_Link">Atelier 7: Containers<text:tab/>19</text:a></text:p>
          <text:p text:style-name="P30"><text:a xlink:type="simple" xlink:href="#__RefHeading___Toc4133_1367180548" text:style-name="Index_20_Link" text:visited-style-name="Index_20_Link">7.1 Construction d’image<text:tab/>19</text:a></text:p>
          <text:p text:style-name="P30"><text:a xlink:type="simple" xlink:href="#__RefHeading___Toc4135_1367180548" text:style-name="Index_20_Link" text:visited-style-name="Index_20_Link">7.2 Ressources Kubernetes<text:tab/>19</text:a></text:p>
          <text:p text:style-name="P30"><text:a xlink:type="simple" xlink:href="#__RefHeading___Toc4137_1367180548" text:style-name="Index_20_Link" text:visited-style-name="Index_20_Link">7.3 Remote development mode<text:tab/>20</text:a></text:p>
          <text:p text:style-name="P29"><text:a xlink:type="simple" xlink:href="#__RefHeading___Toc4155_1367180548" text:style-name="Index_20_Link" text:visited-style-name="Index_20_Link">Ateliers 8. Observabilité<text:tab/>22</text:a></text:p>
          <text:p text:style-name="P30"><text:a xlink:type="simple" xlink:href="#__RefHeading___Toc4139_1367180548" text:style-name="Index_20_Link" text:visited-style-name="Index_20_Link">8.1 Health check<text:tab/>22</text:a></text:p>
          <text:p text:style-name="P30"><text:a xlink:type="simple" xlink:href="#__RefHeading___Toc4141_1367180548" text:style-name="Index_20_Link" text:visited-style-name="Index_20_Link">8.2 Tracing distribué<text:tab/>23</text:a></text:p>
          <text:p text:style-name="P30"><text:a xlink:type="simple" xlink:href="#__RefHeading___Toc4161_1367180548" text:style-name="Index_20_Link" text:visited-style-name="Index_20_Link">8.3 Métriques<text:tab/>24</text:a></text:p>
        </text:index-body>
      </text:table-of-content>
      <text:h text:style-name="Heading_20_1" text:outline-level="1"/>
      <text:h text:style-name="P38" text:outline-level="2"/>
      <text:h text:style-name="P35" text:outline-level="1"><text:bookmark-start text:name="__RefHeading___Toc4057_1367180548"/>Ateliers 1 : Développer avec Quarkus<text:bookmark-end text:name="__RefHeading___Toc4057_1367180548"/></text:h>
      <text:h text:style-name="Heading_20_2" text:outline-level="2"><text:bookmark-start text:name="__RefHeading___Toc4059_1367180548"/>1.1 Démarrage projet<text:bookmark-end text:name="__RefHeading___Toc4059_1367180548"/></text:h>
      <text:p text:style-name="Text_20_body">Objectifs :</text:p>
      <text:list text:style-name="L2">
        <text:list-item>
          <text:p text:style-name="P43">Installation de Quarkus CLI</text:p>
        </text:list-item>
        <text:list-item>
          <text:p text:style-name="P43">Découverte DevUI</text:p>
        </text:list-item>
        <text:list-item>
          <text:p text:style-name="P43">Création premier projet</text:p>
        </text:list-item>
      </text:list>
      <text:h text:style-name="Heading_20_3" text:outline-level="3"><text:bookmark-start text:name="__RefHeading___Toc4061_1367180548"/>1.1.1 Création de projet<text:bookmark-end text:name="__RefHeading___Toc4061_1367180548"/></text:h>
      <text:p text:style-name="Text_20_body">Installer Quarkus CLI :</text:p>
      <text:p text:style-name="P10">https://quarkus.io/guides/cli-tooling#installing-the-cli</text:p>
      <text:p text:style-name="P75">Créer un projet <text:span text:style-name="T3">hello-world</text:span><text:span text:style-name="T1"> </text:span>avec l’extension rest</text:p>
      <text:p text:style-name="Code">$ quarkus create app org.formation:<text:span text:style-name="T36">hello-world</text:span> \</text:p>
      <text:p text:style-name="Code">--extension=quarkus-rest</text:p>
      <text:p text:style-name="Code">$ cd <text:span text:style-name="T36">hello-world</text:span></text:p>
      <text:p text:style-name="Code">$ quarkus dev</text:p>
      <text:p text:style-name="Text_20_body">Accéder à la page d’accueil et :</text:p>
      <text:list text:style-name="L3">
        <text:list-item>
          <text:p text:style-name="P45">La ressource <text:span text:style-name="T4">/hello</text:span></text:p>
        </text:list-item>
        <text:list-item>
          <text:p text:style-name="P44">Visiter la DevUI</text:p>
        </text:list-item>
        <text:list-item>
          <text:p text:style-name="P46"><text:span text:style-name="T18">Modifier le code source de </text:span><text:span text:style-name="T4">GreetingResource</text:span></text:p>
        </text:list-item>
      </text:list>
      <text:p text:style-name="Text_20_body">Lister les extensions disponibles pour le projet :</text:p>
      <text:p text:style-name="Code">$ quarkus ext ls</text:p>
      <text:h text:style-name="Heading_20_3" text:outline-level="3"><text:bookmark-start text:name="__RefHeading___Toc4063_1367180548"/>1.1.2 Mise en place IDE<text:bookmark-end text:name="__RefHeading___Toc4063_1367180548"/></text:h>
      <text:p text:style-name="Text_20_body">Installer les plugins pour l’IDE de votre choix</text:p>
      <text:p text:style-name="Text_20_body">Puis importer le projet Maven dans votre IDE</text:p>
      <text:p text:style-name="Text_20_body">Visualiser :</text:p>
      <text:list text:style-name="L4">
        <text:list-item>
          <text:p text:style-name="P47">le fichier <text:span text:style-name="T1">pom.xml</text:span></text:p>
        </text:list-item>
        <text:list-item>
          <text:p text:style-name="P47">la classe présente dans <text:span text:style-name="T1">src/main/java</text:span></text:p>
        </text:list-item>
        <text:list-item>
          <text:p text:style-name="P47">le répertoire <text:span text:style-name="T1">docker</text:span></text:p>
        </text:list-item>
        <text:list-item>
          <text:p text:style-name="P48">le répertoire <text:span text:style-name="T1">src/main/resources</text:span></text:p>
        </text:list-item>
        <text:list-item>
          <text:p text:style-name="P48">la classe de test présente dans <text:span text:style-name="T1">src/test/java</text:span></text:p>
        </text:list-item>
      </text:list>
      <text:p text:style-name="Text_20_body">Ensuite :</text:p>
      <text:p text:style-name="Text_20_body">1. Visualisez la ressource <text:span text:style-name="T1">/hello</text:span> dans un navigateur</text:p>
      <text:p text:style-name="Text_20_body">2. Modifier le fichier <text:span text:style-name="T1">GreetingResource</text:span></text:p>
      <text:p text:style-name="Text_20_body">3. Faire un reload dans le navigateur</text:p>
      <text:p text:style-name="Text_20_body"><text:soft-page-break/>4. Provoquer une erreur</text:p>
      <text:p text:style-name="Text_20_body">5. Faire un reload</text:p>
      <text:h text:style-name="Heading_20_2" text:outline-level="2"><text:bookmark-start text:name="__RefHeading___Toc4065_1367180548"/>1.2 : Annotations CDI<text:bookmark-end text:name="__RefHeading___Toc4065_1367180548"/></text:h>
      <text:p text:style-name="Text_20_body">Objectifs</text:p>
      <text:list text:style-name="L5">
        <text:list-item>
          <text:p text:style-name="P49">Annotations CDI</text:p>
        </text:list-item>
        <text:list-item>
          <text:p text:style-name="P49">Exemple d’intercepteur</text:p>
        </text:list-item>
      </text:list>
      <text:h text:style-name="Heading_20_3" text:outline-level="3"><text:bookmark-start text:name="__RefHeading___Toc4067_1367180548"/>1.2.1 Mise à jour pom.xml<text:bookmark-end text:name="__RefHeading___Toc4067_1367180548"/></text:h>
      <text:p text:style-name="Text_20_body">Ajouter une dépendance sur lombok en éditant votre <text:span text:style-name="T4">pom.xml</text:span> :</text:p>
      <text:p text:style-name="Code"><text:bookmark-start text:name="__DdeLink__4168_1367180548"/>&lt;lombok.version&gt;1.18.30&lt;/lombok.version&gt;<text:bookmark-end text:name="__DdeLink__4168_1367180548"/></text:p>
      <text:p text:style-name="Code"><text:bookmark-start text:name="__DdeLink__4166_1367180548"/>&lt;dependency&gt;</text:p>
      <text:p text:style-name="Code">&lt;groupId&gt;org.projectlombok&lt;/groupId&gt;</text:p>
      <text:p text:style-name="Code">&lt;artifactId&gt;lombok&lt;/artifactId&gt;</text:p>
      <text:p text:style-name="Code">&lt;version&gt;${lombok.version}&lt;/version&gt;</text:p>
      <text:p text:style-name="Code">&lt;scope&gt;provided&lt;/scope&gt;</text:p>
      <text:p text:style-name="Code">&lt;/dependency&gt;<text:bookmark-end text:name="__DdeLink__4166_1367180548"/></text:p>
      <text:p text:style-name="Text_20_body">Ajouter également une bibliothèque de sérialisation JSON, par exemple :</text:p>
      <text:p text:style-name="Code">$ quarkus ext add quarkus-rest-jackson</text:p>
      <text:h text:style-name="P39" text:outline-level="3"><text:bookmark-start text:name="__RefHeading___Toc4069_1367180548"/>1.2.2 Beans et injection<text:bookmark-end text:name="__RefHeading___Toc4069_1367180548"/></text:h>
      <text:p text:style-name="P19"><text:span text:style-name="T21">Supprimer le bean </text:span><text:span text:style-name="T5">GreetingResource</text:span><text:span text:style-name="T21"> </text:span></text:p>
      <text:p text:style-name="P19">Récupérer les sources fournis</text:p>
      <text:p text:style-name="Text_20_body">Annotez les sources fournis afin que le endpoint <text:span text:style-name="T1">localhost:8080/livraisons</text:span> renvoie un tableau d’objets <text:span text:style-name="T4">Livraison</text:span> en JSON</text:p>
      <text:p text:style-name="Text_20_body"/>
      <text:h text:style-name="Heading_20_3" text:outline-level="3"><text:bookmark-start text:name="__RefHeading___Toc4157_1367180548"/>1.2.3 Intercepteurs<text:bookmark-end text:name="__RefHeading___Toc4157_1367180548"/></text:h>
      <text:p text:style-name="Text_20_body">Définissez un intercepteur <text:span text:style-name="T1">@Logged</text:span> tel que présenter dans les slides.</text:p>
      <text:p text:style-name="Text_20_body">L’appliquer :</text:p>
      <text:list text:style-name="L6">
        <text:list-item>
          <text:p text:style-name="P50">sur la méthode <text:span text:style-name="T1">findAll()</text:span> de <text:span text:style-name="T1">LivraisonController</text:span></text:p>
        </text:list-item>
        <text:list-item>
          <text:p text:style-name="P50">sur toutes les méthodes de <text:span text:style-name="T1">LivraisonServiceImpl</text:span></text:p>
        </text:list-item>
      </text:list>
      <text:h text:style-name="P38" text:outline-level="2"><text:bookmark-start text:name="__RefHeading___Toc4071_1367180548"/>1.3 : Configuration, Profils, Trace, Natifs et tests<text:bookmark-end text:name="__RefHeading___Toc4071_1367180548"/></text:h>
      <text:p text:style-name="P2">Objectifs</text:p>
      <text:list text:style-name="L7">
        <text:list-item>
          <text:p text:style-name="P51">Configuration propriétés Quarkus</text:p>
        </text:list-item>
        <text:list-item>
          <text:p text:style-name="P51">Objets de configuration</text:p>
        </text:list-item>
        <text:list-item>
          <text:p text:style-name="P51">Injection de propriété</text:p>
        </text:list-item>
        <text:list-item>
          <text:p text:style-name="P51"><text:soft-page-break/>Profils de configuration</text:p>
        </text:list-item>
      </text:list>
      <text:h text:style-name="P39" text:outline-level="3"><text:bookmark-start text:name="__RefHeading___Toc4073_1367180548"/>1.3.1 Configuration<text:bookmark-end text:name="__RefHeading___Toc4073_1367180548"/></text:h>
      <text:p text:style-name="Text_20_body">Configurer Quarkus afin que le serveur écoute sur le port 8000</text:p>
      <text:p text:style-name="Text_20_body">Définir une interface qui définit les propriétés d’un service de notification offrant une API Restful :</text:p>
      <text:list text:style-name="L8">
        <text:list-item>
          <text:p text:style-name="P52"><text:span text:style-name="T4">protocol</text:span> : http ou https, valeur par défaut : « http »</text:p>
        </text:list-item>
        <text:list-item>
          <text:p text:style-name="P52"><text:span text:style-name="T4">host</text:span> : Non vide</text:p>
        </text:list-item>
        <text:list-item>
          <text:p text:style-name="P52"><text:span text:style-name="T4">port</text:span> : Optionnel</text:p>
        </text:list-item>
        <text:list-item>
          <text:p text:style-name="P52"><text:span text:style-name="T4">rootUrl</text:span> : Optionnel</text:p>
        </text:list-item>
        <text:list-item>
          <text:p text:style-name="P52"><text:span text:style-name="T4">token</text:span> : Longueur minimale 10 caractères</text:p>
        </text:list-item>
      </text:list>
      <text:p text:style-name="Text_20_body">Ajouter l’extension <text:span text:style-name="T1">quarkus-hibernate-validator</text:span></text:p>
      <text:p text:style-name="Text_20_body">Ajouter des contraintes de validation et vérifier quelles sont effectives</text:p>
      <text:p text:style-name="Text_20_body">S’injecter la configuration dans le bean <text:span text:style-name="T1">LivraisonServiceImpl</text:span> et afficher les valeurs de config dans la méthode d’initialisation</text:p>
      <text:h text:style-name="P39" text:outline-level="3"><text:bookmark-start text:name="__RefHeading___Toc4075_1367180548"/>1.3.2 Profils<text:bookmark-end text:name="__RefHeading___Toc4075_1367180548"/></text:h>
      <text:p text:style-name="Text_20_body">Définir un autre port pour le profil de <text:span text:style-name="T1">prod</text:span></text:p>
      <text:p text:style-name="Text_20_body">Construire un jar avec</text:p>
      <text:p text:style-name="Code">./mvnw package</text:p>
      <text:p text:style-name="P14">Démarrer ensuite l’application via :</text:p>
      <text:p text:style-name="Code">java -jar target/quarkus-app/quarkus-run.jar</text:p>
      <text:p text:style-name="Text_20_body">Vérifier que le profil <text:span text:style-name="T1">prod</text:span> est activé</text:p>
      <text:p text:style-name="Text_20_body">Définir un autre port pour le profil <text:span text:style-name="T1">staging</text:span></text:p>
      <text:p text:style-name="Text_20_body">Fixer la propriété <text:span text:style-name="T4">quarkus.application.name</text:span> pour ce profil</text:p>
      <text:p text:style-name="Text_20_body">Construire un jar avec</text:p>
      <text:p text:style-name="Code">./mvnw package -Dquarkus.profile=staging</text:p>
      <text:p text:style-name="Text_20_body">Démarrer l’application via :</text:p>
      <text:p text:style-name="Code">java -jar target/quarkus-app/quarkus-run.jar</text:p>
      <text:p text:style-name="Text_20_body">Et vérifier les profils activés</text:p>
      <text:h text:style-name="P39" text:outline-level="3"><text:bookmark-start text:name="__RefHeading___Toc4077_1367180548"/>1.3.3 Configuration des traces<text:bookmark-end text:name="__RefHeading___Toc4077_1367180548"/></text:h>
      <text:p text:style-name="Text_20_body">Activer le mode <text:span text:style-name="T27">WARN</text:span> pour le logger root, sauf pour le package <text:span text:style-name="T6">org.formation </text:span><text:span text:style-name="T19">qui sera en mode DEBUG</text:span></text:p>
      <text:p text:style-name="Text_20_body">Générer un message de DEBUG dans la classe Controller ou Service</text:p>
      <text:h text:style-name="P39" text:outline-level="3"><text:bookmark-start text:name="__RefHeading___Toc4079_1367180548"/>1.3.4 Construction Native<text:bookmark-end text:name="__RefHeading___Toc4079_1367180548"/></text:h>
      <text:p text:style-name="P2">Si Linux :</text:p>
      <text:p text:style-name="Text_20_body">Construire un artefact natif en utilisant docker comme machine de build, l’exécuter</text:p>
      <text:p text:style-name="Code">quarkus build --native --no-tests \</text:p>
      <text:p text:style-name="Code"><text:soft-page-break/>-Dquarkus.native.container-build=true</text:p>
      <text:p text:style-name="Text_20_body">Exécuter l’exécutable natif :</text:p>
      <text:p text:style-name="Code">target/delivery-service-1.0.0-SNAPSHOT-runner</text:p>
      <text:p text:style-name="P2">Image Docker</text:p>
      <text:p text:style-name="Text_20_body">Ajouter l’extension <text:span text:style-name="T11">container-image-docker</text:span></text:p>
      <text:p text:style-name="Text_20_body">Construire une image Docker contenant l’artefact natif</text:p>
      <text:p text:style-name="Code">./mvnw package -Pnative \</text:p>
      <text:p text:style-name="Code">-Dquarkus.native.container-build=true \</text:p>
      <text:p text:style-name="Code">-Dquarkus.container-image.build=true</text:p>
      <text:p text:style-name="P14">L’exécuter</text:p>
      <text:p text:style-name="Code">docker run -p 9000:9000 \</text:p>
      <text:p text:style-name="Code">&lt;userid&gt;/delivery-service:1.0.0-SNAPSHOT</text:p>
      <text:p text:style-name="Text_20_body">Observer les temps de démarrage</text:p>
      <text:h text:style-name="P39" text:outline-level="3"><text:bookmark-start text:name="__RefHeading___Toc4081_1367180548"/>1.3.5 Tests<text:bookmark-end text:name="__RefHeading___Toc4081_1367180548"/></text:h>
      <text:p text:style-name="Text_20_body">Se mettre dans le mode « tests continus »</text:p>
      <text:p text:style-name="P21">Écrire un test <text:span text:style-name="T28">unitaire </text:span>testant <text:span text:style-name="T28">la méthode </text:span><text:span text:style-name="T7">findAll()</text:span><text:span text:style-name="T28"> de l’implémentation de </text:span><text:span text:style-name="T7">LivraisonService</text:span></text:p>
      <text:p text:style-name="P33"><text:span text:style-name="T33">Ajouter l’extension </text:span><text:span text:style-name="T2">quarkus-junit5-mockito</text:span></text:p>
      <text:p text:style-name="P33">Écrire une classe de test testant une URL de la ressource <text:span text:style-name="T4">LivraisonController </text:span><text:span text:style-name="T20">en mockant LivraisonService. Utiliser également les annotations </text:span><text:span text:style-name="T4">@TestHTTPEndpoint</text:span> <text:span text:style-name="T33">et </text:span><text:span text:style-name="T4">@TestHTTPResource</text:span></text:p>
      <text:p text:style-name="P32"><text:span text:style-name="T9"/></text:p>
      <text:p text:style-name="Text_20_body"><text:span text:style-name="T33">F</text:span>aire échouer le test, puis le<text:span text:style-name="T33">s</text:span> restaurer.</text:p>
      <text:p text:style-name="Text_20_body">Écrire <text:span text:style-name="T33">ensuite </text:span>un test d’intégration, <text:span text:style-name="T33">vérifiant l’interaction GET /livraisons </text:span>et vérifier son exécution avec</text:p>
      <text:p text:style-name="Code">./mvnw -Pnative -Dquarkus.native.container-build=true \</text:p>
      <text:p text:style-name="Code">verify</text:p>
      <text:h text:style-name="P36" text:outline-level="1"/>
      <text:h text:style-name="P35" text:outline-level="1"><text:bookmark-start text:name="__RefHeading___Toc4143_1367180548"/>Ateliers 2 : Persistance<text:bookmark-end text:name="__RefHeading___Toc4143_1367180548"/></text:h>
      <text:h text:style-name="P38" text:outline-level="2"><text:bookmark-start text:name="__RefHeading___Toc4083_1367180548"/>2.1 Hibernate, JPA<text:bookmark-end text:name="__RefHeading___Toc4083_1367180548"/></text:h>
      <text:p text:style-name="Text_20_body">Ajouter l’extension <text:span text:style-name="T1">quarkus-jdbc-h2</text:span> et <text:span text:style-name="T1">quarkus-hibernate-orm</text:span></text:p>
      <text:p text:style-name="Text_20_body">Récupérer les classes entités fournies (package <text:span text:style-name="T4">org.formation.domain</text:span>) fournies</text:p>
      <text:p text:style-name="Text_20_body">Placer le fichier <text:span text:style-name="T1">import.sql</text:span> fourni dans <text:span text:style-name="T4">src/main/resources</text:span></text:p>
      <text:p text:style-name="Text_20_body">Configurer Hibernate afin qu’il affiche les traces SQL</text:p>
      <text:p text:style-name="Text_20_body">Recharger l’application et visualiser les traces SQL de génération de la base</text:p>
      <text:p text:style-name="Text_20_body">Implémenter ensuite les méthodes de <text:span text:style-name="T4">LivraisonServiceImpl</text:span> en s’appuyant sur un objet <text:span text:style-name="T1">EntityManager</text:span>.</text:p>
      <text:p text:style-name="Text_20_body">Assurer vous que les tests de la classe de test fournie passent. (Remarquer bien <text:span text:style-name="T4">@TestTransaction</text:span>)</text:p>
      <text:h text:style-name="P38" text:outline-level="2"><text:bookmark-start text:name="__RefHeading___Toc4085_1367180548"/>2.2 Panache<text:bookmark-end text:name="__RefHeading___Toc4085_1367180548"/></text:h>
      <text:p text:style-name="Text_20_body">Ajouter l’extension pour Hibernate Panache</text:p>
      <text:p text:style-name="Text_20_body">Récupérer la nouvelle classe <text:span text:style-name="T1">Livreur</text:span></text:p>
      <text:p text:style-name="Text_20_body">Implémenter le pattern Entity sur la classe Livreur</text:p>
      <text:p text:style-name="Text_20_body">Fournir les requêtes suivante :</text:p>
      <text:list text:style-name="L9">
        <text:list-item>
          <text:p text:style-name="P53">Retrouver tous les livreurs actifs</text:p>
        </text:list-item>
        <text:list-item>
          <text:p text:style-name="P53">Ajouter une revue à un Livreur</text:p>
        </text:list-item>
        <text:list-item>
          <text:p text:style-name="P53">Effacer toutes les revues d’un Livreur</text:p>
        </text:list-item>
      </text:list>
      <text:p text:style-name="Text_20_body">Écrire une classe de test validant votre travail.</text:p>
      <text:h text:style-name="P38" text:outline-level="2"><text:bookmark-start text:name="__RefHeading___Toc4087_1367180548"/>2.3 Panache réactif<text:bookmark-end text:name="__RefHeading___Toc4087_1367180548"/></text:h>
      <text:h text:style-name="P39" text:outline-level="3"><text:bookmark-start text:name="__RefHeading___Toc4089_1367180548"/>2.3.1 Mise en place du projet<text:bookmark-end text:name="__RefHeading___Toc4089_1367180548"/></text:h>
      <text:p text:style-name="P15">Créer un nouveau projet <text:span text:style-name="T1">order-service</text:span></text:p>
      <text:p text:style-name="Code">quarkus create app order-service --no-code</text:p>
      <text:p text:style-name="Text_20_body">Ajouter les extensions :</text:p>
      <text:list text:style-name="L10">
        <text:list-item>
          <text:p text:style-name="P54">quarkus-hibernate-reactive-panache</text:p>
        </text:list-item>
        <text:list-item>
          <text:p text:style-name="P54">quarkus-reactive-pg-client</text:p>
        </text:list-item>
      </text:list>
      <text:p text:style-name="Text_20_body">Ajouter également la dépendance lombok</text:p>
      <text:p text:style-name="Text_20_body">Démarrer une base de données <text:span text:style-name="T4">postgres</text:span> en utilisant le fichier <text:span text:style-name="T4">docker-compose</text:span> fourni :</text:p>
      <text:p text:style-name="Code">docker compose -f postgres-docker-compose.yml up -d</text:p>
      <text:p text:style-name="P34">Se connecter à pgAdmin http://localhost:81</text:p>
      <text:p text:style-name="Text_20_body">Créer une base de données <text:span text:style-name="T1">order-service</text:span> via pgAdmin</text:p>
      <text:p text:style-name="Text_20_body">Récupérer les classes de domaine fournies</text:p>
      <text:p text:style-name="Text_20_body">Configurer la datasource réactive comme suit :</text:p>
      <text:p text:style-name="Code"><text:soft-page-break/># configure your datasource</text:p>
      <text:p text:style-name="Code">quarkus.datasource.db-kind = postgresql</text:p>
      <text:p text:style-name="Code">quarkus.datasource.username = postgres</text:p>
      <text:p text:style-name="Code">quarkus.datasource.password = postgres</text:p>
      <text:p text:style-name="Code">quarkus.datasource.reactive.url = vertx-reactive:postgresql://localhost:5432/order-service</text:p>
      <text:p text:style-name="Code"># drop and create the database at startup</text:p>
      <text:p text:style-name="Code">quarkus.hibernate-orm.schema-management.strategy = drop-and-create</text:p>
      <text:p text:style-name="Code">quarkus.hibernate-orm.log.sql=true</text:p>
      <text:p text:style-name="Text_20_body">Effectuer un premier démarrage et observer la création des tables</text:p>
      <text:h text:style-name="P39" text:outline-level="3"><text:bookmark-start text:name="__RefHeading___Toc4091_1367180548"/>2.3.2 Implémentation Repository Pattern<text:bookmark-end text:name="__RefHeading___Toc4091_1367180548"/></text:h>
      <text:p text:style-name="Text_20_body">Définir un bean <text:span text:style-name="T4">OrderRepository</text:span> implémentant <text:span text:style-name="T1">PanacheRepository&lt;Order&gt;</text:span> y définir de requêtes spécifiques :</text:p>
      <text:list text:style-name="L11">
        <text:list-item>
          <text:p text:style-name="P60">Les commandes où une remise (champ discount) a été appliquée</text:p>
        </text:list-item>
        <text:list-item>
          <text:p text:style-name="P60">Les commandes dont la date est supérieur à un paramètre</text:p>
        </text:list-item>
      </text:list>
      <text:p text:style-name="Text_20_body">Exécuter les tests fournis de <text:span text:style-name="T4">OrderRepositoryTest</text:span></text:p>
      <text:p text:style-name="Text_20_body">Implémenter un autre bean <text:span text:style-name="T4">org.formation.service.OrderService</text:span> utilisant le repository précédent et coder la méthode :</text:p>
      <text:p text:style-name="Code">public Uni&lt;Order&gt; createOrder(List&lt;OrderItem&gt; lineItems,<text:line-break/> <text:s text:c="29"/>Address deliveryAddress, <text:line-break/> <text:s text:c="27"/>PaymentInformation paymentInformation)</text:p>
      <text:h text:style-name="P38" text:outline-level="2"><text:bookmark-start text:name="__RefHeading___Toc4093_1367180548"/>2.4 Panache MongoDB<text:bookmark-end text:name="__RefHeading___Toc4093_1367180548"/></text:h>
      <text:h text:style-name="P39" text:outline-level="3"><text:bookmark-start text:name="__RefHeading___Toc4095_1367180548"/>2.4.1 Mise en place<text:bookmark-end text:name="__RefHeading___Toc4095_1367180548"/></text:h>
      <text:p text:style-name="Text_20_body">Créer un nouveau projet <text:span text:style-name="T1">ticket-service</text:span> avec les extensions :</text:p>
      <text:list text:style-name="L12">
        <text:list-item>
          <text:p text:style-name="P55">quarkus-mongodb-panache</text:p>
        </text:list-item>
        <text:list-item>
          <text:p text:style-name="P55">lombok</text:p>
        </text:list-item>
      </text:list>
      <text:p text:style-name="Text_20_body">Fournir un <text:span text:style-name="T4">application.properties</text:span> donnant un nom à la base mongo</text:p>
      <text:p text:style-name="Code">quarkus.mongodb.database=tickets</text:p>
      <text:p text:style-name="Text_20_body">Faire un premier démarrage et observer le démarrage du container MongoDB</text:p>
      <text:h text:style-name="P39" text:outline-level="3"><text:bookmark-start text:name="__RefHeading___Toc4097_1367180548"/>2.4.2 Implémentation<text:bookmark-end text:name="__RefHeading___Toc4097_1367180548"/></text:h>
      <text:p text:style-name="Text_20_body">Récupérer les sources fournis : classe du modèle + service</text:p>
      <text:p text:style-name="Text_20_body">Définir <text:span text:style-name="T4">org.formation.domain.Ticket</text:span> comme une <text:span text:style-name="T1">PanacheMongoEntity</text:span></text:p>
      <text:p text:style-name="Text_20_body">Compléter les méthodes de la classe <text:span text:style-name="T4">org.formation.service.TicketService</text:span></text:p>
      <text:p text:style-name="P13">Vérifier que les tests passent</text:p>
      <text:h text:style-name="P37" text:outline-level="1"><text:bookmark-start text:name="__RefHeading___Toc2351_3182102512"/><text:soft-page-break/>Ateliers 3 : API Rest<text:bookmark-end text:name="__RefHeading___Toc2351_3182102512"/></text:h>
      <text:p text:style-name="P2">Objectifs</text:p>
      <text:list text:style-name="L13">
        <text:list-item>
          <text:p text:style-name="P62">Visualiser la scalabilité des différents modèles de threads</text:p>
        </text:list-item>
        <text:list-item>
          <text:p text:style-name="P61">Annotations JAX-RS</text:p>
        </text:list-item>
        <text:list-item>
          <text:p text:style-name="P61">Distinction mode réactif mode impératif</text:p>
        </text:list-item>
        <text:list-item>
          <text:p text:style-name="P61">Utilisation Jackson</text:p>
        </text:list-item>
        <text:list-item>
          <text:p text:style-name="P61">Problématiques classiques API Rest</text:p>
        </text:list-item>
      </text:list>
      <text:h text:style-name="Heading_20_2" text:outline-level="2"><text:bookmark-start text:name="__RefHeading___Toc4145_1367180548"/><text:span text:style-name="T35">3.1</text:span> Modèles de threads et scalabilité<text:bookmark-end text:name="__RefHeading___Toc4145_1367180548"/></text:h>
      <text:p text:style-name="P28"/>
      <text:p text:style-name="P26">Création d’un projet benchmark avec l’extension quarkus-rest-jackson :</text:p>
      <text:p text:style-name="P26"/>
      <text:p text:style-name="P27">$ quarkus create app org.formation:<text:span text:style-name="T34">benchmark</text:span>-service \</text:p>
      <text:p text:style-name="P25">--extension=quarkus-rest-jackson</text:p>
      <text:p text:style-name="P26">Importer le projet dans votre IDE et créer une classe BenchmarkResource comme suit :</text:p>
      <text:p text:style-name="P26"/>
      <text:p text:style-name="P8">@Path("/bench")</text:p>
      <text:p text:style-name="P8">@Produces(MediaType.APPLICATION_JSON)</text:p>
      <text:p text:style-name="P8">public class BenchmarkResource {</text:p>
      <text:p text:style-name="P8"/>
      <text:p text:style-name="P8"><text:s text:c="4"/>// ---------- 1) Impératif (bloquant, worker thread) ----------</text:p>
      <text:p text:style-name="P8"><text:s text:c="4"/>@GET</text:p>
      <text:p text:style-name="P8"><text:s text:c="4"/>@Path("/imperative")</text:p>
      <text:p text:style-name="P8"><text:s text:c="4"/>@Blocking // force le worker-pool</text:p>
      <text:p text:style-name="P8"><text:s text:c="4"/>public ResponseDto imperative() {</text:p>
      <text:p text:style-name="P8"><text:s text:c="8"/>sleep(200); // Simule une E/S bloquante 200 ms</text:p>
      <text:p text:style-name="P8"><text:s text:c="8"/>return new ResponseDto("imperative", 200);</text:p>
      <text:p text:style-name="P8"><text:s text:c="4"/>}</text:p>
      <text:p text:style-name="P8"/>
      <text:p text:style-name="P8"><text:s text:c="4"/>// ---------- 2) Réactif (non-bloquant, event loop) ----------</text:p>
      <text:p text:style-name="P8"><text:s text:c="4"/>@GET</text:p>
      <text:p text:style-name="P8"><text:s text:c="4"/>@Path("/reactive")</text:p>
      <text:p text:style-name="P8"><text:s text:c="4"/>public Uni&lt;ResponseDto&gt; reactive() {</text:p>
      <text:p text:style-name="P8"><text:s text:c="8"/>// Timer non-bloquant: l'event-loop n'est pas occupé pendant l'attente</text:p>
      <text:p text:style-name="P8"><text:soft-page-break/><text:s text:c="8"/>return Uni.createFrom().voidItem()</text:p>
      <text:p text:style-name="P8"><text:s text:c="16"/>.onItem().delayIt().by(Duration.ofMillis(200))</text:p>
      <text:p text:style-name="P8"><text:s text:c="16"/>.onItem().transform(x -&gt; new ResponseDto("reactive", 200));</text:p>
      <text:p text:style-name="P8"><text:s text:c="4"/>}</text:p>
      <text:p text:style-name="P8"/>
      <text:p text:style-name="P8"><text:s text:c="4"/>// ---------- 3) Virtual Threads (Loom) ----------</text:p>
      <text:p text:style-name="P8"><text:s text:c="4"/>@GET</text:p>
      <text:p text:style-name="P8"><text:s text:c="4"/>@Path("/virtual")</text:p>
      <text:p text:style-name="P8"><text:s text:c="4"/>@RunOnVirtualThread // Chaque requête s'exécute sur un virtual thread</text:p>
      <text:p text:style-name="P8"><text:s text:c="4"/>public ResponseDto virtualThreads() {</text:p>
      <text:p text:style-name="P8"><text:s text:c="8"/>sleep(200); // Même coût “E/S” mais sans monopoliser un worker physique</text:p>
      <text:p text:style-name="P8"><text:s text:c="8"/>return new ResponseDto("virtual", 200);</text:p>
      <text:p text:style-name="P8"><text:s text:c="4"/>}</text:p>
      <text:p text:style-name="P8"/>
      <text:p text:style-name="P8"><text:s text:c="4"/>private void sleep(long ms) {</text:p>
      <text:p text:style-name="P8"><text:s text:c="8"/>try { Thread.sleep(ms); } catch (InterruptedException ignored) {}</text:p>
      <text:p text:style-name="P8"><text:s text:c="4"/>}</text:p>
      <text:p text:style-name="P8"/>
      <text:p text:style-name="P8"><text:s text:c="4"/>public record ResponseDto(String model, long simulatedLatencyMs) {}</text:p>
      <text:p text:style-name="P8">}</text:p>
      <text:p text:style-name="P8"/>
      <text:p text:style-name="P63">Utiliser ensuite le script JMeter fourni pour simuler de la charge successivement sur les différents endpoints. Noter les valeurs moyennes des temps de réponse en augmentant progressivement le nombre d’utilisateur simulés.</text:p>
      <text:h text:style-name="Heading_20_2" text:outline-level="2"><text:bookmark-start text:name="__RefHeading___Toc4159_1367180548"/>3.<text:span text:style-name="T35">2</text:span> Mapping JAX-RS<text:bookmark-end text:name="__RefHeading___Toc4159_1367180548"/></text:h>
      <text:h text:style-name="P39" text:outline-level="3"><text:bookmark-start text:name="__RefHeading___Toc4099_1367180548"/>3.<text:span text:style-name="T35">2</text:span>.1 Mode impératif<text:bookmark-end text:name="__RefHeading___Toc4099_1367180548"/></text:h>
      <text:p text:style-name="Text_20_body">Sur le projet <text:span text:style-name="T1">delivery-service</text:span></text:p>
      <text:p text:style-name="Text_20_body">Dans la classe <text:span text:style-name="T1">org.formation.web.LivraisonController</text:span>, implémenter une API CRUD permettant <text:span text:style-name="T37">d’exposer les méthodes de service</text:span></text:p>
      <text:p text:style-name="Text_20_body">Implémenter un test de l’API</text:p>
      <text:p text:style-name="Text_20_body"/>
      <text:p text:style-name="Text_20_body"/>
      <text:h text:style-name="P39" text:outline-level="3"><text:bookmark-start text:name="__RefHeading___Toc4101_1367180548"/>3.<text:span text:style-name="T35">2</text:span>.2 Mode réactif<text:bookmark-end text:name="__RefHeading___Toc4101_1367180548"/></text:h>
      <text:p text:style-name="Text_20_body">Sur le projet <text:span text:style-name="T1">order-service</text:span></text:p>
      <text:p text:style-name="Text_20_body"><text:soft-page-break/>Ajouter l’extension :</text:p>
      <text:list text:style-name="L15">
        <text:list-item>
          <text:p text:style-name="P56">quarkus-rest-jackson</text:p>
        </text:list-item>
      </text:list>
      <text:p text:style-name="Text_20_body">Écrire un contrôleur implémentant les endpoints:</text:p>
      <text:list text:style-name="L16">
        <text:list-item>
          <text:p text:style-name="P65">Retournant toutes les commandes</text:p>
        </text:list-item>
        <text:list-item>
          <text:p text:style-name="P65">Permettant de créer une commande</text:p>
        </text:list-item>
      </text:list>
      <text:p text:style-name="P20">Écrire des tests RestAssured pour ces 2 endpoints<text:line-break/><text:line-break/><text:span text:style-name="T22">Une contenu JSON représentant une commande pourrait être :<text:line-break/></text:span><text:span text:style-name="T12">{</text:span></text:p>
      <text:p text:style-name="P12"><text:span text:style-name="T23"><text:s text:c="2"/>"lineItems"</text:span>: [</text:p>
      <text:p text:style-name="P12"><text:s text:c="4"/>{</text:p>
      <text:p text:style-name="P12"><text:span text:style-name="T23"><text:s text:c="4"/>"quantity"</text:span>: <text:span text:style-name="T24">1</text:span>,</text:p>
      <text:p text:style-name="P12"><text:span text:style-name="T23"><text:s text:c="4"/>"productId"</text:span>: <text:span text:style-name="T24">1</text:span></text:p>
      <text:p text:style-name="P12"><text:s text:c="4"/>}</text:p>
      <text:p text:style-name="P12"><text:s text:c="2"/>],</text:p>
      <text:p text:style-name="P12"><text:span text:style-name="T23"><text:s text:c="2"/>"deliveryAddress"</text:span>: {</text:p>
      <text:p text:style-name="P12"><text:span text:style-name="T23"><text:s text:c="4"/>"street"</text:span>: <text:span text:style-name="T25">"rue de la paix"</text:span>,</text:p>
      <text:p text:style-name="P12"><text:span text:style-name="T23"><text:s text:c="4"/>"city"</text:span>: <text:span text:style-name="T25">"Paris"</text:span>,</text:p>
      <text:p text:style-name="P12"><text:span text:style-name="T23"><text:s text:c="4"/>"country"</text:span>: <text:span text:style-name="T25">"France"</text:span></text:p>
      <text:p text:style-name="P12"><text:s text:c="2"/>},</text:p>
      <text:p text:style-name="P12"><text:span text:style-name="T23"><text:s text:c="2"/>"paymentInformation"</text:span>: {</text:p>
      <text:p text:style-name="P12"><text:span text:style-name="T23"><text:s text:c="2"/>"cardNumber"</text:span>: <text:span text:style-name="T25">"1234567890123456"</text:span>,</text:p>
      <text:p text:style-name="P12"><text:span text:style-name="T23"><text:s text:c="2"/>"expiryDate"</text:span>: <text:span text:style-name="T25">"12/22"</text:span>,</text:p>
      <text:p text:style-name="P12"><text:span text:style-name="T23"><text:s text:c="2"/>"cardHolder"</text:span>: <text:span text:style-name="T25">"John Doe"</text:span></text:p>
      <text:p text:style-name="P12"><text:s text:c="2"/>}</text:p>
      <text:p text:style-name="P12">}</text:p>
      <text:p text:style-name="P20"/>
      <text:p text:style-name="P23">Cela correspond à une classe <text:span text:style-name="T1">OrderRequest</text:span> :</text:p>
      <text:p text:style-name="Code">@Data</text:p>
      <text:p text:style-name="Code">public class OrderRequest {</text:p>
      <text:p text:style-name="Code"><text:s text:c="4"/>List&lt;OrderItem&gt; lineItems;</text:p>
      <text:p text:style-name="Code"><text:s text:c="4"/>Address deliveryAddress;</text:p>
      <text:p text:style-name="Code"><text:s text:c="4"/>PaymentInformation paymentInformation;</text:p>
      <text:p text:style-name="Code">}</text:p>
      <text:h text:style-name="Heading_20_2" text:outline-level="2"><text:bookmark-start text:name="__RefHeading___Toc4180_1367180548"/>3.<text:span text:style-name="T35">3</text:span> Problématiques RestFul<text:bookmark-end text:name="__RefHeading___Toc4180_1367180548"/></text:h>
      <text:h text:style-name="P39" text:outline-level="3"><text:bookmark-start text:name="__RefHeading___Toc4103_1367180548"/>3.<text:span text:style-name="T35">3</text:span>.1 Sérialisation avec Jackson <text:span text:style-name="T26">et @JsonView</text:span><text:bookmark-end text:name="__RefHeading___Toc4103_1367180548"/></text:h>
      <text:p text:style-name="Text_20_body">Sur le projet <text:span text:style-name="T1">delivery-service</text:span></text:p>
      <text:p text:style-name="Text_20_body">A l’aide de <text:span text:style-name="T4">@JsonView</text:span>, définir 2 formats de sérialisation pour la classe Livraison :</text:p>
      <text:list text:style-name="L17">
        <text:list-item>
          <text:p text:style-name="P66"><text:span text:style-name="T16">Base</text:span> : <text:span text:style-name="T4">id, noCommande, status, dateCreation, id </text:span>du Livreur</text:p>
        </text:list-item>
        <text:list-item>
          <text:p text:style-name="P66"><text:span text:style-name="T16">Complet</text:span> : Idem avec en plus les informations complètes du Livreur incluant les <text:span text:style-name="T4">Reviews</text:span></text:p>
        </text:list-item>
      </text:list>
      <text:p text:style-name="Text_20_body"><text:soft-page-break/>Appliquer les formats adéquats aux différents endpoints</text:p>
      <text:h text:style-name="P39" text:outline-level="3"><text:bookmark-start text:name="__RefHeading___Toc4105_1367180548"/>3.<text:span text:style-name="T35">3</text:span>.2 Exceptions, Validation et OpenAPI<text:bookmark-end text:name="__RefHeading___Toc4105_1367180548"/></text:h>
      <text:p text:style-name="Text_20_body">Sur le projet <text:span text:style-name="T1">delivery-service</text:span></text:p>
      <text:p text:style-name="Text_20_body">En utilisant <text:span text:style-name="T1">@ServerExceptionMapper</text:span>, faire en sorte de retourner une réponse 404 lorsqu’une entité n’est pas retrouvée via son id</text:p>
      <text:p text:style-name="Text_20_body">Mettre en place une documentation Swagger. Tester les 2 URLS :</text:p>
      <text:list text:style-name="L18">
        <text:list-item>
          <text:p text:style-name="P59">http://localhost:8000/q/openapi/</text:p>
        </text:list-item>
        <text:list-item>
          <text:p text:style-name="P59">http://localhost:8000/q/swagger-ui/</text:p>
        </text:list-item>
      </text:list>
      <text:p text:style-name="Text_20_body">Sur le projet <text:span text:style-name="T1">order-service</text:span></text:p>
      <text:p text:style-name="Text_20_body">Ajouter des contraintes de validation pour la création d’une commande</text:p>
      <text:p text:style-name="P13">Tester avec Swagger</text:p>
      <text:h text:style-name="P36" text:outline-level="1"/>
      <text:h text:style-name="P35" text:outline-level="1"><text:bookmark-start text:name="__RefHeading___Toc4147_1367180548"/>Ateliers 4 : Interactions RPC<text:bookmark-end text:name="__RefHeading___Toc4147_1367180548"/></text:h>
      <text:h text:style-name="P38" text:outline-level="2"><text:bookmark-start text:name="__RefHeading___Toc4107_1367180548"/>4.1 Rest Client<text:bookmark-end text:name="__RefHeading___Toc4107_1367180548"/></text:h>
      <text:p text:style-name="Text_20_body">Récupérer les sources du projet <text:span text:style-name="T1">notification-service</text:span>, le démarrer et visualiser la documentation Swagger</text:p>
      <text:h text:style-name="P39" text:outline-level="3"><text:bookmark-start text:name="__RefHeading___Toc4109_1367180548"/>4.1.1 Appel synchrone<text:bookmark-end text:name="__RefHeading___Toc4109_1367180548"/></text:h>
      <text:p text:style-name="Text_20_body">Dans le projet <text:span text:style-name="T1">delivery-service</text:span>, .</text:p>
      <text:p text:style-name="Text_20_body">On utilisera le endpoint impératif.</text:p>
      <text:p text:style-name="Text_20_body">Ajouter l’extension :</text:p>
      <text:p text:style-name="Code">quarkus-rest-<text:span text:style-name="T30">client-</text:span>jackson</text:p>
      <text:p text:style-name="Text_20_body">Définir une interface <text:span text:style-name="T1">NotificationService</text:span>, y définir une méthode :</text:p>
      <text:p text:style-name="Code">NotificationDto sendMail(NotificationDto notification);</text:p>
      <text:p text:style-name="Text_20_body">L’annoter en conséquence</text:p>
      <text:p text:style-name="P24">Faire en sorte d’ajouter systématiquement la propriété de configuration <text:span text:style-name="T4">notification.token</text:span> dans l’entête <text:span text:style-name="T4">X-api-key</text:span></text:p>
      <text:p text:style-name="Text_20_body">Modifier <text:span text:style-name="T4">application.properties</text:span> pour définir l’URL racine du service</text:p>
      <text:p text:style-name="Text_20_body">Dans la classe <text:span text:style-name="T4">org.formation.service.impl.LivraisonServiceImpl</text:span>, se faire injecter le client REST avec <text:span text:style-name="T1">@RestClient</text:span></text:p>
      <text:p text:style-name="Text_20_body">Ajouter le code permettant d’invoquer le endpoint. lors de la création d’une Livraison</text:p>
      <text:p text:style-name="Text_20_body">Tester par l’interface swagger et vérifier la console de <text:span text:style-name="T4">notification-service</text:span></text:p>
      <text:h text:style-name="Heading_20_3" text:outline-level="3"><text:bookmark-start text:name="__RefHeading___Toc4109_1367180548 Copie 1"/>4.1.2 Résilience<text:bookmark-end text:name="__RefHeading___Toc4109_1367180548 Copie 1"/></text:h>
      <text:p text:style-name="Text_20_body">Implémenter un CircuitBreaker et une méthode de fall-back sur l’envoi de mail</text:p>
      <text:h text:style-name="P39" text:outline-level="3"><text:bookmark-start text:name="__RefHeading___Toc4111_1367180548"/>4.1.<text:span text:style-name="T32">3</text:span> Appel réactif<text:bookmark-end text:name="__RefHeading___Toc4111_1367180548"/></text:h>
      <text:p text:style-name="Text_20_body">Dans le projet <text:span text:style-name="T1">order-service</text:span></text:p>
      <text:p text:style-name="Text_20_body">Faire la même chose que précédemment mais en utilisant <text:span text:style-name="T29">une interaction </text:span>reacti<text:span text:style-name="T29">ve</text:span></text:p>
      <text:p text:style-name="Text_20_body">Tester via swagger</text:p>
      <text:h text:style-name="P38" text:outline-level="2"><text:bookmark-start text:name="__RefHeading___Toc4113_1367180548"/>4.2 SOAP Client<text:bookmark-end text:name="__RefHeading___Toc4113_1367180548"/></text:h>
      <text:p text:style-name="Text_20_body">Démarrer le service web Calculator via</text:p>
      <text:p text:style-name="Code">docker run -p 8082:8080 quay.io/l2x6/calculator-ws:1.0</text:p>
      <text:p text:style-name="P16">Accéder au WSDL</text:p>
      <text:p text:style-name="Code">curl -s http://localhost:8082/calculator-ws/CalculatorService?wsdl</text:p>
      <text:p text:style-name="Text_20_body">Créer un projet <text:span text:style-name="T1">quarkus soap-client</text:span></text:p>
      <text:p text:style-name="Code">quarkus create app soap-client –no-code</text:p>
      <text:p text:style-name="Text_20_body">Ajouter l’extension CXF</text:p>
      <text:p text:style-name="Code"><text:soft-page-break/>quarkus ext add io.quarkiverse.cxf:quarkus-cxf</text:p>
      <text:p text:style-name="Text_20_body">Et Resteasy</text:p>
      <text:p text:style-name="Code">quarkus ext add quarkus-resteasy-jackson</text:p>
      <text:p text:style-name="Text_20_body">Vérifier la présence de l’objectif <text:span text:style-name="T1">generate-code</text:span> dans le pom.xml</text:p>
      <text:p text:style-name="Text_20_body">Placer le wsdl dans <text:span text:style-name="T4">src/main/resources</text:span></text:p>
      <text:p text:style-name="Code">curl -s http://localhost:8082/calculator-ws/CalculatorService?wsdl &gt; src/main/resources/calculator.wsdl</text:p>
      <text:p text:style-name="Text_20_body">Indiquer l’emplacement du wsdl dans <text:span text:style-name="T4">application.properties</text:span> :</text:p>
      <text:p text:style-name="Code">quarkus.cxf.codegen.wsdl2java.includes=*.wsdl</text:p>
      <text:p text:style-name="Text_20_body">Effectuer un démarrage avec <text:span text:style-name="T4">quarkus dev</text:span> et vérifier la génération de code</text:p>
      <text:p text:style-name="Text_20_body">Ajouter les configurations du service web :</text:p>
      <text:p text:style-name="P6">cxf.it.calculator.baseUri=http://localhost:8082</text:p>
      <text:p text:style-name="P6">quarkus.cxf.client.myCalculator.wsdl = ${cxf.it.calculator.baseUri}/calculator-</text:p>
      <text:p text:style-name="P6">ws/CalculatorService?wsdl</text:p>
      <text:p text:style-name="P6">quarkus.cxf.client.myCalculator.client-endpoint-url = $</text:p>
      <text:p text:style-name="P6">{cxf.it.calculator.baseUri}/calculator-ws/CalculatorService</text:p>
      <text:p text:style-name="P6">quarkus.cxf.client.myCalculator.service-interface =</text:p>
      <text:p text:style-name="P6">org.jboss.eap.quickstarts.wscalculator.calculator.CalculatorService</text:p>
      <text:p text:style-name="Text_20_body">Développer une ressource REST :</text:p>
      <text:p text:style-name="Code">@Path("/cxf/calculator-client")</text:p>
      <text:p text:style-name="Code">public class CxfClientResource {</text:p>
      <text:p text:style-name="Code">@CXFClient("myCalculator")</text:p>
      <text:p text:style-name="Code">CalculatorService myCalculator;</text:p>
      <text:p text:style-name="Code">@GET</text:p>
      <text:p text:style-name="Code">@Path("/add")</text:p>
      <text:p text:style-name="Code">@Produces(MediaType.TEXT_PLAIN)</text:p>
      <text:p text:style-name="Code">public int add(@QueryParam("a") int a, @QueryParam("b") int b) {</text:p>
      <text:p text:style-name="Code">return myCalculator.add(a, b);}</text:p>
      <text:p text:style-name="Code">}</text:p>
      <text:p text:style-name="Text_20_body">Tester avec l’URL</text:p>
      <text:p text:style-name="Code">/cxf/calculator-client/add?a=1&amp;b=1</text:p>
      <text:p text:style-name="P13"/>
      <text:h text:style-name="P36" text:outline-level="1"><text:soft-page-break/></text:h>
      <text:h text:style-name="P35" text:outline-level="1"><text:bookmark-start text:name="__RefHeading___Toc4149_1367180548"/>Ateliers 5 : <text:span text:style-name="T31">Reactive </text:span>Messaging<text:bookmark-end text:name="__RefHeading___Toc4149_1367180548"/></text:h>
      <text:h text:style-name="P38" text:outline-level="2"><text:bookmark-start text:name="__RefHeading___Toc4115_1367180548"/>5.1 Émission de message vers topic Kafka<text:bookmark-end text:name="__RefHeading___Toc4115_1367180548"/></text:h>
      <text:p text:style-name="Text_20_body">Sur le projet <text:span text:style-name="T1">order-service</text:span> ajouter les extensions :</text:p>
      <text:list text:style-name="L19">
        <text:list-item>
          <text:p text:style-name="P57">quarkus-messaging</text:p>
        </text:list-item>
        <text:list-item>
          <text:p text:style-name="P57">quarkus-messaging-kafka</text:p>
        </text:list-item>
      </text:list>
      <text:p text:style-name="Text_20_body">Démarrer le projet et observer le démarrage d’un container Kafka</text:p>
      <text:p text:style-name="Text_20_body">Accéder à la DevUI et visualiser les liens relatifs à Kafka</text:p>
      <text:p text:style-name="Text_20_body">Récupérer les sources fournies et en particulier la classe du domaine <text:span text:style-name="T4">OrderEvent</text:span></text:p>
      <text:p text:style-name="Text_20_body">Écrire un service <text:span text:style-name="T4">org.formation.service.PublishService</text:span> permettant d’envoyer des <text:span text:style-name="T4">OrderEvent</text:span> vers le topic <text:span text:style-name="T1">orders</text:span></text:p>
      <text:p text:style-name="Text_20_body">La méthode via les déclaration de channels est recommandée car elle permet de profiter des configuration par défaut et en particulier les sérialiseurs</text:p>
      <text:p text:style-name="Text_20_body">Utiliser ce service dans <text:span text:style-name="T4">OrderService</text:span> lors de la création d’une commande.</text:p>
      <text:p text:style-name="Text_20_body">Tester l’envoi de message via swagger</text:p>
      <text:h text:style-name="P38" text:outline-level="2"><text:bookmark-start text:name="__RefHeading___Toc4117_1367180548"/>5.2 Consommation de message<text:bookmark-end text:name="__RefHeading___Toc4117_1367180548"/></text:h>
      <text:p text:style-name="Text_20_body">Du côté du projet <text:span text:style-name="T4">ticket-service</text:span> :</text:p>
      <text:list text:style-name="L20">
        <text:list-item>
          <text:p text:style-name="P67">Ajouter les extensions pour Kafka</text:p>
        </text:list-item>
      </text:list>
      <text:p text:style-name="Text_20_body">Récupérer les sources fournis, visualiser les différences avec les classes de données de <text:span text:style-name="T1">order-service</text:span></text:p>
      <text:p text:style-name="Text_20_body">Créer un service <text:span text:style-name="T4">org.formation.service.ConsumeOrderService</text:span></text:p>
      <text:p text:style-name="Text_20_body">S’injecter un Channel pointant vers le topic orders précédent sous la forme de Multi&lt;OrderEvent&gt; et déclencher la souscription au démarrage de Quarkus.</text:p>
      <text:p text:style-name="Text_20_body">Le traitement des messages consiste à tester le type d’évènement.</text:p>
      <text:list text:style-name="L21">
        <text:list-item>
          <text:p text:style-name="P68">Si CREATED alors création de ticket</text:p>
        </text:list-item>
      </text:list>
      <text:p text:style-name="Text_20_body">Envoyer un message via le projet <text:span text:style-name="T4">order-service</text:span> et vérifier la réception côté <text:span text:style-name="T4">ticket-service</text:span></text:p>
      <text:h text:style-name="P38" text:outline-level="2"><text:bookmark-start text:name="__RefHeading___Toc4119_1367180548"/>5.3 SSE<text:bookmark-end text:name="__RefHeading___Toc4119_1367180548"/></text:h>
      <text:p text:style-name="Text_20_body">Dans le projet <text:span text:style-name="T1">ticket-service</text:span></text:p>
      <text:list text:style-name="L22">
        <text:list-item>
          <text:p text:style-name="P69">Ajouter si besoin l’extension <text:span text:style-name="T1">quarkus-rest-jackson</text:span></text:p>
        </text:list-item>
        <text:list-item>
          <text:p text:style-name="P69">Créer une ressource GET sur le endpoint <text:span text:style-name="T1">/incoming-orders</text:span> qui renvoie un <text:span text:style-name="T1">Multi&lt;OrderEvent&gt;</text:span> correspondant au topic <text:span text:style-name="T4">orders</text:span> au format <text:span text:style-name="T1">MediaType.SERVER_SENT_EVENTS</text:span></text:p>
        </text:list-item>
        <text:list-item>
          <text:p text:style-name="P69">Récupérer le fichier <text:span text:style-name="T1">orders.html</text:span> et le placer dans <text:span text:style-name="T1">src/main/resources/META-INF/resources</text:span></text:p>
        </text:list-item>
        <text:list-item>
          <text:p text:style-name="P69">Le comprendre</text:p>
        </text:list-item>
      </text:list>
      <text:p text:style-name="Text_20_body">Utiliser le script JMETER pour créer un certain nombre de commandes et visualiser les événements dans la page html : <text:span text:style-name="T8">h</text:span><text:span text:style-name="T4">ttp://&lt;server&gt;/orders.html</text:span></text:p>
      <text:p text:style-name="P13"/>
      <text:h text:style-name="P35" text:outline-level="1"><text:bookmark-start text:name="__RefHeading___Toc4151_1367180548"/>Ateliers 6 : Sécurité<text:bookmark-end text:name="__RefHeading___Toc4151_1367180548"/></text:h>
      <text:h text:style-name="P38" text:outline-level="2"><text:bookmark-start text:name="__RefHeading___Toc4121_1367180548"/>6.1 Authentification HTTP<text:bookmark-end text:name="__RefHeading___Toc4121_1367180548"/></text:h>
      <text:p text:style-name="Text_20_body">Sur le projet <text:span text:style-name="T1">order-service</text:span>, ajouter l’extension : <text:span text:style-name="T1">elytron-security-properties-file</text:span></text:p>
      <text:p text:style-name="Text_20_body">Activer l’authentification http basique</text:p>
      <text:p text:style-name="Code">quarkus.http.auth.basic=true</text:p>
      <text:p text:style-name="Text_20_body">Mettre en place un IdentityProvider basé sur un fichier .properties comme suit :</text:p>
      <text:p text:style-name="Code">%dev.quarkus.security.users.embedded.enabled=true</text:p>
      <text:p text:style-name="Code">%dev.quarkus.security.users.embedded.plain-text=true</text:p>
      <text:p text:style-name="Code">%dev.quarkus.security.users.embedded.users.client=client</text:p>
      <text:p text:style-name="Code">%dev.quarkus.security.users.embedded.users.manager=manager</text:p>
      <text:p text:style-name="Code">%dev.quarkus.security.users.embedded.roles.client=user</text:p>
      <text:p text:style-name="Code">%dev.quarkus.security.users.embedded.roles.manager=admin,user</text:p>
      <text:p text:style-name="Text_20_body">Utiliser les annotations afin que les endpoints</text:p>
      <text:list text:style-name="L23">
        <text:list-item>
          <text:p text:style-name="P70">GET (findAll) ne soit accessible que par le rôle admin</text:p>
        </text:list-item>
        <text:list-item>
          <text:p text:style-name="P70">POST createOrder par le rôle user</text:p>
        </text:list-item>
      </text:list>
      <text:h text:style-name="P38" text:outline-level="2"><text:bookmark-start text:name="__RefHeading___Toc4123_1367180548"/>6.2 OpenID Connect<text:bookmark-end text:name="__RefHeading___Toc4123_1367180548"/></text:h>
      <text:h text:style-name="P39" text:outline-level="3"><text:bookmark-start text:name="__RefHeading___Toc4125_1367180548"/>6.2.1 Mise en place<text:bookmark-end text:name="__RefHeading___Toc4125_1367180548"/></text:h>
      <text:p text:style-name="Text_20_body">Récupérer le projet <text:span text:style-name="T1">gateway</text:span> fourni.</text:p>
      <text:p text:style-name="Text_20_body">Visualiser le code source</text:p>
      <text:p text:style-name="Text_20_body">Démarrer les 2 projets et créer une commande en passant par la gateway</text:p>
      <text:h text:style-name="P39" text:outline-level="3"><text:bookmark-start text:name="__RefHeading___Toc4127_1367180548"/>6.2.2 OpenID Connect<text:bookmark-end text:name="__RefHeading___Toc4127_1367180548"/></text:h>
      <text:p text:style-name="Text_20_body">Sur le projet gateway, ajouter l’extension <text:span text:style-name="T1">quarkus-oidc</text:span></text:p>
      <text:p text:style-name="Text_20_body">Protéger la ressource Gateway via <text:span text:style-name="T1">@Authenticated</text:span></text:p>
      <text:p text:style-name="Text_20_body">Démarrer Gateway et accéder à la DevUI puis au lien OpenIDConnect</text:p>
      <text:p text:style-name="P17">Se logger avec <text:span text:style-name="T1">bob/bob</text:span></text:p>
      <text:p text:style-name="P17">Observer le token d’accès et d’identification</text:p>
      <text:p text:style-name="Text_20_body">Créer une commande via Swagger</text:p>
      <text:p text:style-name="Text_20_body">Se connecter avec <text:span text:style-name="T1">alice/alice</text:span> et visualiser les jetons</text:p>
      <text:h text:style-name="P38" text:outline-level="2"><text:bookmark-start text:name="__RefHeading___Toc4129_1367180548"/>6.3 Propagation de jeton<text:bookmark-end text:name="__RefHeading___Toc4129_1367180548"/></text:h>
      <text:p text:style-name="Text_20_body">Ajouter l’extension <text:span text:style-name="T1">quarkus-oidc-token-propagation-reactive</text:span> au projet <text:span text:style-name="T4">gateway</text:span></text:p>
      <text:p text:style-name="Text_20_body">Application du filtre <text:span text:style-name="T1">AccessTokenRequestReactiveFilter</text:span> sur REST Client accédant à <text:span text:style-name="T4">order-service</text:span></text:p>
      <text:p text:style-name="Text_20_body"><text:soft-page-break/>Sur le projet order-service :</text:p>
      <text:list text:style-name="L24">
        <text:list-item>
          <text:p text:style-name="P71">Enlever l’extension elytron-security-properties-file</text:p>
        </text:list-item>
        <text:list-item>
          <text:p text:style-name="P71">Ajouter <text:span text:style-name="T4">quarkus-oidc</text:span></text:p>
        </text:list-item>
      </text:list>
      <text:p text:style-name="Text_20_body">Remettre les contrôles d’accès sur les ressources de <text:span text:style-name="T4">order-service</text:span></text:p>
      <text:p text:style-name="Text_20_body">Tester via Swagger</text:p>
      <text:h text:style-name="P38" text:outline-level="2"><text:bookmark-start text:name="__RefHeading___Toc4131_1367180548"/>6.3 Client credentials<text:bookmark-end text:name="__RefHeading___Toc4131_1367180548"/></text:h>
      <text:p text:style-name="Text_20_body">Vérifier que le serveur Keycloak est démarré et que vous pouvez obtenir un jeton via :</text:p>
      <text:p text:style-name="Code">curl -X POST \</text:p>
      <text:p text:style-name="Code">-u "quarkus-app:secret" \</text:p>
      <text:p text:style-name="Code">-d "grant_type=client_credentials" \</text:p>
      <text:p text:style-name="Code">"http://localhost:&lt;port-keycloak&gt;/realms/quarkus/protocol/openid-connect/token"</text:p>
      <text:p text:style-name="Text_20_body">Démarrer <text:span text:style-name="T4">notification-service</text:span></text:p>
      <text:p text:style-name="Text_20_body">Sur le projet order-service ajouter les extensions <text:span text:style-name="T1">quarkus-oidc-client</text:span> et <text:span text:style-name="T1">quarkus-oidc-client-reactive-filter</text:span></text:p>
      <text:p text:style-name="Text_20_body">Définir le serveur Keycloak et le client dans <text:span text:style-name="T4">application.properties</text:span></text:p>
      <text:p text:style-name="Code">quarkus.oidc-client.auth-server-url=http://localhost:32783/realms/quarkus</text:p>
      <text:p text:style-name="Code">quarkus.oidc-client.client-id=quarkus-app</text:p>
      <text:p text:style-name="Code">quarkus.oidc-client.credentials.secret=secret</text:p>
      <text:p text:style-name="Text_20_body">Modifier l’interface <text:span text:style-name="T4">NotificationService</text:span> afin que l’appel vers <text:span text:style-name="T4">notification-service</text:span> fournisse le jeton en appliquant le filtre <text:span text:style-name="T1">OidcClientRequestReactiveFilter</text:span></text:p>
      <text:p text:style-name="Text_20_body">Activer les traces pour les requêtes de RestClient</text:p>
      <text:p text:style-name="P7">quarkus.rest-client.logging.scope=request-response</text:p>
      <text:p text:style-name="P7">quarkus.rest-client.logging.body-limit=50</text:p>
      <text:p text:style-name="P7">quarkus.log.category."org.jboss.resteasy.reactive.client.logging".level=DEBUG</text:p>
      <text:p text:style-name="Text_20_body">Effectuer ensuite un création de commande via la gateway et visualiser les traces dans order-service lors de l’appel au service de notification.</text:p>
      <text:p text:style-name="Text_20_body">Vous devriez voir le jeton obtenu par order-service</text:p>
      <text:p text:style-name="Text_20_body">Visualiser le jeton sur jwt.io</text:p>
      <text:p text:style-name="Text_20_body">Le service notification peut alors être protégé.</text:p>
      <text:p text:style-name="Text_20_body">Y ajouter l’extension quarkus-oidc et ajouter l’acl <text:span text:style-name="T1">@Roles("default-roles-quarkus")</text:span></text:p>
      <text:p text:style-name="P13">Tester à nouveau</text:p>
      <text:p text:style-name="P13"/>
      <text:h text:style-name="P35" text:outline-level="1"><text:bookmark-start text:name="__RefHeading___Toc4153_1367180548"/>Atelier 7: Containers<text:bookmark-end text:name="__RefHeading___Toc4153_1367180548"/></text:h>
      <text:p text:style-name="Text_20_body">Objectifs</text:p>
      <text:list text:style-name="L25">
        <text:list-item>
          <text:p text:style-name="P72">Construction d’image</text:p>
        </text:list-item>
        <text:list-item>
          <text:p text:style-name="P72">Déploiement vers un cluster</text:p>
        </text:list-item>
        <text:list-item>
          <text:p text:style-name="P72">Remote development / Debug development</text:p>
        </text:list-item>
        <text:list-item>
          <text:p text:style-name="P72">Variables d’environnement et ConfigMap</text:p>
        </text:list-item>
      </text:list>
      <text:h text:style-name="P38" text:outline-level="2"><text:bookmark-start text:name="__RefHeading___Toc4133_1367180548"/>7.1 Construction d’image<text:bookmark-end text:name="__RefHeading___Toc4133_1367180548"/></text:h>
      <text:p text:style-name="Text_20_body">Nécessite un compte DockerHub</text:p>
      <text:p text:style-name="Text_20_body">Récupérer le projet delivery-service, il apporte les modifications suivantes :</text:p>
      <text:list text:style-name="L26">
        <text:list-item>
          <text:p text:style-name="P73">Mock du service notification-service durant les tests</text:p>
        </text:list-item>
        <text:list-item>
          <text:p text:style-name="P73">Définition d’une base H2 en profil prod</text:p>
        </text:list-item>
      </text:list>
      <text:p text:style-name="Text_20_body">Ajouter l’extension <text:span text:style-name="T1">container-image-jib</text:span> et supprimer <text:span text:style-name="T1">container-image-docker</text:span></text:p>
      <text:p text:style-name="Text_20_body">Indiquer le nom de l’image dans <text:span text:style-name="T4">application.properties</text:span>, DockerHub ne vous laissera pousser que des images préfixées par votre compte</text:p>
      <text:p text:style-name="Code">quarkus.container-image.image=dthibau/quarkus-delivery-service:1.0.0-SNAPSHOT</text:p>
      <text:p text:style-name="Text_20_body">Construire l’image en activant le profil de prod:</text:p>
      <text:p text:style-name="Code">quarkus build -Dquarkus.container-image.build=true -Dquarkus.profile=prod</text:p>
      <text:p text:style-name="Text_20_body">Ensuite push vers DockerHub</text:p>
      <text:p text:style-name="Code">docker login</text:p>
      <text:p text:style-name="Code">docker push dthibau/quarkus-delivery-service:1.0.0-SNAPSHOT</text:p>
      <text:p text:style-name="Text_20_body">Exécuter ensuite l’image dans l’environnement local et essayer d’accéder à l’application.Par exemple :</text:p>
      <text:p text:style-name="Code">docker run --network host dthibau/quarkus-delivery-service:1.0.0-SNAPSHOT</text:p>
      <text:h text:style-name="P38" text:outline-level="2"><text:bookmark-start text:name="__RefHeading___Toc4135_1367180548"/>7.2 Ressources Kubernetes<text:bookmark-end text:name="__RefHeading___Toc4135_1367180548"/></text:h>
      <text:p text:style-name="Text_20_body">Démarrer votre cluster Kubernetes</text:p>
      <text:p text:style-name="Text_20_body">Sur le projet delivery-service</text:p>
      <text:p text:style-name="Text_20_body">Ajouter l’extension <text:span text:style-name="T1">kind</text:span></text:p>
      <text:p text:style-name="Code">quarkus ext add quarkus-kind</text:p>
      <text:p text:style-name="Text_20_body">Effectuer un build et visualiser les ressources Kubernetes créées</text:p>
      <text:p text:style-name="Code">quarkus build</text:p>
      <text:p text:style-name="Text_20_body">Assurer vous que votre cluster Kubernetes est démarré et que votre client <text:span text:style-name="T4">kubectl</text:span> est effectif. Déployer les ressources sur votre cluster avec kubectl :</text:p>
      <text:p text:style-name="Code"><text:soft-page-break/>kubectl apply -f target/kubernetes/kind.yml</text:p>
      <text:p text:style-name="Text_20_body">Vérifier le démarrage du pod et la présence du service</text:p>
      <text:p text:style-name="Text_20_body">Effectuer un port-forward afin de pouvoir accéder au service via un port local :</text:p>
      <text:p text:style-name="Code">kubectl port-forward service/delivery-service 8001:80</text:p>
      <text:h text:style-name="P38" text:outline-level="2"><text:bookmark-start text:name="__RefHeading___Toc4137_1367180548"/>7.3 Remote development mode<text:bookmark-end text:name="__RefHeading___Toc4137_1367180548"/></text:h>
      <text:p text:style-name="Text_20_body">Supprimer les ressources <text:span text:style-name="T4">kubernetes</text:span> déployées manuellement :</text:p>
      <text:p text:style-name="Code">kubectl delete service delivery-service</text:p>
      <text:p text:style-name="Code">kubectl delete deployment delivery-service</text:p>
      <text:p text:style-name="Text_20_body">Ajouter les propriétés</text:p>
      <text:p text:style-name="Code">quarkus.kubernetes.deploy=true</text:p>
      <text:p text:style-name="Code">quarkus.kubernetes.namespace=default</text:p>
      <text:p text:style-name="P18">Effectuer un build et observer le déploiement automatique sur votre cluster</text:p>
      <text:p text:style-name="P18">Ajouter ensuite la configuration suivante :</text:p>
      <text:p text:style-name="Code">quarkus.kubernetes.service-type=node-port</text:p>
      <text:p text:style-name="Code">quarkus.package.type=mutable-jar</text:p>
      <text:p text:style-name="Code">quarkus.kubernetes.env.vars.quarkus-launch-devmode=true</text:p>
      <text:p text:style-name="Code">quarkus.live-reload.password=secret</text:p>
      <text:p text:style-name="Text_20_body">Supprimer les configurations spécifiques sur les ports http (sinon soucis sur la génération de la ressource service kind)</text:p>
      <text:p text:style-name="Text_20_body">Effectuer un déploiement, vérifier le remplacement du container</text:p>
      <text:p text:style-name="Code">kubectl get po -w</text:p>
      <text:p text:style-name="Text_20_body">Lors la nouvelle version est déployée, vérifier les logs :</text:p>
      <text:p text:style-name="Code">kubectl logs &lt;pod-id&gt;</text:p>
      <text:p text:style-name="Text_20_body">afin d’y voir :</text:p>
      <text:p text:style-name="P10">(Quarkus Main Thread) Profile dev activated. Live Coding activated.</text:p>
      <text:p text:style-name="Text_20_body">Récupérer le host de votre cluster kind</text:p>
      <text:p text:style-name="Code">export CLUSTER_HOST=$(kubectl get po -l</text:p>
      <text:p text:style-name="Code">app.kubernetes.io/name=delivery-service -n default -o</text:p>
      <text:p text:style-name="Code">jsonpath='{.items[0].status.hostIP}')</text:p>
      <text:p text:style-name="Code">export NODE_PORT=$(kubectl -n default get service</text:p>
      <text:p text:style-name="Code">delivery-service -o</text:p>
      <text:p text:style-name="Code">jsonpath='{.spec.ports[0].nodePort}'')</text:p>
      <text:p text:style-name="Text_20_body"><text:soft-page-break/>Accéder à l’URL <text:span text:style-name="T1">http://$CLUSTER_HOST:$NODE_PORT</text:span></text:p>
      <text:p text:style-name="Text_20_body">Vous devez voir la page de Bienvenue de Quarkus</text:p>
      <text:p text:style-name="Text_20_body">Indiquer cette URL dans la propriété :</text:p>
      <text:p text:style-name="Code">quarkus.live-reload.url</text:p>
      <text:p text:style-name="Text_20_body">Lancer ensuite :</text:p>
      <text:p text:style-name="Code">mvn quarkus:remote-dev</text:p>
      <text:p text:style-name="Text_20_body">Vous devez voir : <text:span text:style-name="T4">Connected to remote server</text:span></text:p>
      <text:p text:style-name="P13">Modifier le source et faire reload dans le navigateur. Le container devrait être déployé avec la modification.</text:p>
      <text:p text:style-name="P13"/>
      <text:h text:style-name="P35" text:outline-level="1"><text:bookmark-start text:name="__RefHeading___Toc4155_1367180548"/>Ateliers 8. Observabilité<text:bookmark-end text:name="__RefHeading___Toc4155_1367180548"/></text:h>
      <text:h text:style-name="P38" text:outline-level="2"><text:bookmark-start text:name="__RefHeading___Toc4139_1367180548"/>8.1 Health check<text:bookmark-end text:name="__RefHeading___Toc4139_1367180548"/></text:h>
      <text:p text:style-name="Text_20_body">Sur le projet <text:span text:style-name="T4">delivery-service</text:span></text:p>
      <text:p text:style-name="Text_20_body">Ajouter l’extension <text:span text:style-name="T1">quarkus-smallrye-health</text:span></text:p>
      <text:p text:style-name="Text_20_body">Démarre le projet via</text:p>
      <text:p text:style-name="Code">mvn quarkus:remote-dev</text:p>
      <text:p text:style-name="Text_20_body">Visualisation les endpoints de health</text:p>
      <text:p text:style-name="Text_20_body">Créer une nouvelle classe org.formation.DiskSpaceHealthCheck avec le code suivant :</text:p>
      <text:p text:style-name="Code">@Startup</text:p>
      <text:p text:style-name="Code">@ApplicationScoped</text:p>
      <text:p text:style-name="Code">public class DiskSpaceHealthCheck implements HealthCheck{</text:p>
      <text:p text:style-name="Code">private static final long MINIMUM_DISK_SPACE_REQUIRED = 1_000_000_000; // 1 GB</text:p>
      <text:p text:style-name="Code">@Override</text:p>
      <text:p text:style-name="Code">public HealthCheckResponse call() {</text:p>
      <text:p text:style-name="Code">long freeDiskSpace = getFreeDiskSpace();</text:p>
      <text:p text:style-name="Code">if (freeDiskSpace &gt;= MINIMUM_DISK_SPACE_REQUIRED) {</text:p>
      <text:p text:style-name="Code">return HealthCheckResponse</text:p>
      <text:p text:style-name="Code">.named("disk-space")</text:p>
      <text:p text:style-name="Code">.up()</text:p>
      <text:p text:style-name="Code">.withData("freeDiskSpace", freeDiskSpace)</text:p>
      <text:p text:style-name="Code">.build();</text:p>
      <text:p text:style-name="Code">} else {</text:p>
      <text:p text:style-name="Code">return HealthCheckResponse</text:p>
      <text:p text:style-name="Code">.named("disk-space")</text:p>
      <text:p text:style-name="Code">.down()</text:p>
      <text:p text:style-name="Code">.withData("freeDiskSpace", freeDiskSpace)</text:p>
      <text:p text:style-name="Code">.withData("message", "Insufficient disk space.")</text:p>
      <text:p text:style-name="Code">.build();</text:p>
      <text:p text:style-name="Code">}</text:p>
      <text:p text:style-name="Code"><text:soft-page-break/>}</text:p>
      <text:p text:style-name="Code">private long getFreeDiskSpace() {</text:p>
      <text:p text:style-name="Code">File root = new File("/");</text:p>
      <text:p text:style-name="Code">return root.getUsableSpace();</text:p>
      <text:p text:style-name="Code">}</text:p>
      <text:p text:style-name="Code">}</text:p>
      <text:p text:style-name="Code">Recharger les URLS</text:p>
      <text:list text:style-name="L27">
        <text:list-item>
          <text:p text:style-name="P74">http://$CLUSTER_HOST:$NODE_PORT/q/health/</text:p>
        </text:list-item>
        <text:list-item>
          <text:p text:style-name="P74">http://$CLUSTER_HOST:$NODE_PORT/q/health/started</text:p>
        </text:list-item>
      </text:list>
      <text:h text:style-name="Heading_20_2" text:outline-level="2"><text:bookmark-start text:name="__RefHeading___Toc4141_1367180548"/>8.2 Tracing distribué<text:bookmark-end text:name="__RefHeading___Toc4141_1367180548"/></text:h>
      <text:p text:style-name="Text_20_body">Démarrer un serveur Jaeger</text:p>
      <text:p text:style-name="Code">docker run -p 5775:5775/udp -p 6831:6831/udp -p 6832:6832/udp -p 5778:5778 -p 16686:16686 -p 14268:14268 jaegertracing/all-in-one:latest</text:p>
      <text:p text:style-name="Text_20_body">Enlever les tests de sécurité sur notification-service</text:p>
      <text:p text:style-name="Text_20_body">Supprimer l’extension <text:span text:style-name="T4">quarkus-oidc</text:span></text:p>
      <text:p text:style-name="Code">quarkus ext remove quarkus-oidc</text:p>
      <text:p text:style-name="Text_20_body">Ajouter l’extension <text:span text:style-name="T1">quarkus-smallrye-opentracing</text:span></text:p>
      <text:p text:style-name="Text_20_body">Mettre à jour les propriétés</text:p>
      <text:p text:style-name="Code">quarkus.jaeger.service-name=notification-service</text:p>
      <text:p text:style-name="Code">quarkus.jaeger.sampler-type=const</text:p>
      <text:p text:style-name="Code">quarkus.jaeger.sampler-param=1</text:p>
      <text:p text:style-name="Code">quarkus.log.console.format=%d{HH:mm:ss} %-5p traceId=</text:p>
      <text:p text:style-name="Code">%X{traceId}, parentId=%X{parentId}, spanId=%X{spanId},</text:p>
      <text:p text:style-name="Code">sampled=%X{sampled} [%c{2.}] (%t) %s%e%n</text:p>
      <text:p text:style-name="Text_20_body">Démarrer le service</text:p>
      <text:p text:style-name="Text_20_body">Faire la même chose pour delivery-service</text:p>
      <text:p text:style-name="Text_20_body">Accéder à delivery-service et faire quelques requêtes, en particulier création d’une</text:p>
      <text:p text:style-name="Text_20_body">livraison.</text:p>
      <text:p text:style-name="Text_20_body">Observer les traces des services, vous devez y voir les traces d’OpenTracing in<text:span text:style-name="T17">d</text:span>iquant des <text:span text:style-name="T4">traceId</text:span> et des <text:span text:style-name="T4">spanIds</text:span></text:p>
      <text:p text:style-name="Text_20_body">Accéder à Jaeger : http://localhost:16686/</text:p>
      <text:p text:style-name="P18">Retrouver les traces de vos appels.</text:p>
      <text:h text:style-name="Heading_20_2" text:outline-level="2"><text:bookmark-start text:name="__RefHeading___Toc4161_1367180548"/><text:soft-page-break/>8.3 Métriques<text:bookmark-end text:name="__RefHeading___Toc4161_1367180548"/></text:h>
      <text:p text:style-name="Text_20_body">Sur le projet delivery-service</text:p>
      <text:p text:style-name="Text_20_body">Ajouter les extensions :</text:p>
      <text:list text:style-name="L28">
        <text:list-item>
          <text:p text:style-name="P58">quarkus-micrometer</text:p>
        </text:list-item>
        <text:list-item>
          <text:p text:style-name="P58">micrometer-registry-prometheus</text:p>
        </text:list-item>
      </text:list>
      <text:p text:style-name="Text_20_body">Démarrer et accéder à la page Prometheus (lien accessible dans la DevUI)</text:p>
      <text:p text:style-name="Code">http://localhost:8080/q/dev-ui/io.quarkus.quarkus-micrometer/prometheus</text:p>
      <text:p text:style-name="Text_20_body">Effectuer quelques appels via l’API</text:p>
      <text:p text:style-name="Text_20_body">Ajouter ensuite les métriques pour la base de données :</text:p>
      <text:p text:style-name="Code">quarkus.datasource.metrics.enabled=tru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Droid Sans Fallback" svg:font-family="'Droid Sans Fallback'" style:font-family-generic="modern" style:font-pitch="fixed"/>
    <style:font-face style:name="Droid Sans Mono" svg:font-family="'Droid Sans Mono', monospace, monospace"/>
    <style:font-face style:name="Gill Sans MT" svg:font-family="'Gill Sans MT'" style:font-family-generic="system"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Mono1" svg:font-family="'Liberation Mono', 'Courier New'"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ohit Devanagari" svg:font-family="'Lohit Devanagari'" style:font-family-generic="roman" style:font-pitch="variable"/>
    <style:font-face style:name="Lohit Hindi" svg:font-family="'Lohit Hindi'"/>
    <style:font-face style:name="Lohit Hindi1" svg:font-family="'Lohit Hindi'" style:font-family-generic="roman" style:font-pitch="variable"/>
    <style:font-face style:name="Lohit Hindi2" svg:font-family="'Lohit Hindi'" style:font-family-generic="system" style:font-pitch="variable"/>
    <style:font-face style:name="Lucida Sans Unicode" svg:font-family="'Lucida Sans Unicode'" style:font-family-generic="roman" style:font-pitch="variable"/>
    <style:font-face style:name="Noto Sans" svg:font-family="'Noto Sans'" style:font-family-generic="roman" style:font-pitch="variable"/>
    <style:font-face style:name="OpenSymbol" svg:font-family="OpenSymbol" style:font-charset="x-symbol"/>
    <style:font-face style:name="OpenSymbol1" svg:font-family="OpenSymbol"/>
    <style:font-face style:name="OpenSymbol2" svg:font-family="OpenSymbol, 'Arial Unicode MS'" style:font-family-generic="roman"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fr" fo:country="FR" style:letter-kerning="true" style:font-name-asian="WenQuanYi Micro Hei" style:font-size-asian="10.5pt" style:language-asian="zh" style:country-asian="CN" style:font-name-complex="Lohit Hindi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WenQuanYi Micro Hei" style:font-size-asian="10.5pt" style:language-asian="zh" style:country-asian="CN" style:font-name-complex="Lohit Hindi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2"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ab-stops/>
      </style:paragraph-properties>
      <style:text-properties fo:color="#000000" loext:opacity="100%" fo:font-size="10.5pt" fo:font-style="italic" style:text-underline-style="solid" style:text-underline-width="auto" style:text-underline-color="font-color" fo:font-weight="normal" style:font-size-asian="14pt" style:font-weight-asian="bold" style:font-size-complex="14pt" style:font-weight-complex="bold" style:text-overline-style="none" style:text-overline-color="font-color"/>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mmande" style:family="paragraph" style:parent-style-name="Preformatted_20_Text">
      <style:paragraph-properties fo:margin-top="0cm" fo:margin-bottom="0.3cm" style:contextual-spacing="false"/>
      <style:text-properties fo:font-weight="bold"/>
    </style:style>
    <style:style style:name="Style_20_de_20_dessin_20_par_20_défaut" style:display-name="Style de dessin par défaut" style:family="paragraph">
      <style:paragraph-properties fo:margin-top="0cm" fo:margin-bottom="0cm" style:contextual-spacing="false" fo:line-height="95%" fo:text-align="start" style:justify-single-word="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Tahoma1" style:font-family-complex="Tahoma" style:font-family-generic-complex="system" style:font-pitch-complex="variable" style:font-size-complex="12pt" style:text-emphasize="none"/>
    </style:style>
    <style:style style:name="Objet_20_sans_20_remplissage" style:display-name="Objet sans remplissage" style:family="paragraph" style:parent-style-name="Style_20_de_20_dessin_20_par_20_défaut">
      <style:paragraph-properties fo:margin-top="0cm" fo:margin-bottom="0cm" style:contextual-spacing="false" fo:line-height="95%" fo:text-align="start" style:justify-single-word="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t_20_sans_20_remplissage_20_et_20_sans_20_ligne" style:display-name="Objet sans remplissage et sans ligne" style:family="paragraph" style:parent-style-name="Style_20_de_20_dessin_20_par_20_défaut">
      <style:paragraph-properties fo:margin-top="0cm" fo:margin-bottom="0cm" style:contextual-spacing="false" fo:line-height="95%" fo:text-align="start" style:justify-single-word="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font-size-asian="24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re_20_A4" style:display-name="Titre A4" style:family="paragraph" style:parent-style-name="A4">
      <style:text-properties style:font-name="Noto Sans" fo:font-family="'Noto Sans'" style:font-family-generic="roman" style:font-pitch="variable" fo:font-size="44pt" style:font-size-asian="44pt"/>
    </style:style>
    <style:style style:name="En-tête_20_A4" style:display-name="En-tête A4" style:family="paragraph" style:parent-style-name="A4">
      <style:text-properties style:font-name="Noto Sans" fo:font-family="'Noto Sans'" style:font-family-generic="roman" style:font-pitch="variable" fo:font-size="24pt" style:font-size-asian="24pt"/>
    </style:style>
    <style:style style:name="Texte_20_A4" style:display-name="Texte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re_20_A0" style:display-name="Titre A0" style:family="paragraph" style:parent-style-name="A4">
      <style:text-properties style:font-name="Noto Sans" fo:font-family="'Noto Sans'" style:font-family-generic="roman" style:font-pitch="variable" fo:font-size="96pt" style:font-size-asian="96pt"/>
    </style:style>
    <style:style style:name="En-tête_20_A0" style:display-name="En-tête A0" style:family="paragraph" style:parent-style-name="A4">
      <style:text-properties style:font-name="Noto Sans" fo:font-family="'Noto Sans'" style:font-family-generic="roman" style:font-pitch="variable" fo:font-size="72pt" style:font-size-asian="72pt"/>
    </style:style>
    <style:style style:name="Texte_20_A0" style:display-name="Texte A0" style:family="paragraph" style:parent-style-name="A4">
      <style:text-properties style:font-name="Noto Sans" fo:font-family="'Noto Sans'" style:font-family-generic="roman" style:font-pitch="variable" fo:font-size="18pt" style:font-size-asian="18pt"/>
    </style:style>
    <style:style style:name="Image" style:family="paragraph">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Tahoma1" style:font-family-complex="Tahoma" style:font-family-generic-complex="system" style:font-pitch-complex="variable" style:font-size-complex="12pt"/>
    </style:style>
    <style:style style:name="Formes" style:family="paragraph" style:parent-style-name="Image">
      <style:text-properties style:font-name="Liberation Sans" fo:font-family="'Liberation Sans'" style:font-family-generic="roman" style:font-pitch="variable" fo:font-size="14pt" fo:font-weight="bold" style:font-size-asian="14pt" style:font-weight-asian="bold"/>
    </style:style>
    <style:style style:name="Plein" style:family="paragraph" style:parent-style-name="Formes">
      <style:text-properties style:font-name="Liberation Sans" fo:font-family="'Liberation Sans'" style:font-family-generic="roman" style:font-pitch="variable" fo:font-size="14pt" fo:font-weight="bold" style:font-size-asian="14pt" style:font-weight-asian="bold"/>
    </style:style>
    <style:style style:name="Plein_20_bleu" style:display-name="Plein bleu" style:family="paragraph" style:parent-style-name="Plein">
      <style:text-properties fo:color="#ffffff" loext:opacity="100%" style:font-name="Liberation Sans" fo:font-family="'Liberation Sans'" style:font-family-generic="roman" style:font-pitch="variable" fo:font-size="14pt" fo:font-weight="bold" style:font-size-asian="14pt" style:font-weight-asian="bold"/>
    </style:style>
    <style:style style:name="Plein_20_vert" style:display-name="Plein vert" style:family="paragraph" style:parent-style-name="Plein">
      <style:text-properties fo:color="#ffffff" loext:opacity="100%" style:font-name="Liberation Sans" fo:font-family="'Liberation Sans'" style:font-family-generic="roman" style:font-pitch="variable" fo:font-size="14pt" fo:font-weight="bold" style:font-size-asian="14pt" style:font-weight-asian="bold"/>
    </style:style>
    <style:style style:name="Plein_20_rouge" style:display-name="Plein rouge" style:family="paragraph" style:parent-style-name="Plein">
      <style:text-properties fo:color="#ffffff" loext:opacity="100%" style:font-name="Liberation Sans" fo:font-family="'Liberation Sans'" style:font-family-generic="roman" style:font-pitch="variable" fo:font-size="14pt" fo:font-weight="bold" style:font-size-asian="14pt" style:font-weight-asian="bold"/>
    </style:style>
    <style:style style:name="Plein_20_jaune" style:display-name="Plein jaune" style:family="paragraph" style:parent-style-name="Plein">
      <style:text-properties fo:color="#ffffff" loext:opacity="100%" style:font-name="Liberation Sans" fo:font-family="'Liberation Sans'" style:font-family-generic="roman" style:font-pitch="variable" fo:font-size="14pt" fo:font-weight="bold" style:font-size-asian="14pt" style:font-weight-asian="bold"/>
    </style:style>
    <style:style style:name="Contour" style:family="paragraph" style:parent-style-name="Formes">
      <style:text-properties style:font-name="Liberation Sans" fo:font-family="'Liberation Sans'" style:font-family-generic="roman" style:font-pitch="variable" fo:font-size="14pt" fo:font-weight="bold" style:font-size-asian="14pt" style:font-weight-asian="bold"/>
    </style:style>
    <style:style style:name="Contour_20_bleu" style:display-name="Contour bleu" style:family="paragraph" style:parent-style-name="Contour">
      <style:text-properties fo:color="#355269" loext:opacity="100%" style:font-name="Liberation Sans" fo:font-family="'Liberation Sans'" style:font-family-generic="roman" style:font-pitch="variable" fo:font-size="14pt" fo:font-weight="bold" style:font-size-asian="14pt" style:font-weight-asian="bold"/>
    </style:style>
    <style:style style:name="Contour_20_vert" style:display-name="Contour vert" style:family="paragraph" style:parent-style-name="Contour">
      <style:text-properties fo:color="#127622" loext:opacity="100%" style:font-name="Liberation Sans" fo:font-family="'Liberation Sans'" style:font-family-generic="roman" style:font-pitch="variable" fo:font-size="14pt" fo:font-weight="bold" style:font-size-asian="14pt" style:font-weight-asian="bold"/>
    </style:style>
    <style:style style:name="Contour_20_rouge" style:display-name="Contour rouge" style:family="paragraph" style:parent-style-name="Contour">
      <style:text-properties fo:color="#c9211e" loext:opacity="100%" style:font-name="Liberation Sans" fo:font-family="'Liberation Sans'" style:font-family-generic="roman" style:font-pitch="variable" fo:font-size="14pt" fo:font-weight="bold" style:font-size-asian="14pt" style:font-weight-asian="bold"/>
    </style:style>
    <style:style style:name="Contour_20_jaune" style:display-name="Contour jaune" style:family="paragraph" style:parent-style-name="Contour">
      <style:text-properties fo:color="#b47804" loext:opacity="100%" style:font-name="Liberation Sans" fo:font-family="'Liberation Sans'" style:font-family-generic="roman" style:font-pitch="variable" fo:font-size="14pt" fo:font-weight="bold" style:font-size-asian="14pt" style:font-weight-asian="bold"/>
    </style:style>
    <style:style style:name="Lignes" style:family="paragraph" style:parent-style-name="Image">
      <style:text-properties style:font-name="Liberation Sans" fo:font-family="'Liberation Sans'" style:font-family-generic="roman" style:font-pitch="variable" fo:font-size="18pt" style:font-size-asian="18pt"/>
    </style:style>
    <style:style style:name="Ligne_20_fléchée" style:display-name="Ligne fléchée" style:family="paragraph" style:parent-style-name="Lignes">
      <style:text-properties style:font-name="Liberation Sans" fo:font-family="'Liberation Sans'" style:font-family-generic="roman" style:font-pitch="variable" fo:font-size="18pt" style:font-size-asian="18pt"/>
    </style:style>
    <style:style style:name="Ligne_20_en_20_pointillés" style:display-name="Ligne en pointillés" style:family="paragraph" style:parent-style-name="Lignes">
      <style:text-properties style:font-name="Liberation Sans" fo:font-family="'Liberation Sans'" style:font-family-generic="roman" style:font-pitch="variable" fo:font-size="18pt" style:font-size-asian="18pt"/>
    </style:style>
    <style:style style:name="Standard_7e_LT_7e_Gliederung_20_1" style:display-name="Standard~LT~Gliederung 1" style:family="paragraph">
      <style:paragraph-properties fo:margin-left="0.953cm" fo:margin-top="0cm" fo:margin-bottom="0.503cm" style:contextual-spacing="false" fo:line-height="95%" fo:text-align="start" style:justify-single-word="false" fo:text-indent="-0.953cm" style:auto-text-indent="false">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Tahoma1" style:font-family-complex="Tahoma"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paragraph-properties fo:margin-left="2.064cm" fo:margin-top="0cm" fo:margin-bottom="0.4cm" style:contextual-spacing="false" fo:line-height="95%"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8pt" fo:font-style="normal" fo:text-shadow="none" style:text-underline-style="none" fo:font-weight="normal"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paragraph-properties fo:margin-left="3.175cm" fo:margin-top="0cm" fo:margin-bottom="0.3cm" style:contextual-spacing="false" fo:line-height="95%"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paragraph-properties fo:margin-left="4.445cm" fo:margin-top="0cm" fo:margin-bottom="0.203cm" style:contextual-spacing="false" fo:line-height="95%"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paragraph-properties fo:margin-left="5.715cm" fo:margin-top="0cm" fo:margin-bottom="0.101cm" style:contextual-spacing="false" fo:line-height="95%"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paragraph-properties fo:margin-left="5.715cm" fo:margin-top="0cm" fo:margin-bottom="0.101cm" style:contextual-spacing="false" fo:line-height="95%"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paragraph-properties fo:margin-left="5.715cm" fo:margin-top="0cm" fo:margin-bottom="0.101cm" style:contextual-spacing="false" fo:line-height="95%"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paragraph-properties fo:margin-left="5.715cm" fo:margin-top="0cm" fo:margin-bottom="0.101cm" style:contextual-spacing="false" fo:line-height="95%"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paragraph-properties fo:margin-left="5.715cm" fo:margin-top="0cm" fo:margin-bottom="0.101cm" style:contextual-spacing="false" fo:line-height="95%"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Titel" style:display-name="Standard~LT~Titel" style:family="paragraph">
      <style:paragraph-properties fo:margin-top="0cm" fo:margin-bottom="0cm" style:contextual-spacing="false" fo:line-height="95%" fo:text-align="center" style:justify-single-word="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44pt" fo:font-style="normal" fo:text-shadow="none" style:text-underline-style="none" fo:font-weight="normal" style:font-name-asian="DejaVu Sans" style:font-family-asian="'DejaVu Sans'" style:font-family-generic-asian="system" style:font-pitch-asian="variable" style:font-size-asian="44pt" style:font-style-asian="normal" style:font-weight-asian="normal" style:font-name-complex="Tahoma1" style:font-family-complex="Tahoma" style:font-family-generic-complex="system" style:font-pitch-complex="variable" style:font-size-complex="12pt" style:text-emphasize="none"/>
    </style:style>
    <style:style style:name="Standard_7e_LT_7e_Untertitel" style:display-name="Standard~LT~Untertitel" style:family="paragraph">
      <style:paragraph-properties fo:margin-left="0.953cm" fo:margin-top="0cm" fo:margin-bottom="0cm" style:contextual-spacing="false" fo:line-height="95%" fo:text-align="center" style:justify-single-word="false" fo:text-indent="-0.953cm" style:auto-text-indent="false">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Tahoma1" style:font-family-complex="Tahoma" style:font-family-generic-complex="system" style:font-pitch-complex="variable" style:font-size-complex="12pt" style:text-emphasize="none"/>
    </style:style>
    <style:style style:name="Standard_7e_LT_7e_Notizen" style:display-name="Standard~LT~Notizen" style:family="paragraph">
      <style:paragraph-properties fo:margin-top="0.159cm" fo:margin-bottom="0cm" style:contextual-spacing="false" style:line-height-at-least="0cm" fo:text-align="start" style:justify-single-word="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Hindi1" fo:font-family="'Lohit Hind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Standard_7e_LT_7e_Hintergrundobjekte" style:display-name="Standard~LT~Hintergrundobjekte" style:family="paragraph">
      <style:paragraph-properties fo:margin-top="0cm" fo:margin-bottom="0cm" style:contextual-spacing="false" fo:line-height="95%" fo:text-align="start" style:justify-single-word="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line-through-style="none" style:text-line-through-type="none" style:font-name="Lucida Sans Unicode" fo:font-family="'Lucida Sans Unicode'"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Tahoma1" style:font-family-complex="Tahoma" style:font-family-generic-complex="system" style:font-pitch-complex="variable" style:font-size-complex="12pt"/>
    </style:style>
    <style:style style:name="Standard_7e_LT_7e_Hintergrund" style:display-name="Standard~LT~Hintergrund" style:family="paragraph">
      <style:paragraph-properties fo:text-align="center" style:justify-single-word="false"/>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Tahoma1" style:font-family-complex="Tahoma" style:font-family-generic-complex="system" style:font-pitch-complex="variable" style:font-size-complex="12pt"/>
    </style:style>
    <style:style style:name="default" style:family="paragraph">
      <style:paragraph-properties fo:margin-top="0cm" fo:margin-bottom="0cm" style:contextual-spacing="false" style:line-height-at-least="0cm"/>
      <style:text-properties style:use-window-font-color="true" loext:opacity="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Tahoma1" style:font-family-complex="Tahoma" style:font-family-generic-complex="system" style:font-pitch-complex="variable" style:font-size-complex="12pt"/>
    </style:style>
    <style:style style:name="bg-none" style:family="paragraph" style:parent-style-name="default">
      <style:paragraph-properties fo:margin-top="0cm" fo:margin-bottom="0cm" style:contextual-spacing="false" style:line-height-at-least="0cm"/>
      <style:text-properties style:use-window-font-color="true" loext:opacity="0%" style:font-name="Lohit Devanagari" fo:font-family="'Lohit Devanagari'" style:font-family-generic="roman" style:font-pitch="variable" fo:font-size="18pt" style:letter-kerning="true" style:font-size-asian="18pt"/>
    </style:style>
    <style:style style:name="gray" style:family="paragraph" style:parent-style-name="default">
      <style:paragraph-properties fo:margin-top="0cm" fo:margin-bottom="0cm" style:contextual-spacing="false" style:line-height-at-least="0cm"/>
      <style:text-properties style:use-window-font-color="true" loext:opacity="0%" style:font-name="Lohit Devanagari" fo:font-family="'Lohit Devanagari'" style:font-family-generic="roman" style:font-pitch="variable" fo:font-size="18pt" style:letter-kerning="true" style:font-size-asian="18pt"/>
    </style:style>
    <style:style style:name="dark-gray" style:family="paragraph" style:parent-style-name="default">
      <style:paragraph-properties fo:margin-top="0cm" fo:margin-bottom="0cm" style:contextual-spacing="false" style:line-height-at-least="0cm"/>
      <style:text-properties style:use-window-font-color="true" loext:opacity="0%" style:font-name="Lohit Devanagari" fo:font-family="'Lohit Devanagari'" style:font-family-generic="roman" style:font-pitch="variable" fo:font-size="18pt" style:letter-kerning="true" style:font-size-asian="18pt"/>
    </style:style>
    <style:style style:name="black" style:family="paragraph" style:parent-style-name="default">
      <style:paragraph-properties fo:margin-top="0cm" fo:margin-bottom="0cm" style:contextual-spacing="false" style:line-height-at-least="0cm"/>
      <style:text-properties fo:color="#ffffff" loext:opacity="100%" style:font-name="Lohit Devanagari" fo:font-family="'Lohit Devanagari'" style:font-family-generic="roman" style:font-pitch="variable" fo:font-size="18pt" style:letter-kerning="true" style:font-size-asian="18pt"/>
    </style:style>
    <style:style style:name="black-with-border" style:family="paragraph" style:parent-style-name="default">
      <style:paragraph-properties fo:margin-top="0cm" fo:margin-bottom="0cm" style:contextual-spacing="false" style:line-height-at-least="0cm"/>
      <style:text-properties fo:color="#ffffff" loext:opacity="100%" style:font-name="Lohit Devanagari" fo:font-family="'Lohit Devanagari'" style:font-family-generic="roman" style:font-pitch="variable" fo:font-size="18pt" style:letter-kerning="true" style:font-size-asian="18pt"/>
    </style:style>
    <style:style style:name="gray-with-border" style:family="paragraph" style:parent-style-name="default">
      <style:paragraph-properties fo:margin-top="0cm" fo:margin-bottom="0cm" style:contextual-spacing="false" style:line-height-at-least="0cm"/>
      <style:text-properties style:use-window-font-color="true" loext:opacity="0%" style:font-name="Lohit Devanagari" fo:font-family="'Lohit Devanagari'" style:font-family-generic="roman" style:font-pitch="variable" fo:font-size="18pt" style:letter-kerning="true" style:font-size-asian="18pt"/>
    </style:style>
    <style:style style:name="white" style:family="paragraph" style:parent-style-name="default">
      <style:paragraph-properties fo:margin-top="0cm" fo:margin-bottom="0cm" style:contextual-spacing="false" style:line-height-at-least="0cm"/>
      <style:text-properties style:use-window-font-color="true" loext:opacity="0%" style:font-name="Lohit Devanagari" fo:font-family="'Lohit Devanagari'" style:font-family-generic="roman" style:font-pitch="variable" fo:font-size="18pt" style:letter-kerning="true" style:font-size-asian="18pt"/>
    </style:style>
    <style:style style:name="white-with-border" style:family="paragraph" style:parent-style-name="default">
      <style:paragraph-properties fo:margin-top="0cm" fo:margin-bottom="0cm" style:contextual-spacing="false" style:line-height-at-least="0cm"/>
      <style:text-properties style:use-window-font-color="true" loext:opacity="0%" style:font-name="Lohit Devanagari" fo:font-family="'Lohit Devanagari'" style:font-family-generic="roman" style:font-pitch="variable" fo:font-size="18pt" style:letter-kerning="true" style:font-size-asian="18pt"/>
    </style:style>
    <style:style style:name="blue-title" style:family="paragraph" style:parent-style-name="default">
      <style:paragraph-properties fo:margin-top="0cm" fo:margin-bottom="0cm" style:contextual-spacing="false" style:line-height-at-least="0cm"/>
      <style:text-properties fo:color="#ffffff" loext:opacity="100%" style:font-name="Lohit Devanagari" fo:font-family="'Lohit Devanagari'" style:font-family-generic="roman" style:font-pitch="variable" fo:font-size="18pt" style:letter-kerning="true" style:font-size-asian="18pt"/>
    </style:style>
    <style:style style:name="blue-title-with-border" style:family="paragraph" style:parent-style-name="default">
      <style:paragraph-properties fo:margin-top="0cm" fo:margin-bottom="0cm" style:contextual-spacing="false" style:line-height-at-least="0cm"/>
      <style:text-properties fo:color="#ffffff" loext:opacity="100%" style:font-name="Lohit Devanagari" fo:font-family="'Lohit Devanagari'" style:font-family-generic="roman" style:font-pitch="variable" fo:font-size="18pt" style:letter-kerning="true" style:font-size-asian="18pt"/>
    </style:style>
    <style:style style:name="blue-banded" style:family="paragraph" style:parent-style-name="default">
      <style:paragraph-properties fo:margin-top="0cm" fo:margin-bottom="0cm" style:contextual-spacing="false" style:line-height-at-least="0cm"/>
      <style:text-properties style:use-window-font-color="true" loext:opacity="0%" style:font-name="Lohit Devanagari" fo:font-family="'Lohit Devanagari'" style:font-family-generic="roman" style:font-pitch="variable" fo:font-size="18pt" style:letter-kerning="true" style:font-size-asian="18pt"/>
    </style:style>
    <style:style style:name="blue-normal" style:family="paragraph" style:parent-style-name="default">
      <style:paragraph-properties fo:margin-top="0cm" fo:margin-bottom="0cm" style:contextual-spacing="false" style:line-height-at-least="0cm"/>
      <style:text-properties style:use-window-font-color="true" loext:opacity="0%" style:font-name="Lohit Devanagari" fo:font-family="'Lohit Devanagari'" style:font-family-generic="roman" style:font-pitch="variable" fo:font-size="18pt" style:letter-kerning="true" style:font-size-asian="18pt"/>
    </style:style>
    <style:style style:name="orange-title" style:family="paragraph" style:parent-style-name="default">
      <style:paragraph-properties fo:margin-top="0cm" fo:margin-bottom="0cm" style:contextual-spacing="false" style:line-height-at-least="0cm"/>
      <style:text-properties fo:color="#ffffff" loext:opacity="100%" style:font-name="Lohit Devanagari" fo:font-family="'Lohit Devanagari'" style:font-family-generic="roman" style:font-pitch="variable" fo:font-size="18pt" style:letter-kerning="true" style:font-size-asian="18pt"/>
    </style:style>
    <style:style style:name="orange-title-with-border" style:family="paragraph" style:parent-style-name="default">
      <style:paragraph-properties fo:margin-top="0cm" fo:margin-bottom="0cm" style:contextual-spacing="false" style:line-height-at-least="0cm"/>
      <style:text-properties fo:color="#ffffff" loext:opacity="100%" style:font-name="Lohit Devanagari" fo:font-family="'Lohit Devanagari'" style:font-family-generic="roman" style:font-pitch="variable" fo:font-size="18pt" style:letter-kerning="true" style:font-size-asian="18pt"/>
    </style:style>
    <style:style style:name="orange-banded" style:family="paragraph" style:parent-style-name="default">
      <style:paragraph-properties fo:margin-top="0cm" fo:margin-bottom="0cm" style:contextual-spacing="false" style:line-height-at-least="0cm"/>
      <style:text-properties style:use-window-font-color="true" loext:opacity="0%" style:font-name="Lohit Devanagari" fo:font-family="'Lohit Devanagari'" style:font-family-generic="roman" style:font-pitch="variable" fo:font-size="18pt" style:letter-kerning="true" style:font-size-asian="18pt"/>
    </style:style>
    <style:style style:name="orange-normal" style:family="paragraph" style:parent-style-name="default">
      <style:paragraph-properties fo:margin-top="0cm" fo:margin-bottom="0cm" style:contextual-spacing="false" style:line-height-at-least="0cm"/>
      <style:text-properties style:use-window-font-color="true" loext:opacity="0%" style:font-name="Lohit Devanagari" fo:font-family="'Lohit Devanagari'" style:font-family-generic="roman" style:font-pitch="variable" fo:font-size="18pt" style:letter-kerning="true" style:font-size-asian="18pt"/>
    </style:style>
    <style:style style:name="teal-title" style:family="paragraph" style:parent-style-name="default">
      <style:paragraph-properties fo:margin-top="0cm" fo:margin-bottom="0cm" style:contextual-spacing="false" style:line-height-at-least="0cm"/>
      <style:text-properties fo:color="#ffffff" loext:opacity="100%" style:font-name="Lohit Devanagari" fo:font-family="'Lohit Devanagari'" style:font-family-generic="roman" style:font-pitch="variable" fo:font-size="18pt" style:letter-kerning="true" style:font-size-asian="18pt"/>
    </style:style>
    <style:style style:name="teal-title-with-border" style:family="paragraph" style:parent-style-name="default">
      <style:paragraph-properties fo:margin-top="0cm" fo:margin-bottom="0cm" style:contextual-spacing="false" style:line-height-at-least="0cm"/>
      <style:text-properties fo:color="#ffffff" loext:opacity="100%" style:font-name="Lohit Devanagari" fo:font-family="'Lohit Devanagari'" style:font-family-generic="roman" style:font-pitch="variable" fo:font-size="18pt" style:letter-kerning="true" style:font-size-asian="18pt"/>
    </style:style>
    <style:style style:name="teal-banded" style:family="paragraph" style:parent-style-name="default">
      <style:paragraph-properties fo:margin-top="0cm" fo:margin-bottom="0cm" style:contextual-spacing="false" style:line-height-at-least="0cm"/>
      <style:text-properties style:use-window-font-color="true" loext:opacity="0%" style:font-name="Lohit Devanagari" fo:font-family="'Lohit Devanagari'" style:font-family-generic="roman" style:font-pitch="variable" fo:font-size="18pt" style:letter-kerning="true" style:font-size-asian="18pt"/>
    </style:style>
    <style:style style:name="teal-normal" style:family="paragraph" style:parent-style-name="default">
      <style:paragraph-properties fo:margin-top="0cm" fo:margin-bottom="0cm" style:contextual-spacing="false" style:line-height-at-least="0cm"/>
      <style:text-properties style:use-window-font-color="true" loext:opacity="0%" style:font-name="Lohit Devanagari" fo:font-family="'Lohit Devanagari'" style:font-family-generic="roman" style:font-pitch="variable" fo:font-size="18pt" style:letter-kerning="true" style:font-size-asian="18pt"/>
    </style:style>
    <style:style style:name="magenta-title" style:family="paragraph" style:parent-style-name="default">
      <style:paragraph-properties fo:margin-top="0cm" fo:margin-bottom="0cm" style:contextual-spacing="false" style:line-height-at-least="0cm"/>
      <style:text-properties fo:color="#ffffff" loext:opacity="100%" style:font-name="Lohit Devanagari" fo:font-family="'Lohit Devanagari'" style:font-family-generic="roman" style:font-pitch="variable" fo:font-size="18pt" style:letter-kerning="true" style:font-size-asian="18pt"/>
    </style:style>
    <style:style style:name="magenta-title-with-border" style:family="paragraph" style:parent-style-name="default">
      <style:paragraph-properties fo:margin-top="0cm" fo:margin-bottom="0cm" style:contextual-spacing="false" style:line-height-at-least="0cm"/>
      <style:text-properties fo:color="#ffffff" loext:opacity="100%" style:font-name="Lohit Devanagari" fo:font-family="'Lohit Devanagari'" style:font-family-generic="roman" style:font-pitch="variable" fo:font-size="18pt" style:letter-kerning="true" style:font-size-asian="18pt"/>
    </style:style>
    <style:style style:name="magenta-banded" style:family="paragraph" style:parent-style-name="default">
      <style:paragraph-properties fo:margin-top="0cm" fo:margin-bottom="0cm" style:contextual-spacing="false" style:line-height-at-least="0cm"/>
      <style:text-properties style:use-window-font-color="true" loext:opacity="0%" style:font-name="Lohit Devanagari" fo:font-family="'Lohit Devanagari'" style:font-family-generic="roman" style:font-pitch="variable" fo:font-size="18pt" style:letter-kerning="true" style:font-size-asian="18pt"/>
    </style:style>
    <style:style style:name="magenta-normal" style:family="paragraph" style:parent-style-name="default">
      <style:paragraph-properties fo:margin-top="0cm" fo:margin-bottom="0cm" style:contextual-spacing="false" style:line-height-at-least="0cm"/>
      <style:text-properties style:use-window-font-color="true" loext:opacity="0%" style:font-name="Lohit Devanagari" fo:font-family="'Lohit Devanagari'" style:font-family-generic="roman" style:font-pitch="variable" fo:font-size="18pt" style:letter-kerning="true" style:font-size-asian="18pt"/>
    </style:style>
    <style:style style:name="Objets_20_d_27_arrière-plan" style:display-name="Objets d'arrière-plan" style:family="paragraph">
      <style:paragraph-properties fo:margin-top="0cm" fo:margin-bottom="0cm" style:contextual-spacing="false" fo:line-height="95%" fo:text-align="start" style:justify-single-word="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line-through-style="none" style:text-line-through-type="none" style:font-name="Lucida Sans Unicode" fo:font-family="'Lucida Sans Unicode'"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Tahoma1" style:font-family-complex="Tahoma" style:font-family-generic-complex="system" style:font-pitch-complex="variable" style:font-size-complex="12pt"/>
    </style:style>
    <style:style style:name="Arrière-plan" style:family="paragraph">
      <style:paragraph-properties fo:text-align="center" style:justify-single-word="false"/>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Tahoma1" style:font-family-complex="Tahoma" style:font-family-generic-complex="system" style:font-pitch-complex="variable" style:font-size-complex="12pt"/>
    </style:style>
    <style:style style:name="Notes" style:family="paragraph">
      <style:paragraph-properties fo:margin-top="0.159cm" fo:margin-bottom="0cm" style:contextual-spacing="false" style:line-height-at-least="0cm" fo:text-align="start" style:justify-single-word="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Hindi1" fo:font-family="'Lohit Hind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Plan_20_1" style:display-name="Plan 1" style:family="paragraph">
      <style:paragraph-properties fo:margin-left="0.953cm" fo:margin-top="0cm" fo:margin-bottom="0.503cm" style:contextual-spacing="false" fo:line-height="95%" fo:text-align="start" style:justify-single-word="false" fo:text-indent="-0.953cm" style:auto-text-indent="false">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Tahoma1" style:font-family-complex="Tahoma" style:font-family-generic-complex="system" style:font-pitch-complex="variable" style:font-size-complex="12pt" style:text-emphasize="none"/>
    </style:style>
    <style:style style:name="Plan_20_2" style:display-name="Plan 2" style:family="paragraph" style:parent-style-name="Plan_20_1">
      <style:paragraph-properties fo:margin-left="2.064cm" fo:margin-top="0cm" fo:margin-bottom="0.4cm" style:contextual-spacing="false" fo:line-height="95%"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8pt" fo:font-style="normal" fo:text-shadow="none" style:text-underline-style="none" fo:font-weight="normal" style:font-size-asian="28pt" style:font-style-asian="normal" style:font-weight-asian="normal" style:text-emphasize="none"/>
    </style:style>
    <style:style style:name="Plan_20_3" style:display-name="Plan 3" style:family="paragraph" style:parent-style-name="Plan_20_2">
      <style:paragraph-properties fo:margin-left="3.175cm" fo:margin-top="0cm" fo:margin-bottom="0.3cm" style:contextual-spacing="false" fo:line-height="95%"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font-size-asian="24pt" style:font-style-asian="normal" style:font-weight-asian="normal" style:text-emphasize="none"/>
    </style:style>
    <style:style style:name="Plan_20_4" style:display-name="Plan 4" style:family="paragraph" style:parent-style-name="Plan_20_3">
      <style:paragraph-properties fo:margin-left="4.445cm" fo:margin-top="0cm" fo:margin-bottom="0.203cm" style:contextual-spacing="false" fo:line-height="95%"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5" style:display-name="Plan 5" style:family="paragraph" style:parent-style-name="Plan_20_4">
      <style:paragraph-properties fo:margin-left="5.715cm" fo:margin-top="0cm" fo:margin-bottom="0.101cm" style:contextual-spacing="false" fo:line-height="95%"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6" style:display-name="Plan 6" style:family="paragraph" style:parent-style-name="Plan_20_5">
      <style:paragraph-properties fo:margin-left="5.715cm" fo:margin-top="0cm" fo:margin-bottom="0.101cm" style:contextual-spacing="false" fo:line-height="95%"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7" style:display-name="Plan 7" style:family="paragraph" style:parent-style-name="Plan_20_6">
      <style:paragraph-properties fo:margin-left="5.715cm" fo:margin-top="0cm" fo:margin-bottom="0.101cm" style:contextual-spacing="false" fo:line-height="95%"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8" style:display-name="Plan 8" style:family="paragraph" style:parent-style-name="Plan_20_7">
      <style:paragraph-properties fo:margin-left="5.715cm" fo:margin-top="0cm" fo:margin-bottom="0.101cm" style:contextual-spacing="false" fo:line-height="95%"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9" style:display-name="Plan 9" style:family="paragraph" style:parent-style-name="Plan_20_8">
      <style:paragraph-properties fo:margin-left="5.715cm" fo:margin-top="0cm" fo:margin-bottom="0.101cm" style:contextual-spacing="false" fo:line-height="95%"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bjectwitharrow" style:family="paragraph" style:parent-style-name="Style_20_de_20_dessin_20_par_20_défaut">
      <style:paragraph-properties fo:margin-top="0cm" fo:margin-bottom="0cm" style:contextual-spacing="false" fo:line-height="95%" fo:text-align="start" style:justify-single-word="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withshadow" style:family="paragraph" style:parent-style-name="Style_20_de_20_dessin_20_par_20_défaut">
      <style:paragraph-properties fo:margin-top="0cm" fo:margin-bottom="0cm" style:contextual-spacing="false" fo:line-height="95%" fo:text-align="start" style:justify-single-word="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 style:family="paragraph" style:parent-style-name="Style_20_de_20_dessin_20_par_20_défaut">
      <style:paragraph-properties fo:margin-top="0cm" fo:margin-bottom="0cm" style:contextual-spacing="false" fo:line-height="95%" fo:text-align="start" style:justify-single-word="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body" style:family="paragraph" style:parent-style-name="Style_20_de_20_dessin_20_par_20_défaut">
      <style:paragraph-properties fo:margin-top="0cm" fo:margin-bottom="0cm" style:contextual-spacing="false" fo:line-height="95%" fo:text-align="start" style:justify-single-word="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bodyjustfied" style:family="paragraph" style:parent-style-name="Style_20_de_20_dessin_20_par_20_défaut">
      <style:paragraph-properties fo:margin-top="0cm" fo:margin-bottom="0cm" style:contextual-spacing="false" fo:line-height="95%" fo:text-align="start" style:justify-single-word="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bodyindent" style:family="paragraph" style:parent-style-name="Style_20_de_20_dessin_20_par_20_défaut">
      <style:paragraph-properties fo:margin-top="0cm" fo:margin-bottom="0cm" style:contextual-spacing="false" fo:line-height="95%" fo:text-align="start" style:justify-single-word="false" fo:text-indent="0.6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 style:family="paragraph" style:parent-style-name="Style_20_de_20_dessin_20_par_20_défaut">
      <style:paragraph-properties fo:margin-top="0cm" fo:margin-bottom="0cm" style:contextual-spacing="false" fo:line-height="95%" fo:text-align="start" style:justify-single-word="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1" style:family="paragraph" style:parent-style-name="Style_20_de_20_dessin_20_par_20_défaut">
      <style:paragraph-properties fo:margin-top="0cm" fo:margin-bottom="0cm" style:contextual-spacing="false" fo:line-height="95%" fo:text-align="center" style:justify-single-word="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2" style:family="paragraph" style:parent-style-name="Style_20_de_20_dessin_20_par_20_défaut">
      <style:paragraph-properties fo:margin-right="0.199cm" fo:margin-top="0.101cm" fo:margin-bottom="0.101cm" style:contextual-spacing="false" fo:line-height="95%" fo:text-align="center" style:justify-single-word="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font-size-asian="24pt" style:font-style-asian="normal" style:font-weight-asian="normal" style:text-emphasize="none"/>
    </style:style>
    <style:style style:name="headline" style:family="paragraph" style:parent-style-name="Style_20_de_20_dessin_20_par_20_défaut">
      <style:paragraph-properties fo:margin-top="0.42cm" fo:margin-bottom="0.21cm" style:contextual-spacing="false" fo:line-height="95%" fo:text-align="start" style:justify-single-word="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font-size-asian="24pt" style:font-style-asian="normal" style:font-weight-asian="normal" style:text-emphasize="none"/>
    </style:style>
    <style:style style:name="headline1" style:family="paragraph" style:parent-style-name="Style_20_de_20_dessin_20_par_20_défaut">
      <style:paragraph-properties fo:margin-top="0.42cm" fo:margin-bottom="0.21cm" style:contextual-spacing="false" fo:line-height="95%" fo:text-align="start" style:justify-single-word="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font-size-asian="24pt" style:font-style-asian="normal" style:font-weight-asian="normal" style:text-emphasize="none"/>
    </style:style>
    <style:style style:name="headline2" style:family="paragraph" style:parent-style-name="Style_20_de_20_dessin_20_par_20_défaut">
      <style:paragraph-properties fo:margin-top="0.42cm" fo:margin-bottom="0.21cm" style:contextual-spacing="false" fo:line-height="95%" fo:text-align="start" style:justify-single-word="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font-size-asian="24pt" style:font-style-asian="normal" style:font-weight-asian="normal" style:text-emphasize="none"/>
    </style:style>
    <style:style style:name="measure" style:family="paragraph" style:parent-style-name="Style_20_de_20_dessin_20_par_20_défaut">
      <style:paragraph-properties fo:margin-top="0cm" fo:margin-bottom="0cm" style:contextual-spacing="false" fo:line-height="95%" fo:text-align="start" style:justify-single-word="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e_20_source" style:display-name="Texte source" style:family="paragraph">
      <style:text-properties style:font-name="Liberation Mono1" fo:font-family="'Liberation Mono', 'Courier New'" style:font-family-generic="roman" style:font-pitch="variable" fo:font-size="12pt" style:font-name-asian="DejaVu Sans" style:font-family-asian="'DejaVu Sans'" style:font-family-generic-asian="system" style:font-pitch-asian="variable" style:font-size-asian="12pt" style:font-name-complex="Tahoma1" style:font-family-complex="Tahoma" style:font-family-generic-complex="system" style:font-pitch-complex="variable" style:font-size-complex="12pt"/>
    </style:style>
    <style:style style:name="Lien_20_Internet" style:display-name="Lien Internet" style:family="paragraph">
      <style:text-properties fo:color="#000080" loext:opacity="100%" style:font-name="Times New Roman" fo:font-family="'Times New Roman'"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Tahoma1" style:font-family-complex="Tahoma" style:font-family-generic-complex="system" style:font-pitch-complex="variable" style:font-size-complex="12pt"/>
    </style:style>
    <style:style style:name="Caractères_20_de_20_numérotation" style:display-name="Caractères de numérotation" style:family="paragraph">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Tahoma1" style:font-family-complex="Tahoma" style:font-family-generic-complex="system" style:font-pitch-complex="variable" style:font-size-complex="12pt"/>
    </style:style>
    <style:style style:name="Puces" style:family="paragraph">
      <style:text-properties style:font-name="OpenSymbol2" fo:font-family="OpenSymbol, 'Arial Unicode MS'" style:font-family-generic="roman" style:font-pitch="variable" fo:font-size="12pt" style:font-name-asian="DejaVu Sans" style:font-family-asian="'DejaVu Sans'" style:font-family-generic-asian="system" style:font-pitch-asian="variable" style:font-size-asian="12pt" style:font-name-complex="Tahoma1" style:font-family-complex="Tahoma" style:font-family-generic-complex="system" style:font-pitch-complex="variable" style:font-size-complex="12pt"/>
    </style:style>
    <style:style style:name="Standard_5f_2" style:display-name="Standard_2" style:family="paragraph">
      <style:paragraph-properties fo:margin-top="0cm" fo:margin-bottom="0cm" style:contextual-spacing="false" fo:line-height="95%" fo:text-align="start" style:justify-single-word="fals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loext:opacity="100%" style:text-outline="false" style:text-line-through-style="none" style:text-line-through-type="none" style:font-name="Liberation Sans1"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Standard_20_2_7e_LT_7e_Hintergrund" style:display-name="Standard 2~LT~Hintergrund" style:family="paragraph">
      <style:paragraph-properties fo:text-align="start" style:justify-single-word="false"/>
      <style:text-properties style:use-window-font-color="true" loext:opacity="0%" style:font-name="Liberation Sans1"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Tahoma1" style:font-family-complex="Tahoma" style:font-family-generic-complex="system" style:font-pitch-complex="variable" style:font-size-complex="12pt"/>
    </style:style>
    <style:style style:name="Standard_20_2_7e_LT_7e_Hintergrundobjekte" style:display-name="Standard 2~LT~Hintergrundobjekte" style:family="paragraph">
      <style:paragraph-properties fo:text-align="start" style:justify-single-word="false"/>
      <style:text-properties style:use-window-font-color="true" loext:opacity="0%" style:font-name="Liberation Sans1"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Tahoma1" style:font-family-complex="Tahoma" style:font-family-generic-complex="system" style:font-pitch-complex="variable" style:font-size-complex="12pt"/>
    </style:style>
    <style:style style:name="Standard_20_2_7e_LT_7e_Notizen" style:display-name="Standard 2~LT~Notizen" style:family="paragraph">
      <style:paragraph-properties fo:margin-left="1.058cm" fo:text-align="start" style:justify-single-word="false" fo:text-indent="-1.058cm" style:auto-text-indent="false"/>
      <style:text-properties fo:color="#000000" loext:opacity="100%" style:text-outline="false" style:text-line-through-style="none" style:text-line-through-type="none" style:font-name="Liberation Sans1"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Standard_20_2_7e_LT_7e_Untertitel" style:display-name="Standard 2~LT~Untertitel" style:family="paragraph">
      <style:paragraph-properties fo:text-align="center"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Standard_20_2_7e_LT_7e_Titel" style:display-name="Standard 2~LT~Titel" style:family="paragraph">
      <style:paragraph-properties fo:text-align="center"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Standard_20_2_7e_LT_7e_Gliederung_20_9" style:display-name="Standard 2~LT~Gliederung 9" style:family="paragraph">
      <style:paragraph-properties fo:margin-top="0cm" fo:margin-bottom="0.178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Standard_20_2_7e_LT_7e_Gliederung_20_8" style:display-name="Standard 2~LT~Gliederung 8" style:family="paragraph">
      <style:paragraph-properties fo:margin-top="0cm" fo:margin-bottom="0.178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Standard_20_2_7e_LT_7e_Gliederung_20_7" style:display-name="Standard 2~LT~Gliederung 7" style:family="paragraph">
      <style:paragraph-properties fo:margin-top="0cm" fo:margin-bottom="0.178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Standard_20_2_7e_LT_7e_Gliederung_20_6" style:display-name="Standard 2~LT~Gliederung 6" style:family="paragraph">
      <style:paragraph-properties fo:margin-top="0cm" fo:margin-bottom="0.178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Standard_20_2_7e_LT_7e_Gliederung_20_5" style:display-name="Standard 2~LT~Gliederung 5" style:family="paragraph">
      <style:paragraph-properties fo:margin-top="0cm" fo:margin-bottom="0.178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Standard_20_2_7e_LT_7e_Gliederung_20_4" style:display-name="Standard 2~LT~Gliederung 4" style:family="paragraph">
      <style:paragraph-properties fo:margin-top="0cm" fo:margin-bottom="0.351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Standard_20_2_7e_LT_7e_Gliederung_20_3" style:display-name="Standard 2~LT~Gliederung 3" style:family="paragraph">
      <style:paragraph-properties fo:margin-top="0cm" fo:margin-bottom="0.529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Standard_20_2_7e_LT_7e_Gliederung_20_2" style:display-name="Standard 2~LT~Gliederung 2" style:family="paragraph">
      <style:paragraph-properties fo:margin-top="0cm" fo:margin-bottom="0.706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Standard_20_2_7e_LT_7e_Gliederung_20_1" style:display-name="Standard 2~LT~Gliederung 1" style:family="paragraph">
      <style:paragraph-properties fo:margin-top="0cm" fo:margin-bottom="0.88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Standard_5f_1_5f_3" style:display-name="Standard_1_3" style:family="paragraph">
      <style:paragraph-properties fo:margin-top="0cm" fo:margin-bottom="0cm" style:contextual-spacing="false" style:line-height-at-least="1.099cm"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Standard_5f_1_5f_2" style:display-name="Standard_1_2" style:family="paragraph">
      <style:paragraph-properties fo:margin-top="0cm" fo:margin-bottom="0cm" style:contextual-spacing="false" style:line-height-at-least="1.099cm"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Standard_5f_1_5f_1_5f_1" style:display-name="Standard_1_1_1" style:family="paragraph">
      <style:paragraph-properties fo:margin-top="0cm" fo:margin-bottom="0cm" style:contextual-spacing="false" style:line-height-at-least="1.099cm"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Standard_5f_1_5f_1" style:display-name="Standard_1_1" style:family="paragraph">
      <style:paragraph-properties fo:margin-top="0cm" fo:margin-bottom="0cm" style:contextual-spacing="false" style:line-height-at-least="1.099cm"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Standard_5f_1" style:display-name="Standard_1" style:family="paragraph">
      <style:paragraph-properties fo:margin-top="0cm" fo:margin-bottom="0cm" style:contextual-spacing="false" style:line-height-at-least="1.099cm"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Blank_20_Slide_7e_LT_7e_Hintergrund" style:display-name="Blank Slide~LT~Hintergrund" style:family="paragraph">
      <style:paragraph-properties fo:text-align="start" style:justify-single-word="false"/>
      <style:text-properties style:use-window-font-color="true" loext:opacity="0%" style:font-name="Liberation Sans1"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Tahoma1" style:font-family-complex="Tahoma" style:font-family-generic-complex="system" style:font-pitch-complex="variable" style:font-size-complex="12pt"/>
    </style:style>
    <style:style style:name="Blank_20_Slide_7e_LT_7e_Hintergrundobjekte" style:display-name="Blank Slide~LT~Hintergrundobjekte" style:family="paragraph">
      <style:paragraph-properties fo:text-align="start" style:justify-single-word="false"/>
      <style:text-properties style:use-window-font-color="true" loext:opacity="0%" style:font-name="Liberation Sans1"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Tahoma1" style:font-family-complex="Tahoma" style:font-family-generic-complex="system" style:font-pitch-complex="variable" style:font-size-complex="12pt"/>
    </style:style>
    <style:style style:name="Blank_20_Slide_7e_LT_7e_Notizen" style:display-name="Blank Slide~LT~Notizen" style:family="paragraph">
      <style:paragraph-properties fo:margin-left="1.058cm" fo:text-align="start" style:justify-single-word="false" fo:text-indent="-1.058cm" style:auto-text-indent="false"/>
      <style:text-properties fo:color="#000000" loext:opacity="100%" style:text-outline="false" style:text-line-through-style="none" style:text-line-through-type="none" style:font-name="Liberation Sans1"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Blank_20_Slide_7e_LT_7e_Untertitel" style:display-name="Blank Slide~LT~Untertitel" style:family="paragraph">
      <style:paragraph-properties fo:text-align="center"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Blank_20_Slide_7e_LT_7e_Titel" style:display-name="Blank Slide~LT~Titel" style:family="paragraph">
      <style:paragraph-properties fo:text-align="center"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Blank_20_Slide_7e_LT_7e_Gliederung_20_9" style:display-name="Blank Slide~LT~Gliederung 9" style:family="paragraph">
      <style:paragraph-properties fo:margin-top="0cm" fo:margin-bottom="0.178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Blank_20_Slide_7e_LT_7e_Gliederung_20_8" style:display-name="Blank Slide~LT~Gliederung 8" style:family="paragraph">
      <style:paragraph-properties fo:margin-top="0cm" fo:margin-bottom="0.178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Blank_20_Slide_7e_LT_7e_Gliederung_20_7" style:display-name="Blank Slide~LT~Gliederung 7" style:family="paragraph">
      <style:paragraph-properties fo:margin-top="0cm" fo:margin-bottom="0.178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Blank_20_Slide_7e_LT_7e_Gliederung_20_6" style:display-name="Blank Slide~LT~Gliederung 6" style:family="paragraph">
      <style:paragraph-properties fo:margin-top="0cm" fo:margin-bottom="0.178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Blank_20_Slide_7e_LT_7e_Gliederung_20_5" style:display-name="Blank Slide~LT~Gliederung 5" style:family="paragraph">
      <style:paragraph-properties fo:margin-top="0cm" fo:margin-bottom="0.178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Blank_20_Slide_7e_LT_7e_Gliederung_20_4" style:display-name="Blank Slide~LT~Gliederung 4" style:family="paragraph">
      <style:paragraph-properties fo:margin-top="0cm" fo:margin-bottom="0.351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Blank_20_Slide_7e_LT_7e_Gliederung_20_3" style:display-name="Blank Slide~LT~Gliederung 3" style:family="paragraph">
      <style:paragraph-properties fo:margin-top="0cm" fo:margin-bottom="0.529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Blank_20_Slide_7e_LT_7e_Gliederung_20_2" style:display-name="Blank Slide~LT~Gliederung 2" style:family="paragraph">
      <style:paragraph-properties fo:margin-top="0cm" fo:margin-bottom="0.706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Blank_20_Slide_7e_LT_7e_Gliederung_20_1" style:display-name="Blank Slide~LT~Gliederung 1" style:family="paragraph">
      <style:paragraph-properties fo:margin-top="0cm" fo:margin-bottom="0.88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Citations" style:family="paragraph">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Tahoma1" style:font-family-complex="Tahoma" style:font-family-generic-complex="system" style:font-pitch-complex="variable" style:font-size-complex="12pt"/>
    </style:style>
    <style:style style:name="Standard_20_1_7e_LT_7e_Hintergrund" style:display-name="Standard 1~LT~Hintergrund" style:family="paragraph">
      <style:paragraph-properties fo:text-align="start" style:justify-single-word="false"/>
      <style:text-properties style:use-window-font-color="true" loext:opacity="0%" style:font-name="Liberation Sans1"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Tahoma1" style:font-family-complex="Tahoma" style:font-family-generic-complex="system" style:font-pitch-complex="variable" style:font-size-complex="12pt"/>
    </style:style>
    <style:style style:name="Standard_20_1_7e_LT_7e_Hintergrundobjekte" style:display-name="Standard 1~LT~Hintergrundobjekte" style:family="paragraph">
      <style:paragraph-properties fo:text-align="start" style:justify-single-word="false"/>
      <style:text-properties style:use-window-font-color="true" loext:opacity="0%" style:font-name="Liberation Sans1"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Tahoma1" style:font-family-complex="Tahoma" style:font-family-generic-complex="system" style:font-pitch-complex="variable" style:font-size-complex="12pt"/>
    </style:style>
    <style:style style:name="Standard_20_1_7e_LT_7e_Notizen" style:display-name="Standard 1~LT~Notizen" style:family="paragraph">
      <style:paragraph-properties fo:margin-left="1.058cm" fo:text-align="start" style:justify-single-word="false" fo:text-indent="-1.058cm" style:auto-text-indent="false"/>
      <style:text-properties fo:color="#000000" loext:opacity="100%" style:text-outline="false" style:text-line-through-style="none" style:text-line-through-type="none" style:font-name="Liberation Sans1"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Standard_20_1_7e_LT_7e_Untertitel" style:display-name="Standard 1~LT~Untertitel" style:family="paragraph">
      <style:paragraph-properties fo:text-align="center"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Standard_20_1_7e_LT_7e_Titel" style:display-name="Standard 1~LT~Titel" style:family="paragraph">
      <style:paragraph-properties fo:text-align="center"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Standard_20_1_7e_LT_7e_Gliederung_20_9" style:display-name="Standard 1~LT~Gliederung 9" style:family="paragraph">
      <style:paragraph-properties fo:margin-top="0cm" fo:margin-bottom="0.192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Standard_20_1_7e_LT_7e_Gliederung_20_8" style:display-name="Standard 1~LT~Gliederung 8" style:family="paragraph">
      <style:paragraph-properties fo:margin-top="0cm" fo:margin-bottom="0.192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Standard_20_1_7e_LT_7e_Gliederung_20_7" style:display-name="Standard 1~LT~Gliederung 7" style:family="paragraph">
      <style:paragraph-properties fo:margin-top="0cm" fo:margin-bottom="0.192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Standard_20_1_7e_LT_7e_Gliederung_20_6" style:display-name="Standard 1~LT~Gliederung 6" style:family="paragraph">
      <style:paragraph-properties fo:margin-top="0cm" fo:margin-bottom="0.192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Standard_20_1_7e_LT_7e_Gliederung_20_5" style:display-name="Standard 1~LT~Gliederung 5" style:family="paragraph">
      <style:paragraph-properties fo:margin-top="0cm" fo:margin-bottom="0.192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Standard_20_1_7e_LT_7e_Gliederung_20_4" style:display-name="Standard 1~LT~Gliederung 4" style:family="paragraph">
      <style:paragraph-properties fo:margin-top="0cm" fo:margin-bottom="0.388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Standard_20_1_7e_LT_7e_Gliederung_20_3" style:display-name="Standard 1~LT~Gliederung 3" style:family="paragraph">
      <style:paragraph-properties fo:margin-top="0cm" fo:margin-bottom="0.582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Standard_20_1_7e_LT_7e_Gliederung_20_2" style:display-name="Standard 1~LT~Gliederung 2" style:family="paragraph">
      <style:paragraph-properties fo:margin-top="0cm" fo:margin-bottom="0.774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Standard_20_1_7e_LT_7e_Gliederung_20_1" style:display-name="Standard 1~LT~Gliederung 1" style:family="paragraph">
      <style:paragraph-properties fo:margin-top="0cm" fo:margin-bottom="0.968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Title_20_and_20_Content_7e_LT_7e_Hintergrund" style:display-name="Title and Content~LT~Hintergrund" style:family="paragraph">
      <style:paragraph-properties fo:text-align="start" style:justify-single-word="false"/>
      <style:text-properties style:use-window-font-color="true" loext:opacity="0%" style:font-name="Liberation Sans1"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Tahoma1" style:font-family-complex="Tahoma" style:font-family-generic-complex="system" style:font-pitch-complex="variable" style:font-size-complex="12pt"/>
    </style:style>
    <style:style style:name="Title_20_and_20_Content_7e_LT_7e_Hintergrundobjekte" style:display-name="Title and Content~LT~Hintergrundobjekte" style:family="paragraph">
      <style:paragraph-properties fo:text-align="start" style:justify-single-word="false"/>
      <style:text-properties style:use-window-font-color="true" loext:opacity="0%" style:font-name="Liberation Sans1"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Tahoma1" style:font-family-complex="Tahoma" style:font-family-generic-complex="system" style:font-pitch-complex="variable" style:font-size-complex="12pt"/>
    </style:style>
    <style:style style:name="Title_20_and_20_Content_7e_LT_7e_Notizen" style:display-name="Title and Content~LT~Notizen" style:family="paragraph">
      <style:paragraph-properties fo:margin-left="1.058cm" fo:text-align="start" style:justify-single-word="false" fo:text-indent="-1.058cm" style:auto-text-indent="false"/>
      <style:text-properties fo:color="#000000" loext:opacity="100%" style:text-outline="false" style:text-line-through-style="none" style:text-line-through-type="none" style:font-name="Liberation Sans1"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Title_20_and_20_Content_7e_LT_7e_Untertitel" style:display-name="Title and Content~LT~Untertitel" style:family="paragraph">
      <style:paragraph-properties fo:text-align="center"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Title_20_and_20_Content_7e_LT_7e_Titel" style:display-name="Title and Content~LT~Titel" style:family="paragraph">
      <style:paragraph-properties fo:text-align="center"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Title_20_and_20_Content_7e_LT_7e_Gliederung_20_9" style:display-name="Title and Content~LT~Gliederung 9" style:family="paragraph">
      <style:paragraph-properties fo:margin-top="0cm" fo:margin-bottom="0.175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Title_20_and_20_Content_7e_LT_7e_Gliederung_20_8" style:display-name="Title and Content~LT~Gliederung 8" style:family="paragraph">
      <style:paragraph-properties fo:margin-top="0cm" fo:margin-bottom="0.175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Title_20_and_20_Content_7e_LT_7e_Gliederung_20_7" style:display-name="Title and Content~LT~Gliederung 7" style:family="paragraph">
      <style:paragraph-properties fo:margin-top="0cm" fo:margin-bottom="0.175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Title_20_and_20_Content_7e_LT_7e_Gliederung_20_6" style:display-name="Title and Content~LT~Gliederung 6" style:family="paragraph">
      <style:paragraph-properties fo:margin-top="0cm" fo:margin-bottom="0.175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Title_20_and_20_Content_7e_LT_7e_Gliederung_20_5" style:display-name="Title and Content~LT~Gliederung 5" style:family="paragraph">
      <style:paragraph-properties fo:margin-top="0cm" fo:margin-bottom="0.175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Title_20_and_20_Content_7e_LT_7e_Gliederung_20_4" style:display-name="Title and Content~LT~Gliederung 4" style:family="paragraph">
      <style:paragraph-properties fo:margin-top="0cm" fo:margin-bottom="0.351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Title_20_and_20_Content_7e_LT_7e_Gliederung_20_3" style:display-name="Title and Content~LT~Gliederung 3" style:family="paragraph">
      <style:paragraph-properties fo:margin-top="0cm" fo:margin-bottom="0.529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Title_20_and_20_Content_7e_LT_7e_Gliederung_20_2" style:display-name="Title and Content~LT~Gliederung 2" style:family="paragraph">
      <style:paragraph-properties fo:margin-top="0cm" fo:margin-bottom="0.704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Title_20_and_20_Content_7e_LT_7e_Gliederung_20_1" style:display-name="Title and Content~LT~Gliederung 1" style:family="paragraph">
      <style:paragraph-properties fo:margin-top="0cm" fo:margin-bottom="0.88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Objet_20_sans_20_remplissage_20_et_20_sans_20_ligne_5f_1" style:display-name="Objet sans remplissage et sans ligne_1" style:family="paragraph">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Tahoma1" style:font-family-complex="Tahoma" style:font-family-generic-complex="system" style:font-pitch-complex="variable" style:font-size-complex="12pt"/>
    </style:style>
    <style:style style:name="Objet_20_sans_20_remplissage_20_et_20_sans_20_ligne_5f_1_5f_1" style:display-name="Objet sans remplissage et sans ligne_1_1" style:family="paragraph">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Tahoma1" style:font-family-complex="Tahoma" style:font-family-generic-complex="system" style:font-pitch-complex="variable" style:font-size-complex="12pt"/>
    </style:style>
    <style:style style:name="Objet_20_sans_20_remplissage_20_et_20_sans_20_ligne_5f_2_5f_1" style:display-name="Objet sans remplissage et sans ligne_2_1" style:family="paragraph">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Tahoma1" style:font-family-complex="Tahoma" style:font-family-generic-complex="system" style:font-pitch-complex="variable" style:font-size-complex="12pt"/>
    </style:style>
    <style:style style:name="Standard_5f_3" style:display-name="Standard_3" style:family="paragraph">
      <style:paragraph-properties fo:margin-top="0cm" fo:margin-bottom="0cm" style:contextual-spacing="false" fo:line-height="95%" fo:text-align="start" style:justify-single-word="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Tahoma1" style:font-family-complex="Tahoma" style:font-family-generic-complex="system" style:font-pitch-complex="variable" style:font-size-complex="12pt" style:text-emphasize="none"/>
    </style:style>
    <style:style style:name="Objet_20_sans_20_remplissage_20_et_20_sans_20_ligne_5f_2" style:display-name="Objet sans remplissage et sans ligne_2" style:family="paragraph">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Tahoma1" style:font-family-complex="Tahoma" style:font-family-generic-complex="system" style:font-pitch-complex="variable" style:font-size-complex="12pt"/>
    </style:style>
    <style:style style:name="Standard_5f_1_5f_4" style:display-name="Standard_1_4" style:family="paragraph">
      <style:paragraph-properties fo:margin-top="0cm" fo:margin-bottom="0cm" style:contextual-spacing="false" fo:line-height="95%" fo:text-align="start" style:justify-single-word="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Tahoma1" style:font-family-complex="Tahoma" style:font-family-generic-complex="system" style:font-pitch-complex="variable" style:font-size-complex="12pt" style:text-emphasize="none"/>
    </style:style>
    <style:style style:name="Objet_20_sans_20_remplissage_20_et_20_sans_20_ligne_5f_3" style:display-name="Objet sans remplissage et sans ligne_3" style:family="paragraph">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Tahoma1" style:font-family-complex="Tahoma" style:font-family-generic-complex="system" style:font-pitch-complex="variable" style:font-size-complex="12pt"/>
    </style:style>
    <style:style style:name="gray1" style:family="paragraph" style:parent-style-name="default">
      <style:paragraph-properties fo:margin-top="0cm" fo:margin-bottom="0cm" style:contextual-spacing="false" style:line-height-at-least="0cm"/>
      <style:text-properties style:use-window-font-color="true" loext:opacity="0%" style:font-name="Lohit Devanagari" fo:font-family="'Lohit Devanagari'" style:font-family-generic="roman" style:font-pitch="variable" fo:font-size="18pt" style:letter-kerning="true" style:font-size-asian="18pt"/>
    </style:style>
    <style:style style:name="gray2" style:family="paragraph" style:parent-style-name="default">
      <style:paragraph-properties fo:margin-top="0cm" fo:margin-bottom="0cm" style:contextual-spacing="false" style:line-height-at-least="0cm"/>
      <style:text-properties style:use-window-font-color="true" loext:opacity="0%" style:font-name="Lohit Devanagari" fo:font-family="'Lohit Devanagari'" style:font-family-generic="roman" style:font-pitch="variable" fo:font-size="18pt" style:letter-kerning="true" style:font-size-asian="18pt"/>
    </style:style>
    <style:style style:name="gray3" style:family="paragraph" style:parent-style-name="default">
      <style:paragraph-properties fo:margin-top="0cm" fo:margin-bottom="0cm" style:contextual-spacing="false" style:line-height-at-least="0cm"/>
      <style:text-properties style:use-window-font-color="true" loext:opacity="0%" style:font-name="Lohit Devanagari" fo:font-family="'Lohit Devanagari'" style:font-family-generic="roman" style:font-pitch="variable" fo:font-size="18pt" style:letter-kerning="true" style:font-size-asian="18pt"/>
    </style:style>
    <style:style style:name="Titre1_7e_LT_7e_Gliederung_20_1" style:display-name="Titre1~LT~Gliederung 1" style:family="paragraph">
      <style:paragraph-properties fo:margin-top="0.499cm" fo:margin-bottom="0cm" style:contextual-spacing="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Tahoma1" style:font-family-complex="Tahoma" style:font-family-generic-complex="system" style:font-pitch-complex="variable" style:font-size-complex="12pt" style:text-emphasize="none"/>
    </style:style>
    <style:style style:name="Titre1_7e_LT_7e_Gliederung_20_2" style:display-name="Titre1~LT~Gliederung 2" style:family="paragraph" style:parent-style-name="Titre1_7e_LT_7e_Gliederung_20_1">
      <style:paragraph-properties fo:margin-top="0.4cm" fo:margin-bottom="0cm" style:contextual-spacing="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Titre1_7e_LT_7e_Gliederung_20_3" style:display-name="Titre1~LT~Gliederung 3" style:family="paragraph" style:parent-style-name="Titre1_7e_LT_7e_Gliederung_20_2">
      <style:paragraph-properties fo:margin-top="0.3cm" fo:margin-bottom="0cm" style:contextual-spacing="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re1_7e_LT_7e_Gliederung_20_4" style:display-name="Titre1~LT~Gliederung 4" style:family="paragraph" style:parent-style-name="Titre1_7e_LT_7e_Gliederung_20_3">
      <style:paragraph-properties fo:margin-top="0.199cm" fo:margin-bottom="0cm" style:contextual-spacing="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5" style:display-name="Titre1~LT~Gliederung 5" style:family="paragraph" style:parent-style-name="Titre1_7e_LT_7e_Gliederung_20_4">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6" style:display-name="Titre1~LT~Gliederung 6" style:family="paragraph" style:parent-style-name="Titre1_7e_LT_7e_Gliederung_20_5">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7" style:display-name="Titre1~LT~Gliederung 7" style:family="paragraph" style:parent-style-name="Titre1_7e_LT_7e_Gliederung_20_6">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8" style:display-name="Titre1~LT~Gliederung 8" style:family="paragraph" style:parent-style-name="Titre1_7e_LT_7e_Gliederung_20_7">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9" style:display-name="Titre1~LT~Gliederung 9" style:family="paragraph" style:parent-style-name="Titre1_7e_LT_7e_Gliederung_20_8">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Titel" style:display-name="Titre1~LT~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Tahoma1" style:font-family-complex="Tahoma" style:font-family-generic-complex="system" style:font-pitch-complex="variable" style:font-size-complex="12pt" style:text-emphasize="none"/>
    </style:style>
    <style:style style:name="Titre1_7e_LT_7e_Untertitel" style:display-name="Titre1~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Tahoma1" style:font-family-complex="Tahoma" style:font-family-generic-complex="system" style:font-pitch-complex="variable" style:font-size-complex="12pt" style:text-emphasize="none"/>
    </style:style>
    <style:style style:name="Titre1_7e_LT_7e_Notizen" style:display-name="Titre1~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Tahoma1" style:font-family-complex="Tahoma" style:font-family-generic-complex="system" style:font-pitch-complex="variable" style:font-size-complex="12pt" style:text-emphasize="none"/>
    </style:style>
    <style:style style:name="Titre1_7e_LT_7e_Hintergrundobjekte" style:display-name="Titre1~LT~Hintergrundobjekte" style:family="paragraph">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Tahoma1" style:font-family-complex="Tahoma" style:font-family-generic-complex="system" style:font-pitch-complex="variable" style:font-size-complex="12pt"/>
    </style:style>
    <style:style style:name="Titre1_7e_LT_7e_Hintergrund" style:display-name="Titre1~LT~Hintergrund" style:family="paragraph">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Tahoma1" style:font-family-complex="Tahoma" style:font-family-generic-complex="system" style:font-pitch-complex="variable" style:font-size-complex="12pt"/>
    </style:style>
    <style:style style:name="Vide_7e_LT_7e_Gliederung_20_1" style:display-name="Vide~LT~Gliederung 1" style:family="paragraph">
      <style:paragraph-properties fo:margin-top="0.499cm" fo:margin-bottom="0cm" style:contextual-spacing="false" fo:line-height="95%"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Tahoma1" style:font-family-complex="Tahoma" style:font-family-generic-complex="system" style:font-pitch-complex="variable" style:font-size-complex="12pt" style:text-emphasize="none"/>
    </style:style>
    <style:style style:name="Vide_7e_LT_7e_Gliederung_20_2" style:display-name="Vide~LT~Gliederung 2" style:family="paragraph" style:parent-style-name="Vide_7e_LT_7e_Gliederung_20_1">
      <style:paragraph-properties fo:margin-top="0.4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7e_LT_7e_Gliederung_20_3" style:display-name="Vide~LT~Gliederung 3" style:family="paragraph" style:parent-style-name="Vide_7e_LT_7e_Gliederung_20_2">
      <style:paragraph-properties fo:margin-top="0.3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Vide_7e_LT_7e_Gliederung_20_4" style:display-name="Vide~LT~Gliederung 4" style:family="paragraph" style:parent-style-name="Vide_7e_LT_7e_Gliederung_20_3">
      <style:paragraph-properties fo:margin-top="0.199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Vide_7e_LT_7e_Gliederung_20_5" style:display-name="Vide~LT~Gliederung 5" style:family="paragraph" style:parent-style-name="Vide_7e_LT_7e_Gliederung_20_4">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7e_LT_7e_Gliederung_20_6" style:display-name="Vide~LT~Gliederung 6" style:family="paragraph" style:parent-style-name="Vide_7e_LT_7e_Gliederung_20_5">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7e_LT_7e_Gliederung_20_7" style:display-name="Vide~LT~Gliederung 7" style:family="paragraph" style:parent-style-name="Vide_7e_LT_7e_Gliederung_20_6">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7e_LT_7e_Gliederung_20_8" style:display-name="Vide~LT~Gliederung 8" style:family="paragraph" style:parent-style-name="Vide_7e_LT_7e_Gliederung_20_7">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7e_LT_7e_Gliederung_20_9" style:display-name="Vide~LT~Gliederung 9" style:family="paragraph" style:parent-style-name="Vide_7e_LT_7e_Gliederung_20_8">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7e_LT_7e_Titel" style:display-name="Vide~LT~Titel" style:family="paragraph">
      <style:paragraph-properties style:line-height-at-least="0cm"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2pt" style:text-emphasize="none"/>
    </style:style>
    <style:style style:name="Vide_7e_LT_7e_Untertitel" style:display-name="Vide~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Tahoma1" style:font-family-complex="Tahoma" style:font-family-generic-complex="system" style:font-pitch-complex="variable" style:font-size-complex="12pt" style:text-emphasize="none"/>
    </style:style>
    <style:style style:name="Vide_7e_LT_7e_Notizen" style:display-name="Vide~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Tahoma1" style:font-family-complex="Tahoma" style:font-family-generic-complex="system" style:font-pitch-complex="variable" style:font-size-complex="12pt" style:text-emphasize="none"/>
    </style:style>
    <style:style style:name="Vide_7e_LT_7e_Hintergrundobjekte" style:display-name="Vide~LT~Hintergrundobjekte" style:family="paragraph">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Tahoma1" style:font-family-complex="Tahoma" style:font-family-generic-complex="system" style:font-pitch-complex="variable" style:font-size-complex="12pt"/>
    </style:style>
    <style:style style:name="Vide_7e_LT_7e_Hintergrund" style:display-name="Vide~LT~Hintergrund" style:family="paragraph">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Tahoma1" style:font-family-complex="Tahoma" style:font-family-generic-complex="system" style:font-pitch-complex="variable" style:font-size-complex="12pt"/>
    </style:style>
    <style:style style:name="Vide_5f__7e_LT_7e_Gliederung_20_1" style:display-name="Vide_~LT~Gliederung 1" style:family="paragraph">
      <style:paragraph-properties fo:margin-top="0.499cm" fo:margin-bottom="0cm" style:contextual-spacing="false" fo:line-height="95%"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Tahoma1" style:font-family-complex="Tahoma" style:font-family-generic-complex="system" style:font-pitch-complex="variable" style:font-size-complex="12pt" style:text-emphasize="none"/>
    </style:style>
    <style:style style:name="Vide_5f__7e_LT_7e_Gliederung_20_2" style:display-name="Vide_~LT~Gliederung 2" style:family="paragraph" style:parent-style-name="Vide_5f__7e_LT_7e_Gliederung_20_1">
      <style:paragraph-properties fo:margin-top="0.4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5f__7e_LT_7e_Gliederung_20_3" style:display-name="Vide_~LT~Gliederung 3" style:family="paragraph" style:parent-style-name="Vide_5f__7e_LT_7e_Gliederung_20_2">
      <style:paragraph-properties fo:margin-top="0.3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Vide_5f__7e_LT_7e_Gliederung_20_4" style:display-name="Vide_~LT~Gliederung 4" style:family="paragraph" style:parent-style-name="Vide_5f__7e_LT_7e_Gliederung_20_3">
      <style:paragraph-properties fo:margin-top="0.199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Vide_5f__7e_LT_7e_Gliederung_20_5" style:display-name="Vide_~LT~Gliederung 5" style:family="paragraph" style:parent-style-name="Vide_5f__7e_LT_7e_Gliederung_20_4">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5f__7e_LT_7e_Gliederung_20_6" style:display-name="Vide_~LT~Gliederung 6" style:family="paragraph" style:parent-style-name="Vide_5f__7e_LT_7e_Gliederung_20_5">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5f__7e_LT_7e_Gliederung_20_7" style:display-name="Vide_~LT~Gliederung 7" style:family="paragraph" style:parent-style-name="Vide_5f__7e_LT_7e_Gliederung_20_6">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5f__7e_LT_7e_Gliederung_20_8" style:display-name="Vide_~LT~Gliederung 8" style:family="paragraph" style:parent-style-name="Vide_5f__7e_LT_7e_Gliederung_20_7">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5f__7e_LT_7e_Gliederung_20_9" style:display-name="Vide_~LT~Gliederung 9" style:family="paragraph" style:parent-style-name="Vide_5f__7e_LT_7e_Gliederung_20_8">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5f__7e_LT_7e_Titel" style:display-name="Vide_~LT~Titel" style:family="paragraph">
      <style:paragraph-properties style:line-height-at-least="0.176cm"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2pt" style:text-emphasize="none"/>
    </style:style>
    <style:style style:name="Vide_5f__7e_LT_7e_Untertitel" style:display-name="Vide_~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Tahoma1" style:font-family-complex="Tahoma" style:font-family-generic-complex="system" style:font-pitch-complex="variable" style:font-size-complex="12pt" style:text-emphasize="none"/>
    </style:style>
    <style:style style:name="Vide_5f__7e_LT_7e_Notizen" style:display-name="Vide_~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Tahoma1" style:font-family-complex="Tahoma" style:font-family-generic-complex="system" style:font-pitch-complex="variable" style:font-size-complex="12pt" style:text-emphasize="none"/>
    </style:style>
    <style:style style:name="Vide_5f__7e_LT_7e_Hintergrundobjekte" style:display-name="Vide_~LT~Hintergrundobjekte" style:family="paragraph">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Tahoma1" style:font-family-complex="Tahoma" style:font-family-generic-complex="system" style:font-pitch-complex="variable" style:font-size-complex="12pt"/>
    </style:style>
    <style:style style:name="Vide_5f__7e_LT_7e_Hintergrund" style:display-name="Vide_~LT~Hintergrund" style:family="paragraph">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Tahoma1" style:font-family-complex="Tahoma" style:font-family-generic-complex="system" style:font-pitch-complex="variable" style:font-size-complex="12pt"/>
    </style:style>
    <style:style style:name="Style_20_de_20_dessin_20_par_20_défaut_5f_1" style:display-name="Style de dessin par défaut_1" style:family="paragraph">
      <style:paragraph-properties fo:margin-top="0cm" fo:margin-bottom="0cm" style:contextual-spacing="false" style:line-height-at-least="0.353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2pt" style:text-emphasize="none"/>
    </style:style>
    <style:style style:name="Standard_20_19_7e_LT_7e_Gliederung_20_1" style:display-name="Standard 19~LT~Gliederung 1" style:family="paragraph">
      <style:paragraph-properties fo:margin-top="0.499cm" fo:margin-bottom="0cm" style:contextual-spacing="false" fo:line-height="95%"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Tahoma1" style:font-family-complex="Tahoma" style:font-family-generic-complex="system" style:font-pitch-complex="variable" style:font-size-complex="12pt" style:text-emphasize="none"/>
    </style:style>
    <style:style style:name="Standard_20_19_7e_LT_7e_Gliederung_20_2" style:display-name="Standard 19~LT~Gliederung 2" style:family="paragraph" style:parent-style-name="Standard_20_19_7e_LT_7e_Gliederung_20_1">
      <style:paragraph-properties fo:margin-top="0.4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tandard_20_19_7e_LT_7e_Gliederung_20_3" style:display-name="Standard 19~LT~Gliederung 3" style:family="paragraph" style:parent-style-name="Standard_20_19_7e_LT_7e_Gliederung_20_2">
      <style:paragraph-properties fo:margin-top="0.3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Standard_20_19_7e_LT_7e_Gliederung_20_4" style:display-name="Standard 19~LT~Gliederung 4" style:family="paragraph" style:parent-style-name="Standard_20_19_7e_LT_7e_Gliederung_20_3">
      <style:paragraph-properties fo:margin-top="0.199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Standard_20_19_7e_LT_7e_Gliederung_20_5" style:display-name="Standard 19~LT~Gliederung 5" style:family="paragraph" style:parent-style-name="Standard_20_19_7e_LT_7e_Gliederung_20_4">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tandard_20_19_7e_LT_7e_Gliederung_20_6" style:display-name="Standard 19~LT~Gliederung 6" style:family="paragraph" style:parent-style-name="Standard_20_19_7e_LT_7e_Gliederung_20_5">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tandard_20_19_7e_LT_7e_Gliederung_20_7" style:display-name="Standard 19~LT~Gliederung 7" style:family="paragraph" style:parent-style-name="Standard_20_19_7e_LT_7e_Gliederung_20_6">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tandard_20_19_7e_LT_7e_Gliederung_20_8" style:display-name="Standard 19~LT~Gliederung 8" style:family="paragraph" style:parent-style-name="Standard_20_19_7e_LT_7e_Gliederung_20_7">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tandard_20_19_7e_LT_7e_Gliederung_20_9" style:display-name="Standard 19~LT~Gliederung 9" style:family="paragraph" style:parent-style-name="Standard_20_19_7e_LT_7e_Gliederung_20_8">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tandard_20_19_7e_LT_7e_Titel" style:display-name="Standard 19~LT~Titel" style:family="paragraph">
      <style:paragraph-properties style:line-height-at-least="0.176cm"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2pt" style:text-emphasize="none"/>
    </style:style>
    <style:style style:name="Standard_20_19_7e_LT_7e_Untertitel" style:display-name="Standard 19~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Tahoma1" style:font-family-complex="Tahoma" style:font-family-generic-complex="system" style:font-pitch-complex="variable" style:font-size-complex="12pt" style:text-emphasize="none"/>
    </style:style>
    <style:style style:name="Standard_20_19_7e_LT_7e_Notizen" style:display-name="Standard 19~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Tahoma1" style:font-family-complex="Tahoma" style:font-family-generic-complex="system" style:font-pitch-complex="variable" style:font-size-complex="12pt" style:text-emphasize="none"/>
    </style:style>
    <style:style style:name="Standard_20_19_7e_LT_7e_Hintergrundobjekte" style:display-name="Standard 19~LT~Hintergrundobjekte" style:family="paragraph">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Tahoma1" style:font-family-complex="Tahoma" style:font-family-generic-complex="system" style:font-pitch-complex="variable" style:font-size-complex="12pt"/>
    </style:style>
    <style:style style:name="Standard_20_19_7e_LT_7e_Hintergrund" style:display-name="Standard 19~LT~Hintergrund" style:family="paragraph">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Tahoma1" style:font-family-complex="Tahoma" style:font-family-generic-complex="system" style:font-pitch-complex="variable" style:font-size-complex="12pt"/>
    </style:style>
    <style:style style:name="Style_20_de_20_dessin_20_par_20_défaut_5f_1_5f_1" style:display-name="Style de dessin par défaut_1_1" style:family="paragraph">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2pt" style:text-emphasize="none"/>
    </style:style>
    <style:style style:name="Lien_20_Internet_20_visité" style:display-name="Lien Internet visité" style:family="paragraph">
      <style:text-properties fo:color="#800000" loext:opacity="100%" style:font-name="Times New Roman" fo:font-family="'Times New Roman'"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Objet_20_sans_20_remplissage_20_et_20_sans_20_ligne_5f_4" style:display-name="Objet sans remplissage et sans ligne_4" style:family="paragraph">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Objet_20_sans_20_remplissage_20_et_20_sans_20_ligne_5f_5" style:display-name="Objet sans remplissage et sans ligne_5" style:family="paragraph">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Objet_20_sans_20_remplissage_20_et_20_sans_20_ligne_5f_6" style:display-name="Objet sans remplissage et sans ligne_6" style:family="paragraph">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Saut_20_d_27_index" style:display-name="Saut d'index" style:family="paragraph">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Strong_20_Emphasis" style:display-name="Strong Emphasis" style:family="paragraph">
      <style:text-properties style:font-name="Times New Roman" fo:font-family="'Times New Roman'" style:font-family-generic="roman" style:font-pitch="variable" fo:font-size="12pt" fo:font-weight="bold" style:font-name-asian="DejaVu Sans" style:font-family-asian="'DejaVu Sans'" style:font-family-generic-asian="system" style:font-pitch-asian="variable" style:font-size-asian="12pt" style:font-weight-asian="bold" style:font-name-complex="Gill Sans MT" style:font-family-complex="'Gill Sans MT'" style:font-family-generic-complex="system" style:font-pitch-complex="variable" style:font-size-complex="12pt"/>
    </style:style>
    <style:style style:name="Visited_20_Internet_20_Link" style:display-name="Visited Internet Link" style:family="paragraph">
      <style:text-properties fo:color="#800000" loext:opacity="100%" style:font-name="Times New Roman" fo:font-family="'Times New Roman'"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Internet_20_link" style:display-name="Internet link" style:family="paragraph">
      <style:text-properties fo:color="#000080" loext:opacity="100%" style:font-name="Times New Roman" fo:font-family="'Times New Roman'"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Code" style:family="paragraph" style:parent-style-name="Text_20_body">
      <loext:graphic-properties draw:fill="solid" draw:fill-color="#b2b2b2"/>
      <style:paragraph-properties fo:margin-top="0cm" fo:margin-bottom="0.374cm" style:contextual-spacing="false" fo:background-color="#b2b2b2"/>
      <style:text-properties style:font-name="Courier New" fo:font-family="'Courier New'" style:font-family-generic="modern" style:font-pitch="fixed" fo:font-size="12pt" fo:font-weight="bold" fo:background-color="#b2b2b2" style:font-name-asian="DejaVu Sans" style:font-family-asian="'DejaVu Sans'" style:font-family-generic-asian="system" style:font-pitch-asian="variable" style:font-size-asian="12pt" style:font-weight-asian="bold" style:font-name-complex="Gill Sans MT" style:font-family-complex="'Gill Sans MT'" style:font-family-generic-complex="system" style:font-pitch-complex="variable" style:font-size-complex="12pt"/>
    </style:style>
    <style:style style:name="Caractères_20_de_20_numérotation1" style:display-name="Caractères de numérotation1" style:family="paragraph">
      <style:paragraph-properties style:writing-mode="lr-tb"/>
      <style:text-properties style:use-window-font-color="true" loext:opacity="0%"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Texte_20_source1" style:display-name="Texte source1" style:family="paragraph">
      <style:paragraph-properties style:writing-mode="lr-tb"/>
      <style:text-properties style:use-window-font-color="true" loext:opacity="0%" style:font-name="Liberation Mono1" fo:font-family="'Liberation Mono', 'Courier New'"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title3" style:family="paragraph">
      <style:paragraph-properties fo:margin-top="0cm" fo:margin-bottom="0cm" style:contextual-spacing="false" fo:line-height="95%" fo:text-align="start" style:justify-single-word="fals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Gill Sans MT" style:font-family-complex="'Gill Sans MT'" style:font-family-generic-complex="system" style:font-pitch-complex="variable" style:font-size-complex="12pt" style:text-emphasize="none"/>
    </style:style>
    <style:style style:name="Standard_20__28_WW_29_" style:display-name="Standard (WW)" style:family="paragraph">
      <style:paragraph-properties fo:margin-top="0cm" fo:margin-bottom="0cm" style:contextual-spacing="false" fo:line-height="95%" fo:text-align="start" style:justify-single-word="false" style:writing-mode="lr-tb">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Gill Sans MT" style:font-family-complex="'Gill Sans MT'" style:font-family-generic-complex="system" style:font-pitch-complex="variable" style:font-size-complex="12pt" style:text-emphasize="none"/>
    </style:style>
    <style:style style:name="yellow3"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yellow2"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yellow1"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lightblue3"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lightblue2"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lightblue1"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seetang3"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seetang2"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seetang1"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green3"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green2"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green1"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earth3"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earth2"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earth1"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sun3"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sun2"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sun1"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blue3"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blue2"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blue1"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turquoise3"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turquoise2"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turquoise1"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orange3"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orange2"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orange1"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bw3"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bw2"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bw1"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Style_20_de_20_dessin_20_par_20_défaut_5f_2" style:display-name="Style de dessin par défaut_2" style:family="paragraph">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Gill Sans MT" style:font-family-complex="'Gill Sans MT'" style:font-family-generic-complex="system" style:font-pitch-complex="variable" style:font-size-complex="12pt" style:text-emphasize="none"/>
    </style:style>
    <style:style style:name="Vide_5f__5f__7e_LT_7e_Gliederung_20_1" style:display-name="Vide__~LT~Gliederung 1" style:family="paragraph">
      <style:paragraph-properties fo:margin-top="0.499cm" fo:margin-bottom="0cm" style:contextual-spacing="false" fo:line-height="95%"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Gill Sans MT" style:font-family-complex="'Gill Sans MT'" style:font-family-generic-complex="system" style:font-pitch-complex="variable" style:font-size-complex="12pt" style:text-emphasize="none"/>
    </style:style>
    <style:style style:name="Vide_5f__5f__7e_LT_7e_Gliederung_20_2" style:display-name="Vide__~LT~Gliederung 2" style:family="paragraph" style:parent-style-name="Vide_5f__5f__7e_LT_7e_Gliederung_20_1">
      <style:paragraph-properties fo:margin-top="0.4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5f__5f__7e_LT_7e_Gliederung_20_3" style:display-name="Vide__~LT~Gliederung 3" style:family="paragraph" style:parent-style-name="Vide_5f__5f__7e_LT_7e_Gliederung_20_2">
      <style:paragraph-properties fo:margin-top="0.3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Vide_5f__5f__7e_LT_7e_Gliederung_20_4" style:display-name="Vide__~LT~Gliederung 4" style:family="paragraph" style:parent-style-name="Vide_5f__5f__7e_LT_7e_Gliederung_20_3">
      <style:paragraph-properties fo:margin-top="0.199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Vide_5f__5f__7e_LT_7e_Gliederung_20_5" style:display-name="Vide__~LT~Gliederung 5" style:family="paragraph" style:parent-style-name="Vide_5f__5f__7e_LT_7e_Gliederung_20_4">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5f__5f__7e_LT_7e_Gliederung_20_6" style:display-name="Vide__~LT~Gliederung 6" style:family="paragraph" style:parent-style-name="Vide_5f__5f__7e_LT_7e_Gliederung_20_5">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5f__5f__7e_LT_7e_Gliederung_20_7" style:display-name="Vide__~LT~Gliederung 7" style:family="paragraph" style:parent-style-name="Vide_5f__5f__7e_LT_7e_Gliederung_20_6">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5f__5f__7e_LT_7e_Gliederung_20_8" style:display-name="Vide__~LT~Gliederung 8" style:family="paragraph" style:parent-style-name="Vide_5f__5f__7e_LT_7e_Gliederung_20_7">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5f__5f__7e_LT_7e_Gliederung_20_9" style:display-name="Vide__~LT~Gliederung 9" style:family="paragraph" style:parent-style-name="Vide_5f__5f__7e_LT_7e_Gliederung_20_8">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5f__5f__7e_LT_7e_Titel" style:display-name="Vide__~LT~Titel" style:family="paragraph">
      <style:paragraph-properties style:line-height-at-least="0cm"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Gill Sans MT" style:font-family-complex="'Gill Sans MT'" style:font-family-generic-complex="system" style:font-pitch-complex="variable" style:font-size-complex="12pt" style:text-emphasize="none"/>
    </style:style>
    <style:style style:name="Vide_5f__5f__7e_LT_7e_Untertitel" style:display-name="Vide__~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Gill Sans MT" style:font-family-complex="'Gill Sans MT'" style:font-family-generic-complex="system" style:font-pitch-complex="variable" style:font-size-complex="12pt" style:text-emphasize="none"/>
    </style:style>
    <style:style style:name="Vide_5f__5f__7e_LT_7e_Notizen" style:display-name="Vide__~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Gill Sans MT" style:font-family-complex="'Gill Sans MT'" style:font-family-generic-complex="system" style:font-pitch-complex="variable" style:font-size-complex="12pt" style:text-emphasize="none"/>
    </style:style>
    <style:style style:name="Vide_5f__5f__7e_LT_7e_Hintergrundobjekte" style:display-name="Vide__~LT~Hintergrundobjekte" style:family="paragraph">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Vide_5f__5f__7e_LT_7e_Hintergrund" style:display-name="Vide__~LT~Hintergrund" style:family="paragraph">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Vide_5f__5f__5f__7e_LT_7e_Gliederung_20_1" style:display-name="Vide___~LT~Gliederung 1" style:family="paragraph">
      <style:paragraph-properties fo:margin-top="0.499cm" fo:margin-bottom="0cm" style:contextual-spacing="false" fo:line-height="95%"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Gill Sans MT" style:font-family-complex="'Gill Sans MT'" style:font-family-generic-complex="system" style:font-pitch-complex="variable" style:font-size-complex="12pt" style:text-emphasize="none"/>
    </style:style>
    <style:style style:name="Vide_5f__5f__5f__7e_LT_7e_Gliederung_20_2" style:display-name="Vide___~LT~Gliederung 2" style:family="paragraph" style:parent-style-name="Vide_5f__5f__5f__7e_LT_7e_Gliederung_20_1">
      <style:paragraph-properties fo:margin-top="0.4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5f__5f__5f__7e_LT_7e_Gliederung_20_3" style:display-name="Vide___~LT~Gliederung 3" style:family="paragraph" style:parent-style-name="Vide_5f__5f__5f__7e_LT_7e_Gliederung_20_2">
      <style:paragraph-properties fo:margin-top="0.3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Vide_5f__5f__5f__7e_LT_7e_Gliederung_20_4" style:display-name="Vide___~LT~Gliederung 4" style:family="paragraph" style:parent-style-name="Vide_5f__5f__5f__7e_LT_7e_Gliederung_20_3">
      <style:paragraph-properties fo:margin-top="0.199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Vide_5f__5f__5f__7e_LT_7e_Gliederung_20_5" style:display-name="Vide___~LT~Gliederung 5" style:family="paragraph" style:parent-style-name="Vide_5f__5f__5f__7e_LT_7e_Gliederung_20_4">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5f__5f__5f__7e_LT_7e_Gliederung_20_6" style:display-name="Vide___~LT~Gliederung 6" style:family="paragraph" style:parent-style-name="Vide_5f__5f__5f__7e_LT_7e_Gliederung_20_5">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5f__5f__5f__7e_LT_7e_Gliederung_20_7" style:display-name="Vide___~LT~Gliederung 7" style:family="paragraph" style:parent-style-name="Vide_5f__5f__5f__7e_LT_7e_Gliederung_20_6">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5f__5f__5f__7e_LT_7e_Gliederung_20_8" style:display-name="Vide___~LT~Gliederung 8" style:family="paragraph" style:parent-style-name="Vide_5f__5f__5f__7e_LT_7e_Gliederung_20_7">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5f__5f__5f__7e_LT_7e_Gliederung_20_9" style:display-name="Vide___~LT~Gliederung 9" style:family="paragraph" style:parent-style-name="Vide_5f__5f__5f__7e_LT_7e_Gliederung_20_8">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5f__5f__5f__7e_LT_7e_Titel" style:display-name="Vide___~LT~Titel" style:family="paragraph">
      <style:paragraph-properties style:line-height-at-least="0cm"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Gill Sans MT" style:font-family-complex="'Gill Sans MT'" style:font-family-generic-complex="system" style:font-pitch-complex="variable" style:font-size-complex="12pt" style:text-emphasize="none"/>
    </style:style>
    <style:style style:name="Vide_5f__5f__5f__7e_LT_7e_Untertitel" style:display-name="Vide___~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Gill Sans MT" style:font-family-complex="'Gill Sans MT'" style:font-family-generic-complex="system" style:font-pitch-complex="variable" style:font-size-complex="12pt" style:text-emphasize="none"/>
    </style:style>
    <style:style style:name="Vide_5f__5f__5f__7e_LT_7e_Notizen" style:display-name="Vide___~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Gill Sans MT" style:font-family-complex="'Gill Sans MT'" style:font-family-generic-complex="system" style:font-pitch-complex="variable" style:font-size-complex="12pt" style:text-emphasize="none"/>
    </style:style>
    <style:style style:name="Vide_5f__5f__5f__7e_LT_7e_Hintergrundobjekte" style:display-name="Vide___~LT~Hintergrundobjekte" style:family="paragraph">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Vide_5f__5f__5f__7e_LT_7e_Hintergrund" style:display-name="Vide___~LT~Hintergrund" style:family="paragraph">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Vide_5f__5f__5f__5f__7e_LT_7e_Gliederung_20_1" style:display-name="Vide____~LT~Gliederung 1" style:family="paragraph">
      <style:paragraph-properties fo:margin-top="0.499cm" fo:margin-bottom="0cm" style:contextual-spacing="false" fo:line-height="95%"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Gill Sans MT" style:font-family-complex="'Gill Sans MT'" style:font-family-generic-complex="system" style:font-pitch-complex="variable" style:font-size-complex="12pt" style:text-emphasize="none"/>
    </style:style>
    <style:style style:name="Vide_5f__5f__5f__5f__7e_LT_7e_Gliederung_20_2" style:display-name="Vide____~LT~Gliederung 2" style:family="paragraph" style:parent-style-name="Vide_5f__5f__5f__5f__7e_LT_7e_Gliederung_20_1">
      <style:paragraph-properties fo:margin-top="0.4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5f__5f__5f__5f__7e_LT_7e_Gliederung_20_3" style:display-name="Vide____~LT~Gliederung 3" style:family="paragraph" style:parent-style-name="Vide_5f__5f__5f__5f__7e_LT_7e_Gliederung_20_2">
      <style:paragraph-properties fo:margin-top="0.3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Vide_5f__5f__5f__5f__7e_LT_7e_Gliederung_20_4" style:display-name="Vide____~LT~Gliederung 4" style:family="paragraph" style:parent-style-name="Vide_5f__5f__5f__5f__7e_LT_7e_Gliederung_20_3">
      <style:paragraph-properties fo:margin-top="0.199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Vide_5f__5f__5f__5f__7e_LT_7e_Gliederung_20_5" style:display-name="Vide____~LT~Gliederung 5" style:family="paragraph" style:parent-style-name="Vide_5f__5f__5f__5f__7e_LT_7e_Gliederung_20_4">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5f__5f__5f__5f__7e_LT_7e_Gliederung_20_6" style:display-name="Vide____~LT~Gliederung 6" style:family="paragraph" style:parent-style-name="Vide_5f__5f__5f__5f__7e_LT_7e_Gliederung_20_5">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5f__5f__5f__5f__7e_LT_7e_Gliederung_20_7" style:display-name="Vide____~LT~Gliederung 7" style:family="paragraph" style:parent-style-name="Vide_5f__5f__5f__5f__7e_LT_7e_Gliederung_20_6">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5f__5f__5f__5f__7e_LT_7e_Gliederung_20_8" style:display-name="Vide____~LT~Gliederung 8" style:family="paragraph" style:parent-style-name="Vide_5f__5f__5f__5f__7e_LT_7e_Gliederung_20_7">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5f__5f__5f__5f__7e_LT_7e_Gliederung_20_9" style:display-name="Vide____~LT~Gliederung 9" style:family="paragraph" style:parent-style-name="Vide_5f__5f__5f__5f__7e_LT_7e_Gliederung_20_8">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5f__5f__5f__5f__7e_LT_7e_Titel" style:display-name="Vide____~LT~Titel" style:family="paragraph">
      <style:paragraph-properties style:line-height-at-least="0cm"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Gill Sans MT" style:font-family-complex="'Gill Sans MT'" style:font-family-generic-complex="system" style:font-pitch-complex="variable" style:font-size-complex="12pt" style:text-emphasize="none"/>
    </style:style>
    <style:style style:name="Vide_5f__5f__5f__5f__7e_LT_7e_Untertitel" style:display-name="Vide____~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Gill Sans MT" style:font-family-complex="'Gill Sans MT'" style:font-family-generic-complex="system" style:font-pitch-complex="variable" style:font-size-complex="12pt" style:text-emphasize="none"/>
    </style:style>
    <style:style style:name="Vide_5f__5f__5f__5f__7e_LT_7e_Notizen" style:display-name="Vide____~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Gill Sans MT" style:font-family-complex="'Gill Sans MT'" style:font-family-generic-complex="system" style:font-pitch-complex="variable" style:font-size-complex="12pt" style:text-emphasize="none"/>
    </style:style>
    <style:style style:name="Vide_5f__5f__5f__5f__7e_LT_7e_Hintergrundobjekte" style:display-name="Vide____~LT~Hintergrundobjekte" style:family="paragraph">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Vide_5f__5f__5f__5f__7e_LT_7e_Hintergrund" style:display-name="Vide____~LT~Hintergrund" style:family="paragraph">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Title_20_and_20_Content_5f__7e_LT_7e_Gliederung_20_1" style:display-name="Title and Content_~LT~Gliederung 1" style:family="paragraph">
      <style:paragraph-properties fo:margin-top="0.4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Gill Sans MT" style:font-family-complex="'Gill Sans MT'"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paragraph-properties fo:margin-top="0.3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paragraph-properties fo:margin-top="0.3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paragraph-properties fo:margin-top="0.1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paragraph-properties fo:margin-top="0.0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paragraph-properties fo:margin-top="0.0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paragraph-properties fo:margin-top="0.0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paragraph-properties fo:margin-top="0.0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paragraph-properties fo:margin-top="0.0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paragraph-properties style:line-height-at-least="0cm" fo:text-align="center" style:justify-single-word="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Gill Sans MT" style:font-family-complex="'Gill Sans MT'" style:font-family-generic-complex="system" style:font-pitch-complex="variable" style:font-size-complex="12pt" style:text-emphasize="none"/>
    </style:style>
    <style:style style:name="Title_20_and_20_Content_5f__7e_LT_7e_Untertitel" style:display-name="Title and Content_~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Gill Sans MT" style:font-family-complex="'Gill Sans MT'" style:font-family-generic-complex="system" style:font-pitch-complex="variable" style:font-size-complex="12pt" style:text-emphasize="none"/>
    </style:style>
    <style:style style:name="Title_20_and_20_Content_5f__7e_LT_7e_Notizen" style:display-name="Title and Content_~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Gill Sans MT" style:font-family-complex="'Gill Sans MT'"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Title_20_and_20_Content_5f__7e_LT_7e_Hintergrund" style:display-name="Title and Content_~LT~Hintergrund" style:family="paragraph">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Title_20_Only_7e_LT_7e_Gliederung_20_1" style:display-name="Title Only~LT~Gliederung 1" style:family="paragraph">
      <style:paragraph-properties fo:margin-top="0.4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Gill Sans MT" style:font-family-complex="'Gill Sans MT'" style:font-family-generic-complex="system" style:font-pitch-complex="variable" style:font-size-complex="12pt" style:text-emphasize="none"/>
    </style:style>
    <style:style style:name="Title_20_Only_7e_LT_7e_Gliederung_20_2" style:display-name="Title Only~LT~Gliederung 2" style:family="paragraph" style:parent-style-name="Title_20_Only_7e_LT_7e_Gliederung_20_1">
      <style:paragraph-properties fo:margin-top="0.3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Only_7e_LT_7e_Gliederung_20_3" style:display-name="Title Only~LT~Gliederung 3" style:family="paragraph" style:parent-style-name="Title_20_Only_7e_LT_7e_Gliederung_20_2">
      <style:paragraph-properties fo:margin-top="0.3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Only_7e_LT_7e_Gliederung_20_4" style:display-name="Title Only~LT~Gliederung 4" style:family="paragraph" style:parent-style-name="Title_20_Only_7e_LT_7e_Gliederung_20_3">
      <style:paragraph-properties fo:margin-top="0.1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Only_7e_LT_7e_Gliederung_20_5" style:display-name="Title Only~LT~Gliederung 5" style:family="paragraph" style:parent-style-name="Title_20_Only_7e_LT_7e_Gliederung_20_4">
      <style:paragraph-properties fo:margin-top="0.0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6" style:display-name="Title Only~LT~Gliederung 6" style:family="paragraph" style:parent-style-name="Title_20_Only_7e_LT_7e_Gliederung_20_5">
      <style:paragraph-properties fo:margin-top="0.0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7" style:display-name="Title Only~LT~Gliederung 7" style:family="paragraph" style:parent-style-name="Title_20_Only_7e_LT_7e_Gliederung_20_6">
      <style:paragraph-properties fo:margin-top="0.0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8" style:display-name="Title Only~LT~Gliederung 8" style:family="paragraph" style:parent-style-name="Title_20_Only_7e_LT_7e_Gliederung_20_7">
      <style:paragraph-properties fo:margin-top="0.0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9" style:display-name="Title Only~LT~Gliederung 9" style:family="paragraph" style:parent-style-name="Title_20_Only_7e_LT_7e_Gliederung_20_8">
      <style:paragraph-properties fo:margin-top="0.0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Titel" style:display-name="Title Only~LT~Titel" style:family="paragraph">
      <style:paragraph-properties style:line-height-at-least="0cm" fo:text-align="center" style:justify-single-word="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Gill Sans MT" style:font-family-complex="'Gill Sans MT'" style:font-family-generic-complex="system" style:font-pitch-complex="variable" style:font-size-complex="12pt" style:text-emphasize="none"/>
    </style:style>
    <style:style style:name="Title_20_Only_7e_LT_7e_Untertitel" style:display-name="Title Only~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Gill Sans MT" style:font-family-complex="'Gill Sans MT'" style:font-family-generic-complex="system" style:font-pitch-complex="variable" style:font-size-complex="12pt" style:text-emphasize="none"/>
    </style:style>
    <style:style style:name="Title_20_Only_7e_LT_7e_Notizen" style:display-name="Title Only~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Gill Sans MT" style:font-family-complex="'Gill Sans MT'" style:font-family-generic-complex="system" style:font-pitch-complex="variable" style:font-size-complex="12pt" style:text-emphasize="none"/>
    </style:style>
    <style:style style:name="Title_20_Only_7e_LT_7e_Hintergrundobjekte" style:display-name="Title Only~LT~Hintergrundobjekte" style:family="paragraph">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Title_20_Only_7e_LT_7e_Hintergrund" style:display-name="Title Only~LT~Hintergrund" style:family="paragraph">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Title_20_Slide_7e_LT_7e_Gliederung_20_1" style:display-name="Title Slide~LT~Gliederung 1" style:family="paragraph">
      <style:paragraph-properties fo:margin-top="0.4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Gill Sans MT" style:font-family-complex="'Gill Sans MT'" style:font-family-generic-complex="system" style:font-pitch-complex="variable" style:font-size-complex="12pt" style:text-emphasize="none"/>
    </style:style>
    <style:style style:name="Title_20_Slide_7e_LT_7e_Gliederung_20_2" style:display-name="Title Slide~LT~Gliederung 2" style:family="paragraph" style:parent-style-name="Title_20_Slide_7e_LT_7e_Gliederung_20_1">
      <style:paragraph-properties fo:margin-top="0.3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Slide_7e_LT_7e_Gliederung_20_3" style:display-name="Title Slide~LT~Gliederung 3" style:family="paragraph" style:parent-style-name="Title_20_Slide_7e_LT_7e_Gliederung_20_2">
      <style:paragraph-properties fo:margin-top="0.3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Slide_7e_LT_7e_Gliederung_20_4" style:display-name="Title Slide~LT~Gliederung 4" style:family="paragraph" style:parent-style-name="Title_20_Slide_7e_LT_7e_Gliederung_20_3">
      <style:paragraph-properties fo:margin-top="0.1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Slide_7e_LT_7e_Gliederung_20_5" style:display-name="Title Slide~LT~Gliederung 5" style:family="paragraph" style:parent-style-name="Title_20_Slide_7e_LT_7e_Gliederung_20_4">
      <style:paragraph-properties fo:margin-top="0.0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paragraph-properties fo:margin-top="0.0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paragraph-properties fo:margin-top="0.0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paragraph-properties fo:margin-top="0.0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paragraph-properties fo:margin-top="0.0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paragraph-properties style:line-height-at-least="0cm" fo:text-align="center" style:justify-single-word="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Gill Sans MT" style:font-family-complex="'Gill Sans MT'" style:font-family-generic-complex="system" style:font-pitch-complex="variable" style:font-size-complex="12pt" style:text-emphasize="none"/>
    </style:style>
    <style:style style:name="Title_20_Slide_7e_LT_7e_Untertitel" style:display-name="Title Slide~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Gill Sans MT" style:font-family-complex="'Gill Sans MT'" style:font-family-generic-complex="system" style:font-pitch-complex="variable" style:font-size-complex="12pt" style:text-emphasize="none"/>
    </style:style>
    <style:style style:name="Title_20_Slide_7e_LT_7e_Notizen" style:display-name="Title Slide~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Gill Sans MT" style:font-family-complex="'Gill Sans MT'" style:font-family-generic-complex="system" style:font-pitch-complex="variable" style:font-size-complex="12pt" style:text-emphasize="none"/>
    </style:style>
    <style:style style:name="Title_20_Slide_7e_LT_7e_Hintergrundobjekte" style:display-name="Title Slide~LT~Hintergrundobjekte" style:family="paragraph">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Title_20_Slide_7e_LT_7e_Hintergrund" style:display-name="Title Slide~LT~Hintergrund" style:family="paragraph">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Blank_7e_LT_7e_Gliederung_20_1" style:display-name="Blank~LT~Gliederung 1" style:family="paragraph">
      <style:paragraph-properties fo:margin-top="0.4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Gill Sans MT" style:font-family-complex="'Gill Sans MT'"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paragraph-properties fo:margin-top="0.3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Blank_7e_LT_7e_Gliederung_20_3" style:display-name="Blank~LT~Gliederung 3" style:family="paragraph" style:parent-style-name="Blank_7e_LT_7e_Gliederung_20_2">
      <style:paragraph-properties fo:margin-top="0.3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Blank_7e_LT_7e_Gliederung_20_4" style:display-name="Blank~LT~Gliederung 4" style:family="paragraph" style:parent-style-name="Blank_7e_LT_7e_Gliederung_20_3">
      <style:paragraph-properties fo:margin-top="0.1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Blank_7e_LT_7e_Gliederung_20_5" style:display-name="Blank~LT~Gliederung 5" style:family="paragraph" style:parent-style-name="Blank_7e_LT_7e_Gliederung_20_4">
      <style:paragraph-properties fo:margin-top="0.0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paragraph-properties fo:margin-top="0.0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paragraph-properties fo:margin-top="0.0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paragraph-properties fo:margin-top="0.0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paragraph-properties fo:margin-top="0.0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paragraph-properties style:line-height-at-least="0cm" fo:text-align="center" style:justify-single-word="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Gill Sans MT" style:font-family-complex="'Gill Sans MT'" style:font-family-generic-complex="system" style:font-pitch-complex="variable" style:font-size-complex="12pt" style:text-emphasize="none"/>
    </style:style>
    <style:style style:name="Blank_7e_LT_7e_Untertitel" style:display-name="Blank~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Gill Sans MT" style:font-family-complex="'Gill Sans MT'" style:font-family-generic-complex="system" style:font-pitch-complex="variable" style:font-size-complex="12pt" style:text-emphasize="none"/>
    </style:style>
    <style:style style:name="Blank_7e_LT_7e_Notizen" style:display-name="Blank~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Gill Sans MT" style:font-family-complex="'Gill Sans MT'" style:font-family-generic-complex="system" style:font-pitch-complex="variable" style:font-size-complex="12pt" style:text-emphasize="none"/>
    </style:style>
    <style:style style:name="Blank_7e_LT_7e_Hintergrundobjekte" style:display-name="Blank~LT~Hintergrundobjekte" style:family="paragraph">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Blank_7e_LT_7e_Hintergrund" style:display-name="Blank~LT~Hintergrund" style:family="paragraph">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avid </meta:initial-creator>
    <meta:creation-date>2013-06-21T10:15:57</meta:creation-date>
    <dc:date>2026-02-26T10:35:00.261513355</dc:date>
    <meta:editing-duration>P36DT6H44M30S</meta:editing-duration>
    <meta:editing-cycles>421</meta:editing-cycles>
    <meta:generator>LibreOffice/24.2.7.2$Linux_X86_64 LibreOffice_project/420$Build-2</meta:generator>
    <meta:print-date>2025-11-14T18:08:56.910748746</meta:print-date>
    <meta:printed-by>Fichiers PDF</meta:printed-by>
    <meta:document-statistic meta:table-count="0" meta:image-count="0" meta:object-count="0" meta:page-count="24" meta:paragraph-count="631" meta:word-count="3281" meta:character-count="26074" meta:non-whitespace-character-count="23213"/>
  </office:meta>
</office:document-meta>
</file>